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nsolas1" svg:font-family="Consolas" style:font-adornments="Kursiv" style:font-family-generic="modern" style:font-pitch="fixed"/>
    <style:font-face style:name="Consolas" svg:font-family="Consolas" style:font-adornments="Standard" style:font-family-generic="modern" style:font-pitch="fixed"/>
    <style:font-face style:name="Courier New" svg:font-family="'Courier New'" style:font-family-generic="modern" style:font-pitch="fixed"/>
    <style:font-face style:name="KaiTi" svg:font-family="KaiTi" style:font-adornments="Fett" style:font-family-generic="modern" style:font-pitch="fixed"/>
    <style:font-face style:name="Lucida Console" svg:font-family="'Lucida Console'" style:font-family-generic="modern" style:font-pitch="fixed"/>
    <style:font-face style:name="Consolas2" svg:font-family="Consolas" style:font-family-generic="swiss" style:font-pitch="fixed"/>
    <style:font-face style:name="Adobe Arabic" svg:font-family="'Adobe Arabic'" style:font-family-generic="roman" style:font-pitch="variable"/>
    <style:font-face style:name="Times New Roman" svg:font-family="'Times New Roman'" style:font-family-generic="roman" style:font-pitch="variable"/>
    <style:font-face style:name="Adobe Heiti Std R" svg:font-family="'Adobe Heiti Std R'" style:font-family-generic="swiss" style:font-pitch="variable"/>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Kursiv" style:font-family-generic="swiss" style:font-pitch="variable"/>
    <style:font-face style:name="Arial Black" svg:font-family="'Arial Black'" style:font-family-generic="swiss" style:font-pitch="variable"/>
    <style:font-face style:name="Arial Black1" svg:font-family="'Arial Black'" style:font-adornments="Standard" style:font-family-generic="swiss" style:font-pitch="variable"/>
    <style:font-face style:name="Calibri" svg:font-family="Calibri" style:font-family-generic="swiss" style:font-pitch="variable"/>
    <style:font-face style:name="Iskoola Pota" svg:font-family="'Iskoola Pota'" style:font-family-generic="swiss" style:font-pitch="variable"/>
    <style:font-face style:name="Iskoola Pota1" svg:font-family="'Iskoola Pota'"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dobe Arabic" fo:font-size="12pt" fo:font-weight="normal" fo:background-color="transparent" style:font-size-asian="12pt" style:font-weight-asian="normal" style:font-size-complex="12pt" style:font-weight-complex="normal"/>
    </style:style>
    <style:style style:name="P2" style:family="paragraph" style:parent-style-name="Standard">
      <style:text-properties style:font-name="Adobe Heiti Std R"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P3" style:family="paragraph" style:parent-style-name="Standard">
      <style:text-properties style:font-name="Adobe Heiti Std R" fo:font-size="10pt" fo:font-style="italic" fo:font-weight="normal" fo:background-color="transparent" style:font-size-asian="10pt" style:font-style-asian="italic" style:font-weight-asian="normal" style:font-size-complex="10pt" style:font-style-complex="italic" style:font-weight-complex="normal"/>
    </style:style>
    <style:style style:name="P4" style:family="paragraph" style:parent-style-name="Standard">
      <style:text-properties style:font-name="Adobe Heiti Std R" fo:font-size="10pt" fo:font-style="italic" fo:font-weight="normal" fo:background-color="#ffff00" style:font-size-asian="10pt" style:font-style-asian="italic" style:font-weight-asian="normal" style:font-size-complex="10pt" style:font-style-complex="italic" style:font-weight-complex="normal"/>
    </style:style>
    <style:style style:name="P5" style:family="paragraph" style:parent-style-name="Standard">
      <style:text-properties style:font-name="Iskoola Pota" fo:font-size="12pt" fo:font-weight="bold" fo:background-color="transparent" style:font-size-asian="12pt" style:font-weight-asian="bold" style:font-size-complex="12pt" style:font-weight-complex="bold"/>
    </style:style>
    <style:style style:name="P6" style:family="paragraph" style:parent-style-name="Standard">
      <style:text-properties style:font-name="Iskoola Pota" fo:font-size="12pt" fo:font-weight="bold" fo:background-color="#ff0000" style:font-size-asian="12pt" style:font-weight-asian="bold" style:font-size-complex="12pt" style:font-weight-complex="bold"/>
    </style:style>
    <style:style style:name="P7" style:family="paragraph" style:parent-style-name="Standard">
      <style:paragraph-properties fo:margin-top="0cm" fo:margin-bottom="0cm" fo:line-height="150%"/>
      <style:text-properties style:font-name="Iskoola Pota"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paragraph-properties fo:margin-top="0cm" fo:margin-bottom="0cm" fo:line-height="150%"/>
      <style:text-properties style:font-name="Iskoola Pota" fo:font-size="14pt" fo:font-weight="normal" style:font-size-asian="14pt" style:font-weight-asian="normal" style:font-size-complex="14pt" style:font-weight-complex="normal"/>
    </style:style>
    <style:style style:name="P9" style:family="paragraph" style:parent-style-name="Standard">
      <style:paragraph-properties fo:margin-top="0cm" fo:margin-bottom="0cm" fo:line-height="150%"/>
      <style:text-properties style:font-name="Iskoola Pota" fo:font-size="12pt" fo:font-weight="normal" fo:background-color="#ff0000" style:font-size-asian="12pt" style:font-weight-asian="normal" style:font-size-complex="12pt" style:font-weight-complex="normal"/>
    </style:style>
    <style:style style:name="P10" style:family="paragraph" style:parent-style-name="Standard">
      <style:paragraph-properties fo:margin-top="0cm" fo:margin-bottom="0cm" fo:line-height="150%"/>
      <style:text-properties style:font-name="Iskoola Pota" fo:font-size="12pt" fo:font-weight="normal" fo:background-color="#000080" style:font-size-asian="12pt" style:font-weight-asian="normal" style:font-size-complex="12pt" style:font-weight-complex="normal"/>
    </style:style>
    <style:style style:name="P11" style:family="paragraph" style:parent-style-name="Standard">
      <style:paragraph-properties fo:margin-top="0cm" fo:margin-bottom="0cm" fo:line-height="150%"/>
      <style:text-properties style:font-name="Arial Black1" fo:font-size="14pt" fo:font-weight="bold" fo:background-color="transparent" style:font-size-asian="14pt" style:font-weight-asian="bold" style:font-size-complex="14pt" style:font-weight-complex="bold"/>
    </style:style>
    <style:style style:name="P12" style:family="paragraph" style:parent-style-name="Standard">
      <style:paragraph-properties fo:margin-top="0cm" fo:margin-bottom="0cm" fo:line-height="150%"/>
      <style:text-properties style:font-name="Arial Black" fo:font-size="16pt" fo:font-weight="bold" style:font-size-asian="16pt" style:font-weight-asian="bold" style:font-size-complex="16pt" style:font-weight-complex="bold"/>
    </style:style>
    <style:style style:name="P13" style:family="paragraph" style:parent-style-name="Standard">
      <style:paragraph-properties fo:margin-top="0cm" fo:margin-bottom="0cm" fo:line-height="150%"/>
    </style:style>
    <style:style style:name="P14" style:family="paragraph" style:parent-style-name="Text_20_Running">
      <style:text-properties style:font-name="Iskoola Pota" style:font-name-complex="Iskoola Pota"/>
    </style:style>
    <style:style style:name="P15" style:family="paragraph" style:parent-style-name="Text_20_Running">
      <style:text-properties fo:background-color="#ffff00"/>
    </style:style>
    <style:style style:name="P16" style:family="paragraph" style:parent-style-name="Text_20_Running">
      <style:text-properties fo:background-color="#ff0000"/>
    </style:style>
    <style:style style:name="P17" style:family="paragraph" style:parent-style-name="Text_20_Running">
      <style:paragraph-properties fo:margin-left="0cm" fo:margin-right="0cm" fo:text-align="start" style:justify-single-word="false" fo:text-indent="0cm" style:auto-text-indent="false" style:text-autospace="none"/>
    </style:style>
    <style:style style:name="P18" style:family="paragraph" style:parent-style-name="Text_20_Running">
      <style:paragraph-properties fo:margin-left="0cm" fo:margin-right="0cm" fo:text-align="start" style:justify-single-word="false" fo:text-indent="0cm" style:auto-text-indent="false" style:text-autospace="none"/>
      <style:text-properties style:font-name="Consolas2" fo:font-size="10pt" style:font-name-asian="Consolas2" style:font-size-asian="10pt" style:font-name-complex="Consolas2" style:font-size-complex="10pt"/>
    </style:style>
    <style:style style:name="P19" style:family="paragraph" style:parent-style-name="CodeBlock">
      <style:paragraph-properties fo:margin-left="0cm" fo:margin-right="0cm" fo:text-align="start" style:justify-single-word="false" fo:text-indent="0cm" style:auto-text-indent="false" style:text-autospace="none"/>
      <style:text-properties style:font-name="Consolas2" fo:font-size="10pt" style:font-name-asian="Consolas2" style:font-size-asian="10pt" style:font-name-complex="Consolas2" style:font-size-complex="10pt"/>
    </style:style>
    <style:style style:name="P20" style:family="paragraph" style:parent-style-name="Standard" style:master-page-name="MP0">
      <style:paragraph-properties style:page-number="auto" fo:break-before="page"/>
    </style:style>
    <style:style style:name="T1" style:family="text">
      <style:text-properties style:font-name="Iskoola Pota"/>
    </style:style>
    <style:style style:name="T2" style:family="text">
      <style:text-properties style:font-name="Iskoola Pota" fo:font-size="12pt" fo:font-weight="normal" fo:background-color="#000080" style:font-size-asian="12pt" style:font-weight-asian="normal" style:font-size-complex="12pt"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Lucida Console" fo:font-size="10pt" style:font-size-asian="10pt" style:font-size-complex="10pt"/>
    </style:style>
    <style:style style:name="T6" style:family="text">
      <style:text-properties fo:background-color="#ff0000"/>
    </style:style>
    <style:style style:name="T7" style:family="text">
      <style:text-properties fo:background-color="#ff0000" style:font-name-asian="Consolas2" style:font-name-complex="Consolas2"/>
    </style:style>
    <style:style style:name="T8" style:family="text">
      <style:text-properties fo:font-style="normal" style:font-style-asian="normal" style:font-style-complex="normal"/>
    </style:style>
    <style:style style:name="T9" style:family="text">
      <style:text-properties style:text-underline-style="none"/>
    </style:style>
    <style:style style:name="T10" style:family="text">
      <style:text-properties style:text-underline-style="none" fo:background-color="#ffff00"/>
    </style:style>
    <style:style style:name="T11" style:family="text">
      <style:text-properties style:text-position="super 58%" style:text-underline-style="none"/>
    </style:style>
    <style:style style:name="T12" style:family="text">
      <style:text-properties fo:background-color="transparent"/>
    </style:style>
    <style:style style:name="T13" style:family="text">
      <style:text-properties fo:background-color="transparent" style:font-name-asian="Consolas2" style:font-name-complex="Consolas2"/>
    </style:style>
    <style:style style:name="T14" style:family="text">
      <style:text-properties fo:color="#ffffff"/>
    </style:style>
    <style:style style:name="T15" style:family="text">
      <style:text-properties fo:color="#ffffff" fo:background-color="#000080" style:font-name-asian="Consolas2" style:font-name-complex="Consolas2"/>
    </style:style>
    <style:style style:name="T16" style:family="text">
      <style:text-properties fo:background-color="#ffff00"/>
    </style:style>
    <style:style style:name="T17" style:family="text">
      <style:text-properties fo:background-color="#ffff00" style:font-name-asian="Consolas2" style:font-name-complex="Consolas2"/>
    </style:style>
    <style:style style:name="T18" style:family="text">
      <style:text-properties style:font-name-asian="Consolas2" style:font-name-complex="Consolas2"/>
    </style:style>
    <style:style style:name="T19" style:family="text">
      <style:text-properties fo:background-color="#ffff99"/>
    </style:style>
    <style:style style:name="T20" style:family="text">
      <style:text-properties fo:color="#f8f8f2" style:font-name="Consolas2" fo:font-size="10pt" style:font-name-asian="Consolas2" style:font-size-asian="10pt" style:font-name-complex="Consolas2" style:font-size-complex="10pt"/>
    </style:style>
    <style:style style:name="T21" style:family="text">
      <style:text-properties fo:font-style="italic" style:font-name-asian="Consolas2" style:font-style-asian="italic" style:font-name-complex="Consolas2" style:font-style-complex="italic"/>
    </style:style>
    <style:style style:name="T22" style:family="text">
      <style:text-properties fo:font-style="italic" style:font-style-asian="italic" style:font-style-complex="italic"/>
    </style:style>
    <style:style style:name="T23" style:family="text">
      <style:text-properties style:font-name-complex="Iskoola Pota"/>
    </style:style>
    <style:style style:name="T24" style:family="text">
      <style:text-properties fo:color="#000000" fo:background-color="transparent" style:font-name-asian="Consolas2" style:font-name-complex="Consolas2"/>
    </style:style>
    <style:style style:name="T25" style:family="text">
      <style:text-properties style:text-underline-style="solid" style:text-underline-width="auto" style:text-underline-color="font-color" style:font-name-asian="Consolas2" style:font-name-complex="Consolas2"/>
    </style:style>
    <style:style style:name="T26" style:family="text">
      <style:text-properties fo:color="#75715e" style:font-name="Consolas2" fo:font-size="10pt" style:font-name-asian="Consolas2" style:font-size-asian="10pt" style:font-name-complex="Consolas2"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Heading_20_1">1. Vorwort</text:span></text:p>
      <text:p text:style-name="Standard"><text:span text:style-name="Heading_20_2"/></text:p>
      <text:p text:style-name="Standard"><text:span text:style-name="Heading_20_2">1.1 Motivation der Arbeit</text:span></text:p>
      <text:p text:style-name="P13"/>
      <text:p text:style-name="P14"><text:span text:style-name="Text_20_Running">Meine Abschlussarbeit im Studiengang "Media Engineering" an der Georg-Simon-Ohm Hochschule dreht sich um die Entwicklung einer web-basierten Video- und Computerspieldatenbank, die mit Hilfe des Web Application Frameworks </text:span></text:p>
      <text:p text:style-name="P14"><text:span text:style-name="Text_20_Running">"Ruby on Rails" (3.1) realisiert wurde.</text:span></text:p>
      <text:p text:style-name="Text_20_Running"><text:span text:style-name="Text_20_Running"><text:span text:style-name="T23">Die angestrebte Webapplikation soll als Nachschlagewerk dienen, in dem sämtliche je kommerziell veröffentlichten Video- und Computerspiele eingetragen und dabei mit den essentiellen Eckdaten ausgewiesen sind. Zu diesem Thema existiert bereits ein entsprechendes Webportal (</text:span></text:span><text:a xlink:type="simple" xlink:href="http://www.ogdb.de/" office:target-frame-name="_top" xlink:show="replace"><text:span text:style-name="Hyperlink"><text:span text:style-name="T23">www.ogdb.de</text:span></text:span></text:a><text:span text:style-name="Text_20_Running"><text:span text:style-name="T23">), das jedoch einerseits im Design höchst obsolet erscheint und andererseits ein Nutzungsfeature missen lässt, das ich persönlich für unentbehrlich erachte, nämlich eine Möglichkeit zur Bewertung der Spiele. Es soll möglich zu jedem Spiel als eingeloggter User eine Wertung abzugeben und auch eine Durchschnittswertung zu ersehen, die sich aus der Gesamtheit aller abgegebenen Wertungen ergibt und damit den Ruf eines Spieles wiedergibt. Des Weiteren soll das Layout den gängigen Standards modernen Webdesigns angepasst und von aktuellen Frontend Technologien <text:s/>unterstützt werden um eine hohe Userexperience/Nutzerfreundlichkeit zu gewährleisten.</text:span></text:span></text:p>
      <text:p text:style-name="Text_20_Running"><text:span text:style-name="Text_20_Running">Somit bilden die Bewertungsfunktion und ein modernes Weblayout die Kernpunkte meiner Motivation diese Applikation zu realisieren. Aufgrund der jedoch hier in Deutschland präsenten Indizierungsproblematik ist das öffentliche Bewerten von Spielen, die auf dem Index stehen verboten, weshalb die Seite juristisch gesehen letztlich nicht veröffentlicht werden dürfte. Daher wird im Rahmen dieser Arbeit von einem Deployment abgesehen und der Fokus auf die Entwicklung gelegt. Dennoch wird die Seite weitestgehend als vollwertige Applikation behandelt und durch den Projektnamen „GameHawks“ einen gewissen Aufwand in Sachen Artwork und Illustration erfahren, um repräsentativ für ein ernsthaftes Release zu stehen.</text:span></text:p>
      <text:p text:style-name="Text_20_Running"><text:span text:style-name="Heading_20_2"/></text:p>
      <text:p text:style-name="Heading_20__28_user_29_"><text:span text:style-name="Heading_20_2">1.2 Warum „Ruby on Rails“ ?</text:span></text:p>
      <text:p text:style-name="Heading_20__28_user_29_"/>
      <text:p text:style-name="Text_20_Running"><text:soft-page-break/><text:span text:style-name="Text_20_Running">Wie bereits erwähnt wird für die Realisierung des Projektes das Open-Source Web Application Framework „Ruby on Rails“ (in der Version 3.1) verwendet deren Nutzung und Bewertung ebenfalls einen essentiellen Bestandteil dieser Arbeit ausmacht. </text:span></text:p>
      <text:p text:style-name="Text_20_Running"><text:span text:style-name="Text_20_Running">Die Wahl fiel auf „Ruby on Rails“ da das Framework in der Web-Entwicklungsszene seit der Erstveröffentlichung im Jahre 2004 sich sehr schnell Präsenz und die Aufmerksamkeit von </text:span><text:span text:style-name="Text_20_Running">PHP- und Java-Entwicklern erkämpft hatte. „Rails“ genießt unter Kennern einen sehr guten Ruf und gilt dank zahlreicher vorimplementierter Skripte und der verwendeten Programmiersprache „Ruby“ als wesentlich entwicklerfreundlicher als beispielsweise PHP-basierte Frameworks. „Ruby on Rails“ ist kompakt, übersichtlich und konsequent in der Einhaltung von Namenskonventionen und Automatisierung. Es bietet dem Entwickler sehr viel Komfort und grundlegende Nutzungsfeatures, die in anderen Frameworks erst selbstständig geschrieben werden müssten. Somit machte „Ruby on Rails“ auf mich persönlich einen sehr einsteigerfreundlichen Eindruck und überzeugte mich es einem PHP-basierten Framework vorzuziehen. </text:span></text:p>
      <text:p text:style-name="Text_20_Running"><text:span text:style-name="Text_20_Running">Den wichtigsten Entscheidungsgrund aber bildet vor allem die Tatsache, dass Rails trotz der genannten Vorteile im Vergleich eher selten genutzt wird und derzeit noch als elitäre Randerscheinung verbleibt, der zudem der Ruf anlastet, dass die Seiten, die in Rails entwickelt wurden nicht sonderlich Skalierbar seien (bedeutet, es könne kein großer Traffic, keine großen Nutzergruppen und Anfragen gehandelt werden). </text:span></text:p>
      <text:p text:style-name="Text_20_Running"><text:span text:style-name="Text_20_Running">Ein Vorwurf, der in der Anfangszeit von Rails durchaus gerechtfertigt war, mittlerweile jedoch nicht mehr angebracht ist, da die Entwicklergemeinde mit der Veröffentlichung späterer Versionen dieses Manko berücksichtigt hat und schließlich Webseiten entwickelt werden konnten, bei denen durchaus eine hoher Userzahl gemanaged werden konnte, wie es an den <text:s/>Beispielen </text:span><text:a xlink:type="simple" xlink:href="http://www.xing.com/" office:target-frame-name="_top" xlink:show="replace"><text:span text:style-name="Hyperlink">www.xing.com</text:span></text:a><text:span text:style-name="Text_20_Running"> <text:s/>oder </text:span><text:a xlink:type="simple" xlink:href="http://www.twitter.com/"><text:span text:style-name="Hyperlink">www.twitter.com</text:span></text:a><text:span text:style-name="Text_20_Running"> zu sehen ist.</text:span></text:p>
      <text:p text:style-name="P15"><text:span text:style-name="Text_20_Running"><text:span text:style-name="T6">Der geringen Verbreitung von Rails liegt auch zu Grunde, dass in den Lehrplänen der Georg-Simon-Ohm Hochschule das Framework nirgends referenziert wird und daher bietet sich eine Abschlussarbeit hervorragend um dessen Effizienz unter Beweis zu stellen und es als Lehrfach für angehende Webentwickler an der Hochschule zu etablieren.</text:span></text:span></text:p>
      <text:p text:style-name="P16"><text:span text:style-name="Text_20_Running"><text:span text:style-name="T6">Prüfen auf Tauglichkeit</text:span></text:span></text:p>
      <text:p text:style-name="Text_20_Running"/>
      <text:p text:style-name="P12"/>
      <text:p text:style-name="Standard"><text:span text:style-name="Heading_20_1">2. Planung</text:span></text:p>
      <text:p text:style-name="Standard"><text:span text:style-name="Heading_20_2"/></text:p>
      <text:p text:style-name="Standard"><text:soft-page-break/><text:span text:style-name="Heading_20_2">2.1 Anforderungen an der Applikation</text:span></text:p>
      <text:p text:style-name="P8"/>
      <text:p text:style-name="Text_20_Running"><text:span text:style-name="Text_20_Running">Die Mindestanforderungen umfassen eine Website, die dem Besucher die Möglichkeit gibt Einträge von Video- und Computerspielen mit all ihren Eckdaten einzusehen und als </text:span><text:span text:style-name="Text_20_Running">eingeloggter User auch selbstständig neue Einträge zu verfassen, sowie die jeweiligen Spiele zu bewerten, eine Kritik zu verfassen und das jeweilige Spiel in die persönliche Besitzliste auf der Profilseite hinzuzufügen. Hierfür wurden folgende Use Cases definiert:</text:span></text:p>
      <text:p text:style-name="Text_20_Running"/>
      <text:p text:style-name="Standard"><text:span text:style-name="Heading_20_4">Szenario 1.1 - </text:span><text:span text:style-name="Heading_20_4"><text:span text:style-name="T3">Besucher möchte einen Speileintrag ansehen</text:span></text:span></text:p>
      <text:p text:style-name="P2">Aufruf der Startseite -&gt; <text:s/>Eingabe des gesuchten Titels in das Suchfeld -&gt; Liste mit Suchergebnissen -&gt; Klick auf gesuchten Titel -&gt; Ansicht der Detailseite des Spiels</text:p>
      <text:p text:style-name="P1"/>
      <text:p text:style-name="Standard"><text:span text:style-name="Heading_20_4">Szenario 1.2 - </text:span><text:span text:style-name="Heading_20_4"><text:span text:style-name="T3">Besucher möchte ein Review zu einem Spiel lesen</text:span></text:span></text:p>
      <text:p text:style-name="P3">Szenario 1.1 -&gt; Liste mit Reviews angegeben mit jeweiligen Usernamen <text:s/>-&gt; <text:span text:style-name="T19">Klick auf Usernamen -&gt;</text:span></text:p>
      <text:p text:style-name="P4">Ansicht der Seite mit dem Review des angeklickten Nutzers</text:p>
      <text:p text:style-name="Standard"><text:span text:style-name="Heading_20_4"/></text:p>
      <text:p text:style-name="Standard"><text:span text:style-name="Heading_20_4">Szenario 1.3 - </text:span><text:span text:style-name="Heading_20_4"><text:span text:style-name="T3">Besucher möchte eine Liste aller registrierten User einsehen</text:span></text:span></text:p>
      <text:p text:style-name="P3">Klick auf „User-Center“ -&gt; Sofern nicht engeloggt, Redirect zum Login -&gt; Liste mit allen registrierten Usern</text:p>
      <text:p text:style-name="P3"/>
      <text:p text:style-name="Standard"><text:span text:style-name="Heading_20_4">Szenario 2.1 - </text:span><text:span text:style-name="Heading_20_4"><text:span text:style-name="T3">Besucher möchte sich registrieren</text:span></text:span></text:p>
      <text:p text:style-name="P3">Aufruf der Startseite -&gt; Klick auf "Registrieren" -&gt; Ausfüllen des Registrierungsformulars -&gt;</text:p>
      <text:p text:style-name="P3">Absenden -&gt; Redirect zur Startseite</text:p>
      <text:p text:style-name="P1"/>
      <text:p text:style-name="Standard"><text:span text:style-name="Heading_20_4">Szenario 2.2 - </text:span><text:span text:style-name="Heading_20_4"><text:span text:style-name="T3">Besucher möchte sich einloggen</text:span></text:span></text:p>
      <text:p text:style-name="P4">Klick auf Login -&gt; <text:s/>Ansicht mit Login Formular -&gt;</text:p>
      <text:p text:style-name="P4">Ausfüllen des Loginformulars -&gt; Absenden <text:s/>-&gt;</text:p>
      <text:p text:style-name="P4">Redirect zu Home und ist eingeloggt</text:p>
      <text:p text:style-name="P5"><text:soft-page-break/></text:p>
      <text:p text:style-name="P6">Szenario 3.2 login redirect</text:p>
      <text:p text:style-name="P5"/>
      <text:p text:style-name="Standard"><text:span text:style-name="Heading_20_4">Szenario 3.1 - </text:span><text:span text:style-name="Heading_20_4"><text:span text:style-name="T3">Besucher möchte ein Spiel bewerten</text:span></text:span></text:p>
      <text:p text:style-name="P3">Szenario 1.1 -&gt; Sofern nicht eingeloggt, Redirect zum Login -&gt; Klick auf die gewünschte Bewertungseinheit -&gt; Bewertungsansicht wird sofort aktualisiert, Rest der Seite wird nicht neu geladen</text:p>
      <text:p text:style-name="P1"/>
      <text:p text:style-name="Standard"><text:span text:style-name="Heading_20_4">Szenario 3.2 - </text:span><text:span text:style-name="Heading_20_4"><text:span text:style-name="T3">Besucher möchte zu einem Spiel eine Kritik verfassen</text:span></text:span></text:p>
      <text:p text:style-name="P3">Szenario 1.1 -&gt; Klick auf "Review verfassen" -&gt; Sofern nicht eingeloggt, Redirect zum Login -&gt;</text:p>
      <text:p text:style-name="P3">Ansicht des Eintragungsformulars mit Text feld -&gt; Absenden -&gt;</text:p>
      <text:p text:style-name="P3">Ansicht der Spieldetailseite mit aktualisierter Liste an Reviews</text:p>
      <text:p text:style-name="P1"/>
      <text:p text:style-name="Standard"><text:span text:style-name="Heading_20_4">Szenario 4.1 - </text:span><text:span text:style-name="Heading_20_4"><text:span text:style-name="T3">Besucher möchte ein neues Spiel in die Datenbank eintragen</text:span></text:span></text:p>
      <text:p text:style-name="P3">Aufruf der Startseite -&gt; Klick auf "Neues Spiel eintragen" -&gt;</text:p>
      <text:p text:style-name="P3">Sofern nicht eingeloggt, Redirect zum Login-&gt;</text:p>
      <text:p text:style-name="P3">Ansicht des Eingabeformulars -&gt; Absenden -&gt; </text:p>
      <text:p text:style-name="P3">Redirect zum eben eingetragenen Spiel</text:p>
      <text:p text:style-name="P1"/>
      <text:p text:style-name="Standard"><text:span text:style-name="Heading_20_4">Szenario 4.2 - </text:span><text:span text:style-name="Heading_20_4"><text:span text:style-name="T3">Besucher möchte ein ein Spiel in seine Favoritenliste eintragen</text:span></text:span></text:p>
      <text:p text:style-name="P3">Szenario 1.1 -&gt; Klick auf "Spiel zur Favoritenliste hinzufügen" -&gt;</text:p>
      <text:p text:style-name="P3">Sofern nicht eingeloggt, Hinweis und Szenario 2.2</text:p>
      <text:p text:style-name="P1"/>
      <text:p text:style-name="Standard"><text:span text:style-name="Heading_20_4">Szenario 4.3 - </text:span><text:span text:style-name="Heading_20_4"><text:span text:style-name="T3">Besucher möchte seine Favoritenliste einsehen</text:span></text:span></text:p>
      <text:p text:style-name="P3">Klick auf "Profil" -&gt; Klick auf "Spiel zur Favoritenliste hinzufügen"</text:p>
      <text:p text:style-name="P3"/>
      <text:p text:style-name="Standard"><text:span text:style-name="Heading_20_4">Szenario 4.4 - </text:span><text:span text:style-name="Heading_20_4"><text:span text:style-name="T3">Besucher möchte <text:s/>eine Liste all seiner verfassten Reviews einsehen</text:span></text:span></text:p>
      <text:p text:style-name="P3"><text:soft-page-break/>Klick auf "Profil" -&gt; Klick auf "Spiel zur Favoritenliste hinzufügen"</text:p>
      <text:p text:style-name="P10">Bild Use CASES</text:p>
      <text:p text:style-name="P13"><text:span text:style-name="Heading_20_2"><text:span text:style-name="T2"/></text:span></text:p>
      <text:p text:style-name="P13"><text:span text:style-name="Heading_20_2">2.2 Das Datenbankschema</text:span></text:p>
      <text:p text:style-name="P7"/>
      <text:p text:style-name="Text_20_Running"><text:span text:style-name="Text_20_Running">Damit Eintragungsmöglichkeiten, wie in den Uses Cases beschrieben möglich sind, benötigt die Datenbank mehrere Tabellen von den geforderten Objekt Typen, die auch in einer sinnvollen Relation zueinander definiert werden müssen. Diese Objekt Typen werden in </text:span><text:span text:style-name="Text_20_Running">sogenannten Models definiert, und bilden die zentrale Instanz für Validierungen und Relationen von Tabellen (mehr zu Models in Kapitel 3).</text:span></text:p>
      <text:p text:style-name="Text_20_Running"><text:span text:style-name="Text_20_Running">So wird also ein User Model definiert, das die Grundlage für Registrierung und Login bildet und ein Game Model, das den Eintrag von Spielen in die Datenbank ermöglicht.</text:span></text:p>
      <text:p text:style-name="Text_20_Running"><text:span text:style-name="Text_20_Running">Ein User verfügt über einmalige Attribute wie „Name“, „email“, „password_digest“, das heißt jedes dieser Tabellenfelder erwartet genau einen Wert, denn ein User soll nur einen Namen, nur eine Email-Adresse und auch nur ein Passwort haben dürfen.</text:span></text:p>
      <text:p text:style-name="Text_20_Running"><text:span text:style-name="Text_20_Running">Wertungen hingegen soll der User sinngemäß mehrere abgeben können, da es eben auch mehrere Spiele geben soll, die zur Bewertung zur Verfügung stehen. Da es sich also um mehrere Werte handelt, können diese nicht von einem einzigen Tabellenfeld angeführt werden und müssen in einer eigenen Tabelle „Rating“ organisiert werden, die den Bezug zwischen dem User (Bewerter) und dem Game (zu bewertendes Objekt) herstellt.</text:span></text:p>
      <text:p text:style-name="Text_20_Running"><text:span text:style-name="Text_20_Running">Die semantische Datenbankmodellierung sieht vor, dass ein User mehrere Wertungen abgeben kann und wiederum ein „Rating“ nur zu einem bestimmten User gehört, was also einer 1:n Beziehung entspricht. Äquivalent dazu verhält es sich mit dem Game Model, da jedes Spiel mehrere Wertungen haben kann, aber jede einzelne Wertung kann nur einem bestimmten Spiel zugeordnet werden, da durch das Vorhandensein eines eigenen Models jede Bewertung auch von der Datenbank mit einer eigenen Identifizierungsnummer versehen wird.</text:span></text:p>
      <text:p text:style-name="Text_20_Running"><text:span text:style-name="Text_20_Running"/></text:p>
      <text:p text:style-name="Text_20_Running"><text:span text:style-name="Text_20_Running">Neben der Bewertung soll es einem User auch möglich sein für jedes Spiel eine Kritik zu verfassen, die wiederum eindeutig identifizierbar ist und genau einem User und einem Game zugeordnet werden kann, womit das Review Model dieselbe Datenbankrelation benötigt wie das Rating Model. Und das letzte große Nutzungsfeature, nämlich das Hinzufügen der Spiele in eine persönliche Besitz-Liste erfordert ebenfalls ein eigenes Model „Gamerelations“, das direkte Beziehungen zwischen User und Spielen herstellt, was letztlich genauso eine 1:n Relation, wie die beiden anderen Support-Models.</text:span></text:p>
      <text:p text:style-name="Text_20_Running"><text:soft-page-break/><text:span text:style-name="Text_20_Running"/></text:p>
      <text:p text:style-name="Text_20_Running"><text:span text:style-name="Text_20_Running">Die folgende Grafik veranschaulicht das komplette Datenbankschema samt aller Attribute für jedes Tabellenfeld und deren Relationen zueinander. Um die Nähe zu „Ruby on Rails“ zu wahren wurde hierbei nicht die übliche UML-Semantik gewählt sondern für die in Rails verwendeten vordefinierten Hilfsmethoden zur Festlegung von Relationen.</text:span></text:p>
      <text:p text:style-name="Text_20_Running"/>
      <text:p text:style-name="P10">Bild vom Datenbankschema</text:p>
      <text:p text:style-name="P9"/>
      <text:p text:style-name="Text_20_Running"><text:span text:style-name="Text_20_Running">Das Schema der Games-Tabelle bedarf an dieser Stelle einer besonderen Erklärung, da diese im Rahmen dieser Projektarbeit zu Gunsten der anderen Features aus Zeitgründen nicht vollständig ausgearbeitet wurde. Ein Teil der Konzeptionsarbeit bestand darin eine klare </text:span><text:span text:style-name="Text_20_Running">Definition für das Objekt „Game“ festzulegen. Grundsätzlich anvisiert wurden sämtliche Video- und Computerspiele, die je für eine kommerzielle Plattform publiziert wurden. Die Problematik bei der Eingrenzung und Bestimmung eines konkreten Titels liegt dabei in der Diskrepanz unterschiedlicher Versionen eines Spieles. Während aktuelle Multi-Plattform-Titel durchgehend homogenisiert sind weisen solche Spiele aus den 90er Jahren teilweise erhebliche Unterschiede in Qualität und Content auf, insbesondere Portierungen von PC auf Konsole. Hinzu kommt die Rehabilitation diverser Spieleklassiker in einer neuen HD-Auflage als Downloacontent. Viele dieser „abgezweigten“ Spiele rechtfertigen einen eigenen Spieleeintrag, doch im Rahmen dieser Projektarbeit wurde konsequent jede Form von Mehrdeutigkeit vermieden, sodass unterschiedliche Spiele-Versionen unter einem Objekt-Titel gehalten werden. Hierdurch ergeben sich zusätzliche Anforderungen am Datenbankdesign, die wegen der limitierten Zeit und dem Fokus auf andere Schwerpunkte im Rahmen dieser Arbeit nicht berücksichtigt wurden. Zum einen sollte es eine Möglichkeit geben unterschiedliche Versionen und Veröffentlichungen eines Spieles im jeweiligen Haupteintrag zu vermerken. In diesem Falle wäre eine weitere Tabelle nötig, die der Games-Tabelle unterliegt. Zum anderen müssten unabhängig von unterschiedlichen Versionen für diverse Tabellen-Attribute wie „Genre“ oder „Plattform“ Hilfstabellen erstellt werden, da diese Felder in der Regel mehr als nur einen Eintrag haben können. Ohne die Verwendung einer Hilfstabelle müsste in Tabellenspalten, die mehr als eine Wert erwarten können, all diese Angaben in eine Zelle, als eine einzige fortlaufende Zeichenkette eingetragen werden. Eine eigene Hilfstabelle für solche Spalten macht es möglich jede Angabe in einer eigenen Zelle mit eigener Identifikationsnummer abzuspeichern. Dies wäre auch eine gute Grundlage um legitime Angabemöglichkeiten vorzudefinieren und diese beispielsweise über Checkboxen zur Verfügung zu stellen, um die Einheitlichkeit eines immer wieder </text:span><text:soft-page-break/><text:span text:style-name="Text_20_Running">vorkommenden Wertes zu wahren. Ansonsten würde die Inkonsequenz bestehen, dass zwei Titel, die auf derselben Plattform erschienen sind, unterschiedliche Eingaben haben, weil ein User „PlayStation2“ eingab, ein anderer jedoch „PS2“.</text:span></text:p>
      <text:p text:style-name="Text_20_Running"><text:span text:style-name="Text_20_Running">Dieses Datenbankschema müsste konsequent auf alle anderen dafür berufenen Attribute im Sinne einer guten Usability angewandt werden, doch da der Fokus dieser Arbeit in anderen </text:span><text:span text:style-name="Text_20_Running">Kernfeatures und der Nutzung des Frameworks liegt, wurde es a</text:span><text:span text:style-name="Text_20_Running"><text:span text:style-name="T16">usgespart und bleibt damit aber ein attraktives Entwicklungsziel, das außerhalb der Projektarbeit realisiert werden kann</text:span></text:span><text:span text:style-name="Text_20_Running">.</text:span></text:p>
      <text:p text:style-name="Text_20_Running"/>
      <text:p text:style-name="Standard"><text:span text:style-name="Heading_20_1"/></text:p>
      <text:p text:style-name="Standard"><text:span text:style-name="Heading_20_1"/></text:p>
      <text:p text:style-name="Standard"><text:span text:style-name="Heading_20_1">3. Einführung in „Ruby on Rails“</text:span></text:p>
      <text:p text:style-name="P11"/>
      <text:p text:style-name="Text_20_Running"><text:span text:style-name="Text_20_Running">Um den Entwicklungsprozess der Applikation in Kapitel 4 besser nachvollziehen zu können, soll in diesem Kapitel zunächst das verwendete Framework grob umrissen und in seinen wesentlichen Eigenschaften erläutert werden.</text:span></text:p>
      <text:p text:style-name="Text_20_Running"><text:span text:style-name="Heading_20_2"/></text:p>
      <text:p text:style-name="Heading_20__28_user_29_"><text:span text:style-name="Heading_20_2">3.1 Geschichte</text:span></text:p>
      <text:p text:style-name="Heading_20__28_user_29_"/>
      <text:p text:style-name="Text_20_Running"><text:span text:style-name="Text_20_Running"><text:span text:style-name="T9">„Ruby on Rails“ ist ein open source Software-Framework, das dazu dient dynamische und datenbankbasierte Webanwendungen in einem organisierten Rahmen zu entwickeln und dabei die Wiederholung von routinierten Basistätigkeiten minimiert. Es wurde ursprünglich von dem Dänen David Heinemeier Hansson in der Programmiersprache „Ruby“ geschrieben und erstmals im Juli 2004 der Öffentlichkeit vorgestellt1. Die Programmiersprache „Ruby“ selbst wurde bereits 1995 vom Japaner Yukihiro Matsumoto entworfen, und erfuhr seitdem eine zunehmende Resonanz in der Entwicklergemeinde, wobei der entscheidende Popularitätsschub erst mit „Ruby on Rails“ erfolgte.</text:span></text:span></text:p>
      <text:p text:style-name="Text_20_Running"><text:span text:style-name="Text_20_Running"><text:span text:style-name="T9">Ruby ist vollständig objektorientiert und geht sogar soweit, dass selbst Zahlen und primitive Typen als Objekte gehandhabt werden. In Ruby ist alles ein Objekt. Das heißt jedes Stück Information kann eigene Eigenschaften und Aktionen besitzen</text:span></text:span><text:span text:style-name="Hochzahl"><text:span text:style-name="T9">2</text:span></text:span><text:span text:style-name="Text_20_Running"><text:span text:style-name="T9">. Ein Ansatz der dem „Active Record“- Modul in Rails zugute kommt (</text:span></text:span><text:span text:style-name="Text_20_Running"><text:span text:style-name="T10">mehr dazu in Kapitel 3.x</text:span></text:span><text:span text:style-name="Text_20_Running"><text:span text:style-name="T9">). Darüber hinaus ist Ruby interpretiert und die Syntax an die menschliche Sprache angelehnt, was bedeutet, dass </text:span></text:span><text:soft-page-break/><text:span text:style-name="Text_20_Running"><text:span text:style-name="T9">typischer Ruby Code sich beinahe wie Text liest und selbst von einem Nicht-Programmierer verstanden werden könnte.</text:span></text:span></text:p>
      <text:p text:style-name="Text_20_Running"><text:span text:style-name="Text_20_Running"><text:span text:style-name="T9">Für die Entwicklung des Frameworks „Ruby on Rails“ wurde Hansson 2005 mit dem Open-Source-Award „Best Hacker“ und 2006 für Rails 1.0 mit dem 16</text:span></text:span><text:span text:style-name="Text_20_Running"><text:span text:style-name="T11">th</text:span></text:span><text:span text:style-name="Text_20_Running"><text:span text:style-name="T9"> Jolt Product Excellence Award „Software Development“ ausgezeichnet</text:span></text:span><text:span text:style-name="Hochzahl"><text:span text:style-name="T9">3</text:span></text:span><text:span text:style-name="Text_20_Running"><text:span text:style-name="T9">.</text:span></text:span></text:p>
      <text:p text:style-name="Text_20_Running"><text:span text:style-name="Text_20_Running"><text:span text:style-name="T9"/></text:span></text:p>
      <text:p text:style-name="Heading_20__28_user_29_"><text:span text:style-name="Heading_20_2">3.2 Aufbau und Konzept</text:span></text:p>
      <text:p text:style-name="Heading_20__28_user_29_"/>
      <text:p text:style-name="Text_20_Running"><text:span text:style-name="Text_20_Running">Der Grundgedanke von „Ruby on Rails“ ist es dem Entwickler die Arbeit abzunehmen, die <text:s/>das Vorbereiten und Konfigurieren von zahlreichen Skriptdateien erfordert, um diese miteinander kommunizieren zu lassen. Rails baut dabei auf dem J2EE Standard auf und folgt <text:s/>dem Architekturmuster „Model-View-Controller“, sowie zwei zentralen Paradigmen um die angestrebte Einfachheit zu gewährleisten: „Don't Repeat yourself“ (oft als das „DRY“-Prinzip abgekürzt) und „Convention over Configuration“.</text:span></text:p>
      <text:p text:style-name="Text_20_Running"><text:span text:style-name="Text_20_Running"/></text:p>
      <text:p text:style-name="Heading_20__28_user_29_"><text:span text:style-name="Heading_20_3">„Model - View - Controller“</text:span></text:p>
      <text:p text:style-name="Text_20_Running"><text:span text:style-name="Text_20_Running">Das MVC-Entwurfsmuster ist darauf ausgelegt die wesentlichen Bestandteile (wie in diesem Falle) einer Webapplikation das Modell (model), die Präsentation (view) und die Steuerung (controller) sauber und unabhängig voneinander zu trennen um flexibler Erweiterungen vornehmen zu können. Bei einem Model handelt es sich um eine Objekt-Klasse (in Rails natürlich eine Ruby-Klasse), die stellvertretend für die zugehörige Tabelle steht und ist für die Datenbeschaffung zuständig. Es ist die Instanz, die mit der Datenbank interagiert und über Anfragen des controllers Daten aus der Datenbank fischt, aber auch diese durch Insert- oder Drop-Befehle entsprechend aktualisiert. Über das Model werden auch die Beziehungen einzelner Tabellen zueinander, Validierungsvorgaben sowie ein Teil der Geschäftslogik definiert. Die Präsentation (View) stellt die Schnittstelle vom Enduser zur Applikation dar. Sie visualisiert die Daten und Interaktionsfeatures wie z.B. Navigationsbuttons.</text:span></text:p>
      <text:p text:style-name="Text_20_Running"><text:span text:style-name="Text_20_Running">Der Controller bildet die Steuerzentrale einer Applikation und reicht Anfragen vom Client an das Model weiter und sendet die Daten in einer entsprechenden View an den Client zurück.</text:span></text:p>
      <text:p text:style-name="Text_20_Running"><text:span text:style-name="Text_20_Running">Wie das MVC Muster in Rails genau funktioniert, wird am Ende des Kapitels erläutert.</text:span></text:p>
      <text:p text:style-name="Text_20_Running"><text:span text:style-name="Text_20_Running"/></text:p>
      <text:p text:style-name="Text_20_Running"><text:span text:style-name="Text_20_Running"/></text:p>
      <text:p text:style-name="Heading_20__28_user_29_"><text:span text:style-name="Heading_20_3">„Don't Repeat Yourself“</text:span></text:p>
      <text:p text:style-name="Text_20_Running"><text:span text:style-name="Text_20_Running">Das DRY-Prinzip zielt darauf ab Informationen einmalig zu definieren und Redundanz nach Möglichkeit zu vermeiden indem ein mehrfach zu gebrauchender Code-Block an einer </text:span><text:soft-page-break/><text:span text:style-name="Text_20_Running">primären Stelle definiert und bei Verwendung an der benötigten Stelle schlicht referenziert wird. Dadurch wird sicher gestellt, dass bei ungeplanten Änderungen an nur einer Stelle Anpassungen getroffen werden müssen, wodurch die Konsistenz von Duplikaten gewährleistet und das Pflegen des Codes wesentlich angenehmer wird.</text:span></text:p>
      <text:p text:style-name="Text_20_Running"><text:span text:style-name="Text_20_Running">Ein Beispiel hierfür wäre die Möglichkeit durch das ActiveRecord Modul die Spalten einer Tabelle nur in der Datenbank festzulegen anstatt diese ein weiteres mal in einer </text:span><text:span text:style-name="Text_20_Running">Konfigurationsdatei zu verlangen. Die „Getter-“ und „Setter-“ Methoden werden von Rails </text:span><text:span text:style-name="Text_20_Running">automatisch für das Modul generiert, damit direkt und ausschließlich Daten von der </text:span><text:span text:style-name="Text_20_Running">Datenbank gelesen, bzw. dort hineingeschrieben werden können. Damit wird sicher gestellt, dass Informationen nicht inkonsistent werden, falls bei einem Update der Datenbank die entsprechende Anpassung der zugehörigen Konfigurationsdatei vergessen wurde4.</text:span></text:p>
      <text:p text:style-name="Text_20_Running"><text:span text:style-name="Text_20_Running">Dies ist jedoch auch ein Feature, das von Rails im Hintergrund ausgeführt wird und gerade von Rails-Anfängern eher unwissentlich genutzt. Ein Beispiel von bewusster Einhaltung des DRY-Prinzips in Rails ist das Auslagern von HTML-Code in sogenannten „Partials“. <text:s/>Layoutinhalte wie User Informationen oder Hinweisnachrichten kommen gehäuft an den verschiedensten Stellen innerhalb einer Webanwendung vor und werden deswegen separat in einer gesonderten Datei gespeichert, die wiederum an den gewünschten stellen mit einem „render“-Befehl unter Angabe eines relativen Pfades aufgerufen.</text:span></text:p>
      <text:p text:style-name="Text_20_Running"><text:span text:style-name="Text_20_Running">Eine weitere logische Konsequenz, die sich aus der Einhaltung des DRY-Prinzips ergibt, ist seit der Rails Version 3.1 die Unterstützung von „Sass“, eine Meta-Sprache für Stylesheets.</text:span></text:p>
      <text:p text:style-name="Text_20_Running"><text:span text:style-name="Text_20_Running">„Sass“ erweitert die herkömmliche CSS-Syntax um einige Grundkonzepte aus der Welt der Programmiersprachen, wie zum Beispiel das Definieren von Variablen oder gar ganzen Methoden samt Eingabeparametern und anstatt Selektor-Zeilen zu wiederholen, können diese stattdessen ineinander verschachtelt werden. Das heißt konkrete Angaben für Pixelwerte und Farbcodes können in Variabelnamen gespeichert werden, die dann letztlich auf die gewünschten Attribute angewendet werden. Ganze Stylevorgaben lassen sich für den Mehrfachgebrauch in eine Methode zusammenfassen und können durch if-Konditionen ergänzt werden, was an einigen Stellen JavaScript Code sparen kann.</text:span></text:p>
      <text:p text:style-name="Text_20_Running"/>
      <text:p text:style-name="Heading_20__28_user_29_"><text:span text:style-name="Heading_20_3">„Convention over Configuration“</text:span></text:p>
      <text:p text:style-name="Text_20_Running"><text:span text:style-name="Text_20_Running">Das andere große Prinzip, dem Rails folgt ist es sich fest an Konventionen zu orientieren und wenig Anlass für Konfigurationen zu geben. Was zunächst beschränkt und kontraproduktiv klingt erweist sich in der Praxis als überaus sinnvoll, da es den Automatismus fördert und stellt wie auch das DRY-Prinzip ein gängiges Software-Design Paradigma dar. </text:span></text:p>
      <text:p text:style-name="Text_20_Running"><text:soft-page-break/><text:span text:style-name="Text_20_Running">Rails erwartet sinnvolle Standardwerte und bestimmte Namen. Beispielsweise geht Rails immer davon aus, dass der Primärschlüssel einer Tabelle „ID“ heißt und vom Typ Integer ist. Außerdem wird durch das Persistenz-Framework ActiveRecord beim Generieren eines Models automatisch die zugehörige Tabelle angelegt, die als Namen den Plural des Modelnamens trägt. So wird beispielsweise das „User“ Model bei Anfragen automatisch mit einer „users“-Tabelle kommunizieren wollen und erwartet als Controller einen „users_controller“. Die Pluralisierung von Namen bildet die Basis der meisten Konventionen, doch darüber hinaus gelten auch bestimmte Regeln für die Benennung von Join-Tables. Hilfstabellen, die kein eigenes Model benötigen (also nur die IDs zweier Haupttabellen verbinden) müssen nicht extra definiert werden, sondern sind quasi von Beginn an vorhanden und können über einen Namen angesprochen werden, der sich aus der Kombination der beiden Models ergibt, durch einen Underscore getrennt werden und alphabetisch geordnet sind. Somit hieße die Join-Tabelle von „users“ und „bookings“ „bookings_users“.</text:span></text:p>
      <text:p text:style-name="Text_20_Running"><text:span text:style-name="Text_20_Running">Die Konventionen in Rails beschränken sich jedoch nicht nur auf Namen, sondern auch auf die Lokalisierung einzelner Dateien. Ein jedes Rails-Projekt, das neu aufgesetzt wird, erzeugt eine einheitliche Projektverzeichnisstruktur in der für jedes bestimmte Datei Format ein Platz reserviert wird. So enthält das Verzeichnis „app“ sämtliche Bestandteile des MVC-Musters sowie seit Rails 3.1 vorgesehene Ablagen (assets) für Stylesheets, JavaScript Dateien und Bilder. Wurde also zum Beispiel das Model „User“ erstellt, geht Rails automatisch davon aus, dass im Verzeichnis</text:span> <text:span text:style-name="File">app/models/</text:span> <text:span text:style-name="Text_20_Running">die Datei</text:span> <text:span text:style-name="File">user.rb</text:span> <text:span text:style-name="Text_20_Running">bereit liegt.</text:span></text:p>
      <text:p text:style-name="Text_20_Running"/>
      <text:p text:style-name="Text_20_Running"><text:span text:style-name="Text_20_Running">Diese Konvention wird gefördert durch die Konsolenbefehle, die Rails zur Verfügung stellt.</text:span></text:p>
      <text:p text:style-name="Text_20_Running"><text:span text:style-name="Text_20_Running">Zwar können Dateien selbstverständlich manuell direkt in einem Ordner erstellt werden, doch Rails sieht vor essentielle Dateien des MVC-Konzepts durch einen Eingabebefehl in der Konsole zu erzeugen. Der Befehl</text:span> <text:span text:style-name="Console">rails generate model game</text:span><text:span text:style-name="T5"> </text:span><text:span text:style-name="Text_20_Running">erzeugt zum Beispiel das Model „Game“ und speichert die Datei</text:span><text:span text:style-name="T1"> </text:span><text:span text:style-name="File">game.rb</text:span><text:span text:style-name="T1"> </text:span><text:span text:style-name="Text_20_Running">in</text:span><text:span text:style-name="T1"> </text:span><text:span text:style-name="File">app/models/</text:span><text:span text:style-name="T1"> </text:span><text:span text:style-name="Text_20_Running">ab und kreiert dabei die Migrationsdatei</text:span><text:span text:style-name="T1"> </text:span><text:span text:style-name="File">jjjjmmddhhmmss_create_users.rb</text:span><text:span text:style-name="Text_20_Running">, die durch einen Sonderbefehl die „users“-Tabelle produzieren würde (</text:span><text:span text:style-name="Text_20_Running"><text:span text:style-name="T16">Mehr zu Datenbanktabellen und Migrationen in kap</text:span></text:span><text:span text:style-name="Text_20_Running">)</text:span></text:p>
      <text:p text:style-name="Text_20_Running"><text:span text:style-name="Text_20_Running">Äquivalent dazu verhält es sich mit Controller und Views, die durch ihre enge Zusammenarbeit in einem Befehl zusammengefasst werden können.</text:span> <text:span text:style-name="Text_20_Running">Mit</text:span> <text:span text:style-name="Console"><text:span text:style-name="T8">rails generate controller games</text:span></text:span> <text:span text:style-name="Text_20_Running">wird die Datei</text:span> <text:span text:style-name="File">games_controller.rb</text:span> <text:span text:style-name="Text_20_Running">in</text:span> <text:span text:style-name="File">app/controllers/</text:span> <text:span text:style-name="Text_20_Running">erstellt und mit der optionalen Angabe von weiteren Strings nach dem Controller Namen, werden zusätzlich entsprechende Views im</text:span> <text:span text:style-name="File">app/views/</text:span> <text:span text:style-name="Text_20_Running">als</text:span> <text:span text:style-name="File">html.erb</text:span> <text:span text:style-name="Text_20_Running">Dateien angelegt und im zugehörigen Controller die Methoden vordefiniert. Das heißt also mit</text:span> <text:span text:style-name="Console"><text:span text:style-name="T8">rails generate controller games detail list</text:span></text:span> <text:span text:style-name="Text_20_Running">werden in der</text:span> <text:span text:style-name="File">games_controller.rb</text:span> <text:span text:style-name="Text_20_Running">Datei die Methoden „detail“ und „list“ </text:span><text:soft-page-break/><text:span text:style-name="Text_20_Running">definiert und im View-Verzeichnis die Dateien</text:span> <text:span text:style-name="File">detail.html.erb</text:span> <text:span text:style-name="Text_20_Running">und</text:span> <text:span text:style-name="File">list.html.erb</text:span> <text:span text:style-name="Text_20_Running">mit jeweils einem Blindtext.</text:span></text:p>
      <text:p text:style-name="Text_20_Running"><text:span text:style-name="Text_20_Running">Dieser interne Workflow stellt die Einhaltung der Rails Normen sicher und hat auch zur Folge, dass jeder erfahrene Rails Entwickler sich auch in völlig fremden Projekten sofort zurecht findet.</text:span></text:p>
      <text:h text:style-name="Heading_20_2" text:outline-level="2"><text:span text:style-name="Heading_20_2"/></text:h>
      <text:p text:style-name="Text_20_body"><text:span text:style-name="Heading_20_2"/></text:p>
      <text:h text:style-name="Heading_20_2" text:outline-level="2"><text:span text:style-name="Heading_20_2">3.3 Rails Spezialitäten</text:span></text:h>
      <text:p text:style-name="Text_20_Running"><text:span text:style-name="Heading_20_3"/></text:p>
      <text:p text:style-name="Heading_20__28_user_29_"><text:span text:style-name="Heading_20_3">Gemfile</text:span></text:p>
      <text:p text:style-name="Text_20_Running"><text:span text:style-name="Text_20_Running">Während die in Kapitel 3.2 erläuterten Software Paradigmen die Basis einer jeden </text:span></text:p>
      <text:p text:style-name="Text_20_Running"><text:span text:style-name="Text_20_Running">Rails-Applikation darstellen, werden zusätzlich weitere Bibliotheken unterstützt um ein weites Feld an Programmierfeatures zu umfassen. JavaScript Bibliotheken, das gewünschte Datenbanksystem, Authentifizierungsskripte oder diverse Hilfspackete stellen für Rails sogenannte „gems“ dar und lassen sich über das Gemfile und der dort angegebenen Quellseite </text:span><text:a xlink:type="simple" xlink:href="https://rubygems.org/"><text:span text:style-name="Hyperlink">https://rubygems.org</text:span></text:a><text:span text:style-name="Text_20_Running"> laden. Sämtliche im Gemfile definierten „gems“ lassen sich über den Konsolenbefehl </text:span><text:span text:style-name="Console">bundle install</text:span><text:span text:style-name="Text_20_Running"> installieren, wobei dies beim erstmaligen Erzeugen eines Projektes automatisch geschieht und gängige Pakete wie das Standard Datenbanksystem sqlite3 oder seit der Version 3.1 die JavaScript Bibliothek jQuery bereits im Gemfile definiert werden. Wenn nicht anders angegeben, wird hier auch das gem für die aktuellste Rails Version geladen, wie im Kapitel 4 erläuterten Projekt </text:span><text:span text:style-name="Quellcode">gem 'rails', '3.2.1'</text:span><text:span text:style-name="Text_20_Running">.</text:span></text:p>
      <text:p text:style-name="Text_20_Running"><text:span text:style-name="Text_20_Running">Somit bildet das Gemfile den Eingang für gewünschte Entwicklungstechniken, denn was nicht im Gemfile festgelegt wurde kann von Rails auch nicht genutzt werden.</text:span></text:p>
      <text:p text:style-name="Text_20_Running"/>
      <text:p text:style-name="Heading_20__28_user_29_"><text:span text:style-name="Heading_20_3">Assetpipeline</text:span></text:p>
      <text:p text:style-name="Text_20_Running"><text:span text:style-name="Text_20_Running">In Rails 3.1 wurde die Assetpipeline eingeführt, die vorsieht clientseitige Skripte Stylesheets, Bilder oder JavaScript Dateien in jeweils eine Datei zu komprimieren um das laden mehrerer Dateien zu vermeiden und somit die Ladegeschwindigkeit zu verbessern. Hierfür dient die </text:span><text:span text:style-name="File">application</text:span><text:span text:style-name="Text_20_Running"> File im jeweiligen Ordner, die die einzelnen Dateien überblickt. Die wichtigste Funktion der Assetpipeline ist die Übersetzung von SASS und CoffeScript Dateien. Im Verzeichnis </text:span><text:span text:style-name="File">app/assets/</text:span><text:span text:style-name="Text_20_Running"> werden die jeweiligen Daten gelagert und hier können für JavaScripts </text:span><text:span text:style-name="File">js.coffee</text:span><text:span text:style-name="Text_20_Running"> Dateien angelegt werden, während das Stylesheet-Verzeichnis auch auch </text:span><text:span text:style-name="File">css.scss</text:span><text:span text:style-name="Text_20_Running"> Dateien akzeptiert. Diese Dateien durchlaufen die Assetpipeline und werden, </text:span><text:soft-page-break/><text:span text:style-name="Text_20_Running">bevor sie komprimiert werden, in die für den Internet Browser verständlichen Sprachen CSS und JavaScript übersetzt. Darüber hinaus ist die </text:span><text:span text:style-name="File">application.js</text:span><text:span text:style-name="Text_20_Running"> Datei die zentrale Anlaufstelle für Einbindung diverser JavaScript Bibliotheken wie jQuery und Bootstrap, die wie folgt eingebunden werden müssen: </text:span><text:span text:style-name="Text_20_Running"><text:span text:style-name="T26">//= require jquery</text:span></text:span></text:p>
      <text:p text:style-name="Text_20_Running"><text:span text:style-name="Text_20_Running"/></text:p>
      <text:p text:style-name="Heading_20__28_user_29_"><text:span text:style-name="Heading_20_3">Routes</text:span></text:p>
      <text:p text:style-name="Text_20_Running"><text:span text:style-name="Text_20_Running">Woher weiß eine Rails Applikation was bei welchem URL-Aufruf zu tun ist?</text:span></text:p>
      <text:p text:style-name="Text_20_Running"><text:span text:style-name="Text_20_Running">Genau dafür ist das Routing zuständig. Über Routing-Regeln wird festgelegt welche Methode in welchem Controller bei einer bestimmten URL aufgerufen wird. Diese Regeln werden in der </text:span><text:span text:style-name="File">routes.rb</text:span><text:span text:style-name="Text_20_Running"> festgelegt und werden intern von dem Framework „ActionDispatch“ </text:span><text:span text:style-name="Text_20_Running">ausgeführt</text:span><text:span text:style-name="Hochzahl">5</text:span><text:span text:style-name="Text_20_Running">. Die Routing Datei bildet die erste Kommunikationsinstanz zwischen dem Browser und der Programmsteuerung, da sämtliche vom Enduser verschickten Anfragen über den Router an den Controller zur Weiterverarbeitung gesendet wird. Rails setzt auf den REST-Standard und deswegen werden in einer Routing-Regel neben die typischen HTTP-Methoden GET und POST auch die weniger bekannten Methoden PUT und DELETE verwendet, wobei Erstere gezielt für Updates und Letztere (wie der Name vermuten lässt) für Löschungen zuständig ist. Die Notwendigkeit dieser Verben ist in der ist in der Entwickler-Szene nicht ganz unumstritten da, da sowohl das Kreieren, Aktualisieren und Löschen von Einträgen lange Zeit alleine von POST gestemmt wurde. PUT</text:span><text:span text:style-name="Text_20_Running"><text:span text:style-name="T12"> und </text:span></text:span><text:span text:style-name="Text_20_Running">DELETE</text:span><text:span text:style-name="Text_20_Running"><text:span text:style-name="T12"> sind dafür gedacht den Universalgebrauch von </text:span></text:span><text:span text:style-name="Text_20_Running">POST</text:span><text:span text:style-name="Text_20_Running"><text:span text:style-name="T12"> in Zaum zu halten und auf das Kreieren neuer Ressourcen zu begrenzen. Laut eines Interviews des Informatikers und Buchautoren Elliotte Rusty </text:span></text:span><text:span text:style-name="Text_20_Running">Harold</text:span><text:span text:style-name="Hochzahl">6</text:span><text:span text:style-name="Text_20_Running">, liegt der Vorteil vor allem darin, dass PUT und DELETE idempotent sind. Das heißt sie können beliebig oft mit sich selbst verkettet werden, ohne das dabei mehr als ein Request entstehe. Bei einem POST sei es möglich, dass das versehentliche mehrfache Versenden einer Anfrage zu mehreren Einträgen in der Datenbank führen kann, da ein POST stets dazu gedacht ist einer Ressource Inhalt hinzuzufügen. Ein PUT dagegen ersetzt den Inhalt und versendet diesen neu. Die Methoden dienen also der zusätzlichen Sicherheit in einer Web-Applikationen. In Rails wird in der </text:span><text:span text:style-name="File">routes.rb</text:span><text:span text:style-name="Text_20_Running"> jede Anweisung für ein URL-Mapping mit einer dieser Verben angeführt und dient daher zusätzlich einem besseren Überblick für den Entwickler.</text:span></text:p>
      <text:p text:style-name="Text_20_Running"><text:span text:style-name="Text_20_Running"/></text:p>
      <text:p text:style-name="Text_20_Running"><text:span text:style-name="Text_20_Running">Nach der vorangeführten HTTP-Methode und der Angabe der URL muss auf den Controller und die benötigte Funktion verwiesen werden, um die Anfrage entsprechend weiterleiten zu können. Optional lässt sich bei jeder Regel auch ein sogenannter Helper ansetzen, der an </text:span><text:soft-page-break/><text:span text:style-name="Text_20_Running">anderen Stellen im Projekt verwendet werden kann um eine sofortige Referenz auf die jeweilige URL zu bilden. Eine exakte Beschreibung dieses Workflows erfolgt in Kapitel 3.5.<text:tab/></text:span></text:p>
      <text:p text:style-name="Text_20_Running"><text:span text:style-name="Heading_20_3"/></text:p>
      <text:h text:style-name="Heading_20_2" text:outline-level="2"><text:span text:style-name="Heading_20_2">3.4 Datenbankinteraktion mit ActiveRecord</text:span></text:h>
      <text:p text:style-name="Text_20_Running"/>
      <text:p text:style-name="Text_20_Running"><text:span text:style-name="Text_20_Running">Rails unterstützt alle gängigen relationalen Datenbanksysteme wie MySQL, PostgreSQL und Oracle, die beim Erzeugen eines neuen Railsprojektes berufen werden können mit dem </text:span><text:span text:style-name="Text_20_Running">Parameter </text:span><text:span text:style-name="Console">–-database „db_name“</text:span><text:span text:style-name="Text_20_Running"> im Konsolenbefehl </text:span><text:span text:style-name="Console">rails new project</text:span><text:span text:style-name="Text_20_Running">. Von Haus aus verwendet Rails jedoch sqlite3, da dieses Datenbanksystem keine eigenen Serverkonfigurationen benötigt und sofort verwendet werden kann. Für ernstgemeinte und </text:span><text:span text:style-name="Text_20_Running">komplexe Webanwendungen wie Shopsysteme, sind jedoch wegen erfahrungsgemäß vielen Schreibzugriffen die „großen“ Datenbanksysteme vorzuziehen.</text:span></text:p>
      <text:p text:style-name="Text_20_Running"><text:span text:style-name="Text_20_Running"/></text:p>
      <text:p text:style-name="Text_20_Running"><text:span text:style-name="Text_20_Running">Wie bereits in Kapitel 3.2 ausgeführt stellt in Rails das Model den Kommunikator mit der Datenbank dar und das Kommunikationsinstrument, das dabei verwendet wird ist </text:span><text:span text:style-name="Text_20_Running"><text:span text:style-name="T4">ActiveRecord</text:span></text:span><text:span text:style-name="Text_20_Running">. Es ist ein von Rails unabhängiges Persistenz-Framework, das genauso wie Hibernate in Java Struts den objektorientierten Zugriffs auf relationale Datenbanksysteme (ORM – Object Relational Mapping) steuert</text:span><text:span text:style-name="Hochzahl">7</text:span><text:span text:style-name="Text_20_Running">. Im Gegensatz zu Hibernate ist bei ActiveRecord jedoch weder eine XML-Datei erforderlich, die die Mapping Regeln festlegt, noch müssen Getter- und Setter-Methoden geschrieben werden. Per Konvention wird beim Generieren eines Models, von ActiveRecord eine Tabelle miterzeugt, die den Plural des Modelnamens trägt. Dadurch ist automatisch die Verbindung von Model und Tabelle festgesetzt, ohne diese separat definieren zu müssen. Dementsprechend werden die Zeilen einer Tabelle auf ein Objekt gemappt und die Spalten auf Objektattribute. Beispielsweise wird also die Klasse „User“ auf die Tabelle „users“ projeziert und eine Instanz der Klasse mit konkreten Objektattributen wie „ID = 1“ entspricht der kompletten Tabellenzeile mit der Identifikationsnummer 1. Rails achtet dabei auch auf unregelmäßige Pluralformen im Englischen, wie „Quality“ und „Qualities“ oder „Person“ und „People“</text:span><text:span text:style-name="Hochzahl">101</text:span><text:span text:style-name="Text_20_Running">. </text:span></text:p>
      <text:p text:style-name="Text_20_Running"><text:span text:style-name="Text_20_Running"/></text:p>
      <text:p text:style-name="Info"><text:span text:style-name="Text_20_Running">Über diverse Konfigurationsdateien ließen sich diese Konventionen, die auf die Englische Sprache zugeschnitten sind brechen und andere Regeln definieren, was jedoch den Grundsatz von „Ruby on Rails“ widersprechen würde und daher kaum genutzt wird.</text:span></text:p>
      <text:p text:style-name="Text_20_Running"><text:span text:style-name="Text_20_Running"/></text:p>
      <text:p text:style-name="Text_20_Running"><text:soft-page-break/><text:span text:style-name="Text_20_Running">Aufbauend auf dieser Verbindung zwischen Klasse und Tabelle bietet ActiveRecord Klassen-Methoden an, die die direkte Manipulation an der zugehörigen Tabelle ermöglichen, z.B. </text:span><text:span text:style-name="Quellcode">new</text:span><text:span text:style-name="Text_20_Running">, </text:span><text:span text:style-name="Quellcode">delete</text:span><text:span text:style-name="Text_20_Running">, </text:span><text:span text:style-name="Quellcode">save</text:span><text:span text:style-name="Text_20_Running"> oder </text:span><text:span text:style-name="Quellcode">create</text:span><text:span text:style-name="Text_20_Running">. Normalerweise erfordert die Bearbeitung von Tabelleninhalten </text:span><text:span text:style-name="Text_20_Running">SQL-Befehle, doch diese müssen vom Entwickler nicht mehr selber eingegeben werden. Die </text:span><text:span text:style-name="Text_20_Running">Klassen-Methoden, die ActiveRecord zur Verfügung stellt generieren intern den benötigten </text:span><text:span text:style-name="Text_20_Running">SQL-Code. Um Beispielsweise von der Applikation die komplette Anzahl von Usern in einer Tabelle zu ermitteln reicht die Anweisung </text:span><text:span text:style-name="Quellcode">User.count</text:span><text:span text:style-name="Text_20_Running"> und dadurch wird bei Abruf automatisch intern der SQL-Befehl </text:span><text:span text:style-name="Quellcode">SELECT COUNT(*) FROM „users“</text:span><text:span text:style-name="Text_20_Running"> ausgeführt.</text:span></text:p>
      <text:p text:style-name="Text_20_Running"><text:span text:style-name="Text_20_Running"/></text:p>
      <text:p text:style-name="Text_20_Running"><text:span text:style-name="Text_20_Running">Es stehen auch Methoden für Validierungen zur Verfügung, mit denen festgelegt werden kann, welche Felder einer neu anzulegenden Tabellenzeile zwingend belegt sein müssen, wie zum Beispiel die Email-Adresse eines Users, der sich registrieren möchte.</text:span></text:p>
      <text:p text:style-name="Text_20_Running"><text:span text:style-name="Text_20_Running">Und auch Tabellenbeziehungen lassen sich ganz einfach über vordefinierte Methoden festlegen, wie </text:span><text:span text:style-name="Quellcode">has_many</text:span><text:span text:style-name="Text_20_Running"> oder </text:span><text:span text:style-name="Quellcode">belongs_to</text:span><text:span text:style-name="Text_20_Running">. Sollen zum Beispiel in einer Messageboard Applikation verfasste Nachrichten ihrem jeweiligen Verfasser zugeordnet werden können,</text:span></text:p>
      <text:p text:style-name="Text_20_Running"><text:span text:style-name="Text_20_Running">erfolgt die Ausarbeitung in den Models wie folgt: Ein User kann mehrere Nachrichten haben, aber jede Nachricht kann nur einem einzigen Verfasser geschrieben worden sein.</text:span></text:p>
      <text:p text:style-name="Text_20_Running"><text:span text:style-name="Text_20_Running">Also erhält die User Klasse die Anweisung </text:span><text:span text:style-name="Quellcode">has_many :posts</text:span><text:span text:style-name="Text_20_Running"> und die Post Klasse hingegen </text:span><text:span text:style-name="Quellcode">belongs_to :user</text:span><text:span text:style-name="Text_20_Running">. Wichtig ist hierbei die Einhaltung der Namens-Konventionen. Indem der User hier im Singular und der Post im (englischen) Plural angegeben wurde, geht Rails hier </text:span><text:span text:style-name="Text_20_Running">nun auch tatsächlich von einer 1:n Beziehung aus. Hierdurch wird nun ein Verweis auf den </text:span><text:span text:style-name="Text_20_Running">Datensatz der anderen (in einigen Fällen auch derselben) Tabelle darstellt. Damit die Kommunikation aber tatsächlich funktionieren kann fehlen beiden Tabellen noch jeweils ein </text:span><text:span text:style-name="Text_20_Running">Fremdschlüssel. ActiveRecord erwartet bei Tabellenrelationen, dass jede betroffene Tabelle einen Fremdschlüssel der mit ihr verbundenen Tabelle enthält. So wird nun davon ausgegangen, dass die Tabelle „posts“ den Fremdschlüssel „user_id“ mit sich trägt und umgekehrt. Da aktuell beide Tabellen noch kein entsprechendes Feld haben, muss also die Tabellenstruktur angepasst werden und hier kommen die Migrationen ins Spiel.</text:span></text:p>
      <text:p text:style-name="Text_20_Running"><text:span text:style-name="Text_20_Running"/></text:p>
      <text:p text:style-name="Text_20_Running"><text:span text:style-name="Text_20_Running">Sämtliche Änderungen am Tabellengerüst, wie das Hinzufügen/Entfernen von Tabellenzeilen oder gar das Löschen und Kreieren von neuen Tabellen wird über Migrationen ausgeführt, die in Ruby Klassen beschrieben werden können. Tabellen werden nicht sofort generiert, sondern zunächst in ihrer Struktur beschrieben. Durch den Model Generator </text:span><text:span text:style-name="Console">rails generate model user name:string email:string</text:span><text:span text:style-name="Text_20_Running"> wird automatisch die zugehörige Tabelle „users“ in einer </text:span><text:soft-page-break/><text:span text:style-name="Text_20_Running">sogenannten Migrationsdatei <text:s/>in all ihren Eigenschaften beschrieben. Eine solche Migrationsdatei kann wie folgt aussehen:</text:span></text:p>
      <text:p text:style-name="Text_20_Running"><text:span text:style-name="Text_20_Running"/></text:p>
      <text:p text:style-name="CodeBlock"><text:span text:style-name="Quellcode">class CreateUsers &lt; ActiveRecord::Migration</text:span></text:p>
      <text:p text:style-name="CodeBlock"><text:span text:style-name="Quellcode"><text:s text:c="2"/>def change</text:span></text:p>
      <text:p text:style-name="CodeBlock"><text:span text:style-name="Quellcode"><text:s text:c="4"/>create_table :users do |t|</text:span></text:p>
      <text:p text:style-name="CodeBlock"><text:span text:style-name="Quellcode"><text:s text:c="6"/>t.string :name</text:span></text:p>
      <text:p text:style-name="CodeBlock"><text:span text:style-name="Quellcode"><text:s text:c="6"/>t.string :email</text:span></text:p>
      <text:p text:style-name="CodeBlock"><text:span text:style-name="Quellcode"/></text:p>
      <text:p text:style-name="CodeBlock"><text:span text:style-name="Quellcode"><text:s text:c="6"/>t.timestamps</text:span></text:p>
      <text:p text:style-name="CodeBlock"><text:span text:style-name="Quellcode"><text:s text:c="4"/>end</text:span></text:p>
      <text:p text:style-name="CodeBlock"><text:span text:style-name="Quellcode"><text:s text:c="2"/>end</text:span></text:p>
      <text:p text:style-name="CodeBlock"><text:span text:style-name="Quellcode">end</text:span></text:p>
      <text:p text:style-name="Text_20_Running"><text:span text:style-name="Text_20_Running"/></text:p>
      <text:p text:style-name="Text_20_Running"><text:span text:style-name="Text_20_Running">Die Klasse „CreateUsers“ stellt für die Elternklasse „ActiveRecord::Migration“ ein Schema dar, das intern in den SQL-Befehl übersetzt wird um die hier in Ruby beschriebene Tabellenstruktur zu erstellen. Zwar sind die Attribute „name“ und „email“ eine Folge des Konsolen-Befehls, doch sie hätten auch erstmalig manuell vom Entwickler selbst an dieser Stelle eingetragen werden können, sowie weitere Spaltennamen samt derer Datentypen. Die Angabe </text:span><text:span text:style-name="Quellcode">t.timestamps</text:span><text:span text:style-name="Text_20_Running"> stellt hierbei eine Railskonvention dar und liefert an dieser Stelle die </text:span><text:span text:style-name="Text_20_Running">Spalten „created_at“ und „updated_at“, die je nach Datenbankoperation das Datum speichert, an dem eine konkrete Instanz der User-Klasse entweder neu erstellt oder bearbeitet worden ist. Über den Konsolen-Befehl </text:span><text:span text:style-name="Console">rake db:migrate</text:span><text:span text:style-name="Text_20_Running"> werden sämtliche Migrations-Skripte im </text:span><text:span text:style-name="Text_20_Running">Verzeichnis </text:span><text:span text:style-name="File">db/migrate/</text:span><text:span text:style-name="Text_20_Running"> nun auch tatsächlich ausgeführt und das Datenbankschema auf die in den Migrations-Skripten beschriebenen beschriebene Form gebracht.</text:span></text:p>
      <text:p text:style-name="Heading_20__28_user_29_"><text:span text:style-name="Text_20_Running"><text:span text:style-name="T14"/></text:span></text:p>
      <text:p text:style-name="Heading_20__28_user_29_"><text:span text:style-name="Heading_20_2">3.5 MVC in Action</text:span></text:p>
      <text:p text:style-name="Text_20_body"><text:span text:style-name="Heading_20_2"/></text:p>
      <text:p text:style-name="Text_20_Running"><text:span text:style-name="Text_20_Running">In diesem Kapitel soll anhand einer kurzen Beispielapplikation nochmal grob umrissen werden, wie bei einer konkreten Anfrage des Clients die Bearbeitungsprozedur innerhalb einer Railsapplikation aussieht. Angenommen, ein User möchte sich auf der Flughafenwebsite </text:span><text:span text:style-name="Hyperlink">www.airportx.org</text:span><text:span text:style-name="Text_20_Running"> sämtliche Restaurants in einer Liste anzeigen lassen, die in diesem Flughafen eingerichtet sind. Mit einem Klick auf den entsprechenden Button sendet der Browser eine URI-Anfrage an den Server.</text:span></text:p>
      <text:p text:style-name="Text_20_Running"><text:span text:style-name="Text_20_Running"/></text:p>
      <text:p text:style-name="Text_20_Running"><text:span text:style-name="Text_20_Running">Diese Anfrage gelangt zunächst an den Railsrouter. Die </text:span><text:span text:style-name="File">routes.rb</text:span><text:span text:style-name="Text_20_Running"> enthält den Routing-Eintrag </text:span><text:span text:style-name="Quellcode">get „restaurants“ =&gt; „restaurants#list“, as: „restaurant“</text:span><text:span text:style-name="Text_20_Running">. Da es sich um einen GET-Request handelt, weiß die Applikation, dass vorhandene Daten nur ausgelesen werden sollen. Der erste Teil der Zeile beschreibt den Namen des URL-Pfades ausgehend von </text:span><text:soft-page-break/><text:span text:style-name="Text_20_Running">der Basisseite, und würde lauten <text:s/></text:span><text:a xlink:type="simple" xlink:href="http://www.airportx.org/restaurants"><text:span text:style-name="Hyperlink">www.airportx.org/restaurants</text:span></text:a><text:span text:style-name="Text_20_Running">. Die Anweisung </text:span><text:span text:style-name="Quellcode">restaurants#list</text:span><text:span text:style-name="Text_20_Running"> bedeutet, dass nun der Controller „Restaurants“ angesprochen wird und dieser die Methode „list“ ausführen soll. Der letzte Teil der Code-Zeile stellt eine optionale Anweisung dar, die fortan die Hilfsmethode </text:span><text:span text:style-name="Quellcode">restaurants_path</text:span><text:span text:style-name="Text_20_Running"> zur Verfügung stellt.</text:span></text:p>
      <text:p text:style-name="Text_20_Running"><text:span text:style-name="Text_20_Running"/></text:p>
      <text:p text:style-name="Text_20_Running"><text:span text:style-name="Text_20_Running">Der RestaurantsController führt nun die Aktion der Methode „list“ aus:</text:span></text:p>
      <text:p text:style-name="CodeBlock"><text:span text:style-name="Quellcode">def list</text:span></text:p>
      <text:p text:style-name="CodeBlock"><text:span text:style-name="Quellcode"><text:tab/>@restaurants = Restaurant.all</text:span></text:p>
      <text:p text:style-name="CodeBlock"><text:span text:style-name="Quellcode">end</text:span></text:p>
      <text:p text:style-name="Text_20_Running"><text:span text:style-name="Text_20_Running"/></text:p>
      <text:p text:style-name="Text_20_Running"><text:span text:style-name="Text_20_Running">Hier wurde „ruby-like“ die Instanz-Variable </text:span><text:span text:style-name="Quellcode">@restaurants</text:span><text:span text:style-name="Text_20_Running"> deklariert, der sämtliche Restaurant-Objekte zugewiesen werden sollen. Die Anfrage geht also weiter zum Restaurant Model und über die ActiveRecord Methode „.all“ wird direkt auf die „restaurants“-Tabelle zugegriffen und durch den intern ausgeführten SQL-Befehl </text:span><text:span text:style-name="Quellcode">SELECT * FROM restaurants</text:span><text:span text:style-name="Text_20_Running"> der komplette Inhalt dieser Tabelle aufgegriffen.</text:span></text:p>
      <text:p text:style-name="Text_20_Running"><text:span text:style-name="Text_20_Running"/></text:p>
      <text:p text:style-name="Text_20_Running"><text:span text:style-name="Text_20_Running">Nun leitet das Model die Daten wieder zurück an den Controller, sodass die Liste aller Restaurants nun in der Variable </text:span><text:span text:style-name="Quellcode">@restaurants</text:span><text:span text:style-name="Text_20_Running"> gespeichert wird. Nun leitet der Controller die Variable mit den neu erworbenen Daten an den View Bereich. Passend zum Methoden Namen im Controller existiert in dem View-Verzeichnis die Datei </text:span><text:span text:style-name="File">list.html.erb</text:span><text:span text:style-name="Text_20_Running"> mit dem Inhalt:</text:span></text:p>
      <text:p text:style-name="CodeBlock"><text:span text:style-name="Quellcode">&lt;ul&gt;</text:span></text:p>
      <text:p text:style-name="CodeBlock"><text:span text:style-name="Quellcode"><text:s text:c="4"/>&lt;% @restaurants.each do |restaurant| %&gt;</text:span></text:p>
      <text:p text:style-name="CodeBlock"><text:span text:style-name="Quellcode"><text:s text:c="8"/>&lt;li&gt;&lt;%= restaurant.name %&gt;&lt;/li&gt;</text:span></text:p>
      <text:p text:style-name="CodeBlock"><text:span text:style-name="Quellcode"><text:s text:c="4"/>&lt;% end %&gt;</text:span></text:p>
      <text:p text:style-name="CodeBlock"><text:span text:style-name="Quellcode">&lt;/ul&gt;</text:span></text:p>
      <text:p text:style-name="Text_20_Running"><text:span text:style-name="Text_20_Running"/></text:p>
      <text:p text:style-name="Text_20_Running"><text:span text:style-name="Text_20_Running">Der in dieser HTML-Datei eingebettete Ruby-Code erwartet den Inhalt für die Variable </text:span><text:span text:style-name="Quellcode">@restaurants</text:span><text:span text:style-name="Text_20_Running"> und bearbeitet diesen in einer Schleife, sodass jedes einzelne Objekt in klassischer HTML Listen Form angezeigt wird. Dabei greift die Operation auf das Attribut „name“ des jeweiligen „restaurant“-Objektes zu, was zur Folge hat, dass nur die Namen aller Restaurants ausgelesen werden. Nachdem die Seite gerendert wurde, wird sie zurück zum Controller geschickt, der diese letztlich an den Browser sendet und somit erhält der Endnutzer die gewünschte Ansicht.</text:span></text:p>
      <text:p text:style-name="Text_20_Running"><text:span text:style-name="Text_20_Running"/></text:p>
      <text:p text:style-name="Info"><text:span text:style-name="Text_20_Running">Der HTML-Code für den Link, der zur gewünschten Seite führen soll würde die Helper Methode „restaurants_path“ wie folgt verwenden:</text:span></text:p>
      <text:p text:style-name="Info"><text:span text:style-name="Quellcode">&lt;%= link_to „Liste aller Restaurants, restaurants_path %&gt;</text:span></text:p>
      <text:p text:style-name="Info"><text:soft-page-break/><text:span text:style-name="Text_20_Running">Die Rails universale Helper-Methode </text:span><text:span text:style-name="Quellcode">link_to</text:span><text:span text:style-name="Text_20_Running"> erzeugt einen HTML-Link-Tag und </text:span><text:span text:style-name="Quellcode">restaurants_path</text:span><text:span text:style-name="Text_20_Running"> ist die konkrete Zieladresse.</text:span></text:p>
      <text:p text:style-name="Text_20_Running"><text:span text:style-name="Text_20_Running"/></text:p>
      <text:p text:style-name="Text_20_Running"><text:span text:style-name="Text_20_Running">Damit endet der Einblick in das Framework „Ruby on Rails“. Dieser grobe Umriss des Rails-Workflows wurde anhand einer sehr trivialen Anfrage erläutert um das Prinzip zu </text:span><text:span text:style-name="Text_20_Running">verdeutlichen. Tatsächlich lässt sich der für eine solche Operation benötigte Programmcode </text:span><text:span text:style-name="Text_20_Running">vollständig automatisch generieren ohne zusätzliches Ergänzungen seitens des Entwicklers. Rails geht bei jeder Ressource von den elementaren Grundoperationen aus wie das Erstellen (Create), Anzeigen (Read), Bearbeiten (Update) und Löschen (Delete) von Daten (kurz „CRUD“ genannt). Das benötigte MVC-Muster samt Quellcode und vordefinierten Konfigurationen lässt sich in Rails auch über den Konsolen-Befehl „scaffold“ generieren. Mit </text:span><text:span text:style-name="Console">rails generate scaffold user</text:span><text:span text:style-name="Text_20_Running"> werden sämtliche Ressourcen für den „User“automatisch generiert und die Applikation wäre sofort ausgestattet mit dem Feature sich als Nutzer zu registrieren, das eigene Profil zu begutachten und es zu editieren. „Scaffold“ stellt somit ein Basisgerüst zur Verfügung, das für sich funktioniert und somit typische Standarddefinitionen dem Entwickler vorweg nimmt. Im Rahmen der Projektarbeit wurde der Scaffold-Generator jedoch aus Übungs- und Verständnisgründen nicht benutzt.</text:span></text:p>
      <text:p text:style-name="Text_20_body"/>
      <text:p text:style-name="Text_20_body"><text:span text:style-name="Heading_20_1">4. Die Videospieldatenbank Schritt für Schritt</text:span></text:p>
      <text:p text:style-name="Text_20_body"><text:span text:style-name="Heading_20_1"/></text:p>
      <text:p text:style-name="Vorwort"><text:span text:style-name="Text_20_Running">In diesem Kapitel wird nun Im Einzelnen das Vorgehen beschrieben, wie ich bei dem Aufbau der Webapplikation vorgegangen bin und beleuchte dabei ausschließlich die Lösungsansätze, die letztlich für die fertige Applikation verfolgt wurden. Andere Lösungsversuche, die in Sackgassen führten oder mit Bugs behaftet waren, werden je nach Ausmaß erst in Kapitel 5 erläutert. Viele der der in dieser Applikation umgesetzten Anwendungsfeatures basieren auf den Ausführungen in dem Web-Tutorial „Learn Web Development with Rails“ von Michael Hartl (</text:span><text:a xlink:type="simple" xlink:href="http://ruby.railstutorial.org/ruby-on-rails-tutorial-book"><text:span text:style-name="Hyperlink">http://ruby.railstutorial.org/ruby-on-rails-tutorial-book</text:span></text:a><text:span text:style-name="Text_20_Running">) und wurden für für die Videospieldatenbank angepasst bzw. umgeschrieben.</text:span></text:p>
      <text:p text:style-name="Text_20_Running"><text:span text:style-name="Text_20_Running"/></text:p>
      <text:p text:style-name="Heading_20__28_user_29_"><text:span text:style-name="Heading_20_2"/></text:p>
      <text:p text:style-name="Heading_20__28_user_29_"><text:span text:style-name="Heading_20_2">4.1 Projektstart</text:span></text:p>
      <text:p text:style-name="Vorwort"><text:span text:style-name="Heading_20_2"/></text:p>
      <text:p text:style-name="Text_20_Running"><text:soft-page-break/><text:span text:style-name="Text_20_Running">Wenn Rails komplett installiert ist, lassen sich über das Terminal die entsprechenden Befehle eingeben. Mit dem Konsolen-Befehl </text:span><text:span text:style-name="Console">rails new Videospieldatenbank</text:span><text:span text:style-name="Text_20_Running"> wird im aktuellen Verzeichnis ein komplettes Railsprojekt erstellt. Da keine weiteren Parameter angegeben wurden, wird für dieses Projekt standardmäßig eine sqlite3 Datenbank verwendet. Nun soll zunächst die Basisapplikation im Browser getestet werden, in dem der Server mit dem Konsolen-Befehl </text:span><text:span text:style-name="Console">rails server</text:span><text:span text:style-name="Text_20_Running"> gestartet wird. Der Rails-Server heißt „WEBrick“ und das </text:span><text:span text:style-name="Text_20_Running">aktuelle Projekt lässt sich über die URL </text:span><text:a xlink:type="simple" xlink:href="http://localhost:3000/"><text:span text:style-name="Hyperlink">http://localhost:3000</text:span></text:a><text:span text:style-name="Text_20_Running"> aufrufen. Obwohl das Starten des </text:span><text:span text:style-name="Text_20_Running">Servers eine Banalität darstellen sollte kam es bereits hier zu Schwierigkeiten, da beim Versuch den Server zu starten sich das System über eine fehlende „JavaScript Runtime“ beschweren kann. Nach vielen Internetrecherchen und einer Empfehlung aus den Michael Hartl Tutorial</text:span><text:span text:style-name="Hochzahl">8</text:span><text:span text:style-name="Text_20_Running"> entpuppte sich node.js als Lösung des Problems. </text:span></text:p>
      <text:p text:style-name="Text_20_Running"><text:span text:style-name="Text_20_Running">Über die localhost-url gelangt man so schließlich zu einer Willkommensseite von Rails, die bestätigt, dass der Server einwandfrei funktioniert. Bei dieser Seite handelt es sich um eine </text:span><text:span text:style-name="Text_20_Running">rein statische Seite im </text:span><text:span text:style-name="File">public/</text:span><text:span text:style-name="Text_20_Running"> Verzeichnis, die jedoch nicht die Basis für die bevorstehende </text:span><text:span text:style-name="Text_20_Running">Applikation bilden sollte, da html-Dateien in diesem Verzeichnis auf sich gestellt sind und quasi nur über Link-Tags miteinander verbunden werden könnten weil an dieser Stelle das </text:span><text:span text:style-name="Text_20_Running">MVC Muster nicht greifen würde, was das Vorhandensein des „Ruby on Rails“-Frameworks ad absurdum führen würde. Daher wird diese HTML-Datei gelöscht und wie in Rails </text:span><text:span text:style-name="Text_20_Running">vorgesehen ein dynamischer Ansatz unter Einbezug von Controllern verfolgt um Templates zu erstellen.</text:span></text:p>
      <text:p text:style-name="Vorwort"><text:span text:style-name="Heading_20_2"/></text:p>
      <text:p text:style-name="Heading_20__28_user_29_"><text:span text:style-name="Heading_20_2">4.2 Das grobe Layout</text:span></text:p>
      <text:p text:style-name="Vorwort"><text:span text:style-name="Heading_20_2"/></text:p>
      <text:p text:style-name="Text_20_Running"><text:span text:style-name="Text_20_Running">Das Erstellen eines groben Layouts bildet den ersten sinnvollen Schritt für jede Webapplikation. Jede Website enthält universale Ansichtselemente, die unabhängig von den abgerufenen Daten immer gerendert werden müssen, wie eine Sidebar, ein Header oder der das Hauptfenster, das die angefragten Daten präsentiert. <text:s/>Es muss ein Grundgerüst vorhanden sein, das die einzelnen Seiten zusammenhält und in einen einheitlichen Kontext bringt.</text:span></text:p>
      <text:p text:style-name="Text_20_Running"><text:span text:style-name="Text_20_Running">Rails das Vorhandensein eines Templates als selbstverständlich an und deswegen liegt seit Rails 3 in</text:span><text:span text:style-name="Text_20_Running"><text:span text:style-name="T12"> </text:span></text:span><text:span text:style-name="File">app/layouts/</text:span><text:span text:style-name="Text_20_Running"><text:span text:style-name="T12"> </text:span></text:span><text:span text:style-name="Text_20_Running">die Layout-Datei</text:span><text:span text:style-name="Text_20_Running"><text:span text:style-name="T12"> </text:span></text:span><text:span text:style-name="File">application.html.erb</text:span><text:span text:style-name="Text_20_Running"><text:span text:style-name="T12"> </text:span></text:span><text:span text:style-name="Text_20_Running">bereit, die auch mit </text:span><text:span text:style-name="Text_20_Running">minimalem HTML-Quelltext verziert ist. Im Head-Bereich werden die Application-JavaScript und Application-Stylesheet-Datei über Helpermethoden eingebunden und der Body enthält die Ausgabeanweisung</text:span><text:span text:style-name="Text_20_Running"><text:span text:style-name="T12"> </text:span></text:span><text:span text:style-name="Quellcode">&lt;%= yield %&gt;</text:span><text:span text:style-name="Text_20_Running">. Mit diesem Befehl wird der Inhalt einer jeden View-Datei an genau dieser Stelle ausgegeben, während sämtliche Formatierungen um den Yield-</text:span><text:soft-page-break/><text:span text:style-name="Text_20_Running">Befehl herum erhalten bleiben. So wird also in der </text:span><text:span text:style-name="Text_20_Running"><text:span text:style-name="T12"><text:s/></text:span></text:span><text:span text:style-name="File">application.html.erb</text:span><text:span text:style-name="Text_20_Running"> das die Seitenstruktur in HTML formuliert und der yield-Befehl an die Stelle gesetzt, an der der eigentliche Inhalt dargestellt werden soll.</text:span></text:p>
      <text:p text:style-name="Text_20_Running"><text:span text:style-name="Text_20_Running">Die Beschreibung des Seitenlayouts wurde unterstützt durch das von Twitter entwickelte Web-Design Framework „Bootstrap“. Es bietet zahlreiche vordefinierte Styles, die durch simple Verwendung von speziellen Klassen-Namen angewandt werden können. Diese waren </text:span><text:span text:style-name="Text_20_Running">jedoch im Rahmen des Projektes wenig berücksichtigt, da der eigentliche Verwendungsgrund </text:span><text:span text:style-name="Text_20_Running">in dem Grid-System lag. Dieses macht es möglich das mehrere Teilbereiche einer Seite ohne zusätzliche CSS-Definitionen auf einer Höhe stehen können. Im Prinzip ist damit das vielfach angestrebte aber schwer umsetzbare „Holy-Grail-Layout“ verhältnismäßig einfach aufzubauen. Bootstrap teilt die Bildschirmbreite in 12 Segmente und belegt diese je nachdem, </text:span><text:span text:style-name="Text_20_Running">welche Klasse verwendet wurde. Ein div-Container mit der Klasse </text:span><text:span text:style-name="Quellcode">row-fluid</text:span><text:span text:style-name="Text_20_Running"> setzt eine solche Zeile an und weitere darin eingepackter div-Container würden mit den Klassen </text:span><text:span text:style-name="Quellcode">span10</text:span><text:span text:style-name="Text_20_Running"> </text:span><text:span text:style-name="Text_20_Running">und </text:span><text:span text:style-name="Quellcode">span2</text:span><text:span text:style-name="Text_20_Running"> abgeschlossene Bereiche markieren mit unterschiedlichen Breiten nebeneinander stehen (mehr zu Bootstrap </text:span><text:a xlink:type="simple" xlink:href="http://twitter.github.io/bootstrap/scaffolding.html"><text:span text:style-name="Hyperlink">http://twitter.github.io/bootstrap/scaffolding.html</text:span></text:a><text:span text:style-name="Text_20_Running">).</text:span></text:p>
      <text:p text:style-name="Text_20_Running"><text:span text:style-name="Text_20_Running">Um Bootstrap in Rails nutzen zu können, muss es über das Gemfile mit </text:span><text:span text:style-name="Quellcode"><text:span text:style-name="T18">gem 'bootstrap-sass', '~&gt; 2.3.0.1'</text:span></text:span><text:span text:style-name="Text_20_Running"><text:span text:style-name="T18"> definiert und in der application.js mit </text:span></text:span><text:span text:style-name="Quellcode"><text:span text:style-name="T18">//= require bootstrap</text:span></text:span><text:span text:style-name="Text_20_Running"><text:span text:style-name="T18"> eingebunden werden. <text:s/>Das Gem ist außerdem, wie dem Namen zu entnehmen ist darauf </text:span></text:span><text:span text:style-name="Text_20_Running"><text:span text:style-name="T18">ausgelegt Bootstrap mit SASS zu vereinheitlichen. Von Haus aus nutzt Bootstrap eigentlich LESS als dynamische Stylesheet Sprache, was dem SASS Standard in Rails entgegen steht </text:span></text:span><text:span text:style-name="Text_20_Running"><text:span text:style-name="T18">und daher ist das separate Gem nötig, das Bootstrap mit komplett in SASS übersetzte Stylesheet Syntax ausliefert.</text:span></text:span></text:p>
      <text:p text:style-name="Text_20_Running"><text:span text:style-name="Text_20_Running"><text:span text:style-name="T18"/></text:span></text:p>
      <text:p text:style-name="Text_20_Running"><text:span text:style-name="Text_20_Running"><text:span text:style-name="T18">Für das angestrebte Design war ein Header vorgesehen, sowie ein Container, der aufgeteilt ist in einen Hauptbereich und einen angehefteten Seitenbereich.</text:span></text:span></text:p>
      <text:p text:style-name="Text_20_Running"><text:span text:style-name="Text_20_Running"><text:span text:style-name="T18"><text:s/></text:span></text:span><text:span text:style-name="Text_20_Running"><text:span text:style-name="T15">Bild mit Wireframes</text:span></text:span><text:span text:style-name="Text_20_Running"><text:span text:style-name="T18"> </text:span></text:span></text:p>
      <text:p text:style-name="Text_20_Running"><text:span text:style-name="Text_20_Running"><text:span text:style-name="T18">Für den HTML-Code bedeutet das ein Div-Container mit der Klasse </text:span></text:span><text:span text:style-name="Quellcode"><text:span text:style-name="T18">container</text:span></text:span><text:span text:style-name="Text_20_Running"><text:span text:style-name="T18">, die wiederum die Klasse </text:span></text:span><text:span text:style-name="Quellcode"><text:span text:style-name="T18">row</text:span></text:span><text:span text:style-name="Text_20_Running"><text:span text:style-name="T18"> und die darunter liegenden span-Klassen festhält. Für die Platzreservierung des Hauptbereiches wird </text:span></text:span><text:span text:style-name="Quellcode"><text:span text:style-name="T18">span10</text:span></text:span><text:span text:style-name="Text_20_Running"><text:span text:style-name="T18"> verwendet in Kombination mit der Klasse </text:span></text:span><text:span text:style-name="Quellcode"><text:span text:style-name="T18">main-container</text:span></text:span><text:span text:style-name="Text_20_Running"><text:span text:style-name="T18">, während der Div-Container für die Sidebar mit den Klassen </text:span></text:span><text:span text:style-name="Quellcode"><text:span text:style-name="T18">span2</text:span></text:span><text:span text:style-name="Text_20_Running"><text:span text:style-name="T18"> und </text:span></text:span><text:span text:style-name="Quellcode"><text:span text:style-name="T18">sidebar</text:span></text:span><text:span text:style-name="Text_20_Running"><text:span text:style-name="T18"> ausgewiesen wird. Die in Bootstrap <text:s/>vordefinierte </text:span></text:span><text:span text:style-name="Quellcode"><text:span text:style-name="T18">container</text:span></text:span><text:span text:style-name="Text_20_Running"><text:span text:style-name="T18"> Klasse hat die Aufgabe darunter liegenden </text:span></text:span><text:span text:style-name="Text_20_Running"><text:span text:style-name="T18">Klassen zentriert zusammen zu halten, da ansonsten beim Herauszoomen der Seite beide Bereiche an den Rändern haften bleiben, also in der Breite skalieren würden. Da im </text:span></text:span><text:span text:style-name="Quellcode"><text:span text:style-name="T18">main-container</text:span></text:span><text:span text:style-name="Text_20_Running"><text:span text:style-name="T18"> die Views angezeigt werden sollen, wird hier </text:span></text:span><text:span text:style-name="Quellcode"><text:span text:style-name="T18">&lt;%= yield %&gt;</text:span></text:span><text:span text:style-name="Text_20_Running"><text:span text:style-name="T18"> platziert. </text:span></text:span></text:p>
      <text:p text:style-name="Text_20_Running"><text:soft-page-break/><text:span text:style-name="Text_20_Running"><text:span text:style-name="T18">Der yield-Befehl ist noch gezielter nutzbar, denn mit ihm lassen sich auch einzelne Bereiche für konkretere Inhalte reservieren, die nicht immer angezeigt werden. Soll die Sidebar neben den allgegenwärtigen Informationen zum aktuellen Login-Status auch zusätzliche Informationen zum eben betrachteten Spieleeintrag angezeigt werden können. Auf der User-Profil-Seite stattdessen soll der Bereich leer bleiben. Daher wurde in der Layout-Datei im div-Container mit den Klassen </text:span></text:span><text:span text:style-name="Quellcode"><text:span text:style-name="T18">span2</text:span></text:span><text:span text:style-name="Text_20_Running"><text:span text:style-name="T18"> (für die schmale Breite) und </text:span></text:span><text:span text:style-name="Quellcode"><text:span text:style-name="T18">sidebar</text:span></text:span><text:span text:style-name="Text_20_Running"><text:span text:style-name="T18"> die Yield-Anweisung </text:span></text:span></text:p>
      <text:p text:style-name="Text_20_Running"><text:span text:style-name="Quellcode"><text:span text:style-name="T18">&lt;%= yield(:sidebar)%&gt;</text:span></text:span><text:span text:style-name="Text_20_Running"><text:span text:style-name="T18">. Diese Code-Zeile erwartet Inhalt aus einer View-Datei, der mit der </text:span></text:span><text:span text:style-name="Quellcode"><text:span text:style-name="T18">content_for</text:span></text:span><text:span text:style-name="Text_20_Running"><text:span text:style-name="T18"> Methode ausgewiesen ist. In der Detailansichtsseite eines Spieles, also die </text:span></text:span><text:span text:style-name="File"><text:span text:style-name="T18">show.html.erb</text:span></text:span><text:span text:style-name="Text_20_Running"><text:span text:style-name="T18"> im Verzeichnis </text:span></text:span><text:span text:style-name="File"><text:span text:style-name="T18">app/views/games/</text:span></text:span><text:span text:style-name="Text_20_Running"><text:span text:style-name="T18"> kann an einer völlig beliebigen Stelle im HTML-Code </text:span></text:span><text:span text:style-name="Quellcode"><text:span text:style-name="T18">&lt;% content_for :sidebar do %&gt; HTML &lt;% end %&gt;</text:span></text:span><text:span text:style-name="Text_20_Running"><text:span text:style-name="T18"> definiert werden und dieser Inhalt erscheint an der in der Layout-Datei festgelegten Stelle bei Abruf dieser Ansicht.</text:span></text:span></text:p>
      <text:p text:style-name="Text_20_Running"><text:span text:style-name="Text_20_Running"><text:span text:style-name="T7"/></text:span></text:p>
      <text:p text:style-name="Heading_20__28_user_29_"><text:span text:style-name="Heading_20_3"><text:span text:style-name="T18">Die Trennlinie</text:span></text:span></text:p>
      <text:p text:style-name="Text_20_Running"><text:span text:style-name="Text_20_Running"><text:span text:style-name="T18">Eine Trennlinie im „Bevel“-Look sollte die Grenze zwischen dem Hauptbereich und der Sidebar visualisieren. Damit ist eine Linie gemeint, die durch zwei parallel verlaufende, unterschiedlich helle Grautöne einen abgeschliffenen Eindruck erweckt und edler wirkt, als eine einfarbige Trennlinie. Die Visualisierung dieses kleinen Style-Elements erwies sich jedoch als etwas knifflig und konnte nicht ausschließlich durch Stylesheets erreicht werde.</text:span></text:span></text:p>
      <text:p text:style-name="Text_20_Running"><text:span text:style-name="Text_20_Running"><text:span text:style-name="T18">Die offensichtlichste Lösung war es ergänzend zum</text:span></text:span><text:span text:style-name="Text_20_Running"><text:span text:style-name="T7"> </text:span></text:span><text:span text:style-name="Quellcode"><text:span text:style-name="T7">border</text:span></text:span><text:span text:style-name="Text_20_Running"><text:span text:style-name="T7">-Attribut auch </text:span></text:span><text:span text:style-name="Quellcode"><text:span text:style-name="T7">outline</text:span></text:span><text:span text:style-name="Text_20_Running"><text:span text:style-name="T7"> zu verwenden, doch Letzteres lässt sich nicht gezielt für eine Richtung einsetzen wie „left“ oder „right“ ,sondern umrahmt grundsätzlich das komplette Fenster.</text:span></text:span></text:p>
      <text:p text:style-name="Text_20_Running"><text:span text:style-name="Text_20_Running"><text:span text:style-name="T7"/></text:span></text:p>
      <text:p text:style-name="Heading_20__28_user_29_"><text:span text:style-name="Text_20_Running"><text:span text:style-name="T7"/></text:span></text:p>
      <text:p text:style-name="Text_20_Running"><text:span text:style-name="Text_20_Running"><text:span text:style-name="T13">Ein weiteres wiederkehrendes Style-element sind die Flash-Messages, die dem Nutzer Feedback zur aktuell ausgeführten Aktion geben sollen. Flash-Messages werden üblicherweise im Controller definiert in Actions wie „create“ oder „update“ in der Form </text:span></text:span></text:p>
      <text:p text:style-name="Text_20_Running"><text:span text:style-name="Quellcode"><text:span text:style-name="T18">flash[:alert] = „Account wurde angelegt“</text:span></text:span><text:span text:style-name="Text_20_Running"><text:span text:style-name="T13">. Die Ausgabe erfolgt dann in der entsprechenden View, typischerweise in der </text:span></text:span><text:span text:style-name="File"><text:span text:style-name="T18">application.html.erb</text:span></text:span><text:span text:style-name="Text_20_Running"><text:span text:style-name="T13"> mit </text:span></text:span><text:span text:style-name="Quellcode"><text:span text:style-name="T18">&lt;%= flash[:alert] %&gt;</text:span></text:span><text:span text:style-name="Text_20_Running"><text:span text:style-name="T13">. Wie so viele anderen Helper-Methoden generiert auch diese validen HTML-Code, der </text:span></text:span><text:span text:style-name="Text_20_Running"><text:span text:style-name="T13">zusätzlich mit sinnvollen CSS-Klassen Bezeichnungen versehen wird, die auch davon abhängen, ob als Attribut nun „:alert“, „:notice“ oder „:error“ gewählt wurde.</text:span></text:span></text:p>
      <text:p text:style-name="Text_20_Running"><text:span text:style-name="Text_20_Running"><text:span text:style-name="T7">Flash und titles evtl abändern</text:span></text:span></text:p>
      <text:p text:style-name="Text_20_Running"><text:span text:style-name="Text_20_Running"><text:span text:style-name="T7"/></text:span></text:p>
      <text:p text:style-name="Text_20_Running"><text:span text:style-name="Text_20_Running"><text:span text:style-name="T18">Abgesehen von den parametrisierten Inhalten soll ein statischer Header den Kopf-Bereich der Seite zieren, der mit primären Navigationsbuttons und einer Suchleiste ausgestattet ist.</text:span></text:span></text:p>
      <text:p text:style-name="Text_20_Running"><text:soft-page-break/><text:span text:style-name="Text_20_Running"><text:span text:style-name="T18">Dieser könnte einfach direkt in den HTML-Code der Layout-Datei geschrieben werden, doch Rails-typisch wird der benötigte Code in ein Partial ausgelagert. </text:span></text:span><text:span text:style-name="Text_20_Running"><text:span text:style-name="T7">Pages controller?</text:span></text:span></text:p>
      <text:p text:style-name="Heading_20__28_user_29_"><text:span text:style-name="Heading_20_2">4.3 Der User</text:span></text:p>
      <text:p text:style-name="Heading_20__28_user_29_"><text:span text:style-name="Heading_20_2"/></text:p>
      <text:p text:style-name="Heading_20__28_user_29_"><text:span text:style-name="Heading_20_3">4.3.1 User Registrierung</text:span></text:p>
      <text:p text:style-name="Text_20_Running"><text:span text:style-name="Text_20_Running">Da nun das grobe Layout steht kann nun begonnen werden die Seite mit der Geschäftslogik aufzubauen. Zunächst soll ermöglicht werden, sich auf der Seite als User zu registrieren, was also bedeutet, dass die Applikation eine Ressource benötigt, die User in einer Tabelle speichern und Auslesen kann. Zuallererst wird das ein User-Model benötigt mit Zugriff auf eine entsprechende Tabelle in der Datenbank. Mit dem Befehl </text:span><text:span text:style-name="Console">rails g model user name:string email:string password_digest:string</text:span><text:span text:style-name="Text_20_Running"> wird das User-Model erstellt und ist in </text:span><text:span text:style-name="File">app/models/</text:span><text:span text:style-name="Text_20_Running"> in der Datei </text:span><text:span text:style-name="File">user.rb</text:span><text:span text:style-name="Text_20_Running"> abrufbar. Zusätzlich wird die Tabelle „users“ in einer Migrations-Datei vorbereitet, die durch die Zusatzparameter auch gleich zwei Spalten der Tabelle mit Bezeichnung und Datentyp beschreibt. Durch den Konsolen-Befehl </text:span></text:p>
      <text:p text:style-name="Text_20_Running"><text:span text:style-name="Quellcode">rake db:migrate</text:span><text:span text:style-name="Console"> </text:span><text:span text:style-name="Text_20_Running">wird das Migrations-Skript ausgeführt und die Tabelle in ihrer aktuell vordefinierten Form erstellt. An dieser Stelle sei angemerkt, dass zum Zeitpunkt der </text:span><text:span text:style-name="Text_20_Running">Erstellung dieser Tabelle noch nicht alle Attribute berücksichtigt wurden, die im Laufe des </text:span><text:span text:style-name="Text_20_Running">Projektes noch hinzukommen sollten. Diese wurden nachträglich durch weitere Migrationen hinzugefügt.</text:span></text:p>
      <text:p text:style-name="Text_20_Running"><text:span text:style-name="Text_20_Running"/></text:p>
      <text:p text:style-name="Text_20_Running"><text:span text:style-name="Text_20_Running">Das Vorhandensein eines Models und der zugehörigen Tabelle bildet nun die Grundlage für die elementaren Operationen wie Speichern, Löschen oder Bearbeiten von Usern.</text:span></text:p>
      <text:p text:style-name="Text_20_Running"><text:span text:style-name="Text_20_Running">Das Tabellenfeld „password_digest“ speichert gehashte Passwörter, ist aber anders als die Attributbezeichnung für Name und Email nicht frei gewählt sondern stellt eine Rails-</text:span><text:span text:style-name="Text_20_Running">Konvention dar und kann zum Jetzigen Zeitpunkt auch noch nicht ohne Weiteres genutzt werden. Für Rails existieren einige sehr umfangreiche Authentifizierungssysteme, wie „Devise“ oder „Authlogic“, die grundlegende und weiterführende Features beinhalten zur </text:span><text:span text:style-name="Text_20_Running">Lösung anspruchsvoller Authentifizierungsprobleme. „Devise“ galt hierbei sogar lange Zeit als Quasistandard</text:span><text:span text:style-name="Hochzahl">9</text:span><text:span text:style-name="Text_20_Running">. Im Rahmen dieser Projektarbeit wurde jedoch auf diese Bibliotheken verzichtet und die einfache </text:span><text:span text:style-name="Quellcode">secure_password</text:span><text:span text:style-name="Text_20_Running"> Methode verwendet, die Rails 3.1 mit sich </text:span><text:span text:style-name="Text_20_Running">bringt. Die Methode benötigt das Gem „bcrypt“ und kann genutzt werden in dem im User-Model der Aufruf </text:span><text:span text:style-name="Quellcode">has_secure_password</text:span><text:span text:style-name="Text_20_Running"> hinzugefügt wird.</text:span></text:p>
      <text:p text:style-name="Text_20_Running"><text:soft-page-break/><text:span text:style-name="Text_20_Running">Die Methode übernimmt die Aufgabe ein eingegebenes Passwort mit dem im Feld für die Passwortwiederholung zu vergleichen und damit zu validieren, es ist also keine eigene Programmierung vom Entwickler dazu nötig. </text:span></text:p>
      <text:p text:style-name="Text_20_Running"><text:span text:style-name="Text_20_Running">Ebenso können sämtliche anderen Validierungen durch simplen Aufruf der Methode </text:span><text:span text:style-name="Quellcode">validates</text:span><text:span text:style-name="Text_20_Running"> vorgenommen werden. Die Validierungszeile </text:span></text:p>
      <text:p text:style-name="Text_20_Running"><text:span text:style-name="Quellcode"><text:span text:style-name="T18">validates :name, presence: true, uniqueness: true, length: { maximum: 50 }</text:span></text:span><text:span text:style-name="Text_20_Running"><text:span text:style-name="T20"> </text:span></text:span><text:span text:style-name="Text_20_Running"><text:span text:style-name="T18">legt fest, dass das Tabellenfeld „name“ zwingend gesetzt sein muss (presence), der gesetzte Wert </text:span></text:span><text:span text:style-name="Text_20_Running"><text:span text:style-name="T18">innerhalb der Tabellenspalte nicht mehrfach vorkommen darf (uniqueness) und dass der String nicht mehr als 50 Zeichen lang sein darf (length).</text:span></text:span></text:p>
      <text:p text:style-name="Text_20_Running"><text:span text:style-name="Text_20_Running"><text:span text:style-name="T18">Für das Email-Tabellenfeld sind zwei weitere Parameter aufgeführt, die einer näheren Erklärung bedürfen. Zum einen wird über den Parameter </text:span></text:span><text:span text:style-name="Quellcode"><text:span text:style-name="T18">format</text:span></text:span><text:span text:style-name="Text_20_Running"><text:span text:style-name="T18"> das Muster für den email-</text:span></text:span><text:span text:style-name="Text_20_Running"><text:span text:style-name="T18">String definiert, da jede email-Adresse zwingend ein „@“-Symbol erfordert um den Local-Part vom Domain-Part zu trennen, sowie ein Punkt für die Top-Level-Domain.</text:span></text:span></text:p>
      <text:p text:style-name="Text_20_Running"><text:span text:style-name="Text_20_Running"><text:span text:style-name="T18">Das Muster für den String kann auf verschiedenste Art und Weise definiert werden und die Meinungen über den Detailgrad und der daraus resultierenden Länge gehen stark auseinander.</text:span></text:span></text:p>
      <text:p text:style-name="Text_20_Running"><text:span text:style-name="Text_20_Running"><text:span text:style-name="T18">Offizielles Lehrmaterial wie das Tutorial von Michael Hartl</text:span></text:span><text:span text:style-name="Hochzahl"><text:span text:style-name="T18">10</text:span></text:span><text:span text:style-name="Text_20_Running"><text:span text:style-name="T18"> oder das Entwickler-Handbuch „Ruby on Rails 3.1“</text:span></text:span><text:span text:style-name="Hochzahl"><text:span text:style-name="T18">11</text:span></text:span><text:span text:style-name="Text_20_Running"><text:span text:style-name="T18"> verwenden Formulierungen wie </text:span></text:span><text:span text:style-name="Quellcode"><text:span text:style-name="T18">/\A[\w+\-.]+@[a-z\d\-.]+\.[a-z]+\z/i </text:span></text:span><text:span text:style-name="Text_20_Running">und </text:span><text:span text:style-name="Quellcode">/^([^@\s]+)@((?:[-a-z0-9]+\.)+[a-z]{2,})$/i</text:span><text:span text:style-name="Text_20_Running">, was von der Entwickler-</text:span><text:span text:style-name="Text_20_Running">Gemeinde wegen unnötiger Komplexität kritisch gesehen wird und stattdessen für standardisierte Registrierungsformulare Formulierungen wie </text:span><text:span text:style-name="Quellcode">/.+@.+/</text:span><text:span text:style-name="Text_20_Running"> <text:s/>empfiehlt</text:span><text:span text:style-name="Hochzahl">12</text:span><text:span text:style-name="Text_20_Running">.</text:span></text:p>
      <text:p text:style-name="Text_20_Running"><text:span text:style-name="Text_20_Running"/></text:p>
      <text:p text:style-name="Text_20_Running"><text:span text:style-name="Text_20_Running">Weitaus wichtiger für die email-Adresse ist jedoch ihre Einzigartigkeit zu gewährleisten.</text:span></text:p>
      <text:p text:style-name="Text_20_Running"><text:span text:style-name="Text_20_Running">Die Formulierung</text:span><text:span text:style-name="Text_20_Running"><text:span text:style-name="T18"> </text:span></text:span><text:span text:style-name="Quellcode"><text:span text:style-name="T18">uniqueness: true</text:span></text:span><text:span text:style-name="Text_20_Running"><text:span text:style-name="T18"> kann hierbei nicht verwendet werden, da diese Groß-und Kleinschreibung unterscheidet, was bedeutet, dass die Email-Adressen </text:span></text:span><text:span text:style-name="Hyperlink"><text:span text:style-name="T18">user@rails.com</text:span></text:span><text:span text:style-name="Text_20_Running"><text:span text:style-name="T18"> und </text:span></text:span><text:span text:style-name="Hyperlink"><text:span text:style-name="T18">USER@RAILS.COM</text:span></text:span><text:span text:style-name="Text_20_Running"><text:span text:style-name="T18"> als zwei unterschiedliche Zeichenketten behandelt werden und somit beide Adressen in einer Tabelle existieren könnten. Während eine solche Koexistenz bei Nutzernamen durchaus üblich sein kann, wäre das bei email-Adressen verwirrend und daher wurde der Befehl </text:span></text:span><text:span text:style-name="Quellcode"><text:span text:style-name="T18">uniqueness: { case_sensitive: false }</text:span></text:span><text:span text:style-name="Text_20_Running"><text:span text:style-name="T18"> verwendet, der die Unterscheidung von Groß- und Kleinbuchstaben unterbindet. Als zusätzliche Absicherung wird mit</text:span></text:span><text:span text:style-name="Text_20_Running"><text:span text:style-name="T13"> </text:span></text:span><text:span text:style-name="Quellcode"><text:span text:style-name="T18">before_save { |user| user.email = email.downcase }</text:span></text:span><text:span text:style-name="Text_20_Running"><text:span text:style-name="T18"> sicher gestellt, dass vor der Speicherung die Zeichenkette der email-Adresse in Kleinbuchstaben gesetzt wird, um Inkompatibilitäten mit diversen Datenbankadaptern zu vermeiden, die einen anderen Standard pflegen</text:span></text:span><text:span text:style-name="Hochzahl"><text:span text:style-name="T18">13</text:span></text:span><text:span text:style-name="Text_20_Running"><text:span text:style-name="T18">.</text:span></text:span></text:p>
      <text:p text:style-name="Text_20_Running"><text:span text:style-name="Text_20_Running"><text:span text:style-name="T13"/></text:span></text:p>
      <text:p text:style-name="Text_20_Running"><text:soft-page-break/><text:span text:style-name="Text_20_Running"><text:span text:style-name="T18">Tatsächlich ist damit jedoch immer noch keine zuverlässige Einzigartigkeit des Attributes garantiert. Der zwar seltene, aber dennoch nicht ganz unübliche Fall, in dem ein Nutzer ein Registrierungsformular durch versehentlichen Doppel-Klick auf den „Send“-Button verschickt hat zur Folge, das zwei Requests (statt nur einem) verschickt werden und damit eine Tabelle zwei identische Zeilen enthalten kann. Dabei handelt es sich aber um eine klassische Race-Condition die stark vom Traffic abhängt und auch nur auf einem Multi-Thread Server auftreten kann</text:span></text:span><text:span text:style-name="Hochzahl"><text:span text:style-name="T18">14</text:span></text:span><text:span text:style-name="Text_20_Running"><text:span text:style-name="T18"> und somit nicht auf dem lokalen Webrick Test-Server provoziert werden kann. Dennoch wurde diese Mangel beseitigt, da die Videospieldatenbank für ein mögliches Deployment in der Zukunft mit den nötigen Sicherheitsbarrieren ausgestattet sein sollte, wie jede andere vollwertige Railsapplikation im Einsatz.</text:span></text:span></text:p>
      <text:p text:style-name="Text_20_Running"><text:span text:style-name="Text_20_Running"><text:span text:style-name="T18">Damit die Einmaligkeit eines Attributwertes wirklich zuverlässig sicher gestellt werden kann reicht es nicht aus diese in der Geschäftslogik zu definieren, sondern auch auf der Datenbank-Ebene. Damit ein Datenbanksystem auf Daten effizient und schnell zugreifen kann, müssen die Felder indiziert werden. Durch den Konsolen-Befehl </text:span></text:span><text:span text:style-name="Console"><text:span text:style-name="T18">rails g migration add_index_to_users_email</text:span></text:span><text:span text:style-name="Text_20_Running"><text:span text:style-name="T18"> wird ein Migrations-Skript erstellt, das noch mit der ausschlaggebenden Option </text:span></text:span><text:span text:style-name="Quellcode"><text:span text:style-name="T18">unique: true</text:span></text:span><text:span text:style-name="Text_20_Running"><text:span text:style-name="T18"> ergänzt wird und nach ausgeführtem Migrations-Befehl dem Email-Feld in der „Users“-Tabelle einen Index verpasst, der nun auch auf der Datenbankseite sicher stellt, dass kein Wert mehrfach vorkommen kann.</text:span></text:span></text:p>
      <text:p text:style-name="Text_20_Running"><text:span text:style-name="Text_20_Running"><text:span text:style-name="T18">Unabhängig von den Restriktionen, die im User-Model und der Tabelle vorgenommen wurden, können im Users-Controller die nötigen Befehle erteilt werden, um eine Registrierung in Gang setzen zu können. In der Methode </text:span></text:span><text:span text:style-name="Quellcode"><text:span text:style-name="T18">new</text:span></text:span><text:span text:style-name="Text_20_Running"><text:span text:style-name="T18"> wird mit </text:span></text:span></text:p>
      <text:p text:style-name="Text_20_Running"><text:span text:style-name="Quellcode"><text:span text:style-name="T18">@user = User.new</text:span></text:span><text:span text:style-name="Text_20_Running"><text:span text:style-name="T18"> ein leeres User-Objekt erzeugt, das in der View </text:span></text:span><text:span text:style-name="File"><text:span text:style-name="T18">new.html.erb</text:span></text:span><text:span text:style-name="Text_20_Running"><text:span text:style-name="T18"> mit Werten gefüllt werden kann. Das an dieser Stelle benötigte HTML-Formular muss mit eingebettetem Ruby-Code beschrieben werden, da eine Helper-Methode, nämlich „form_for“ benötigt wird, die die Brücke zur Datenbank schlägt um die ActiveRecord-Objekte einlesen zu können. Mit </text:span></text:span><text:span text:style-name="Quellcode"><text:span text:style-name="T18">&lt;%= form_for @user do |f| %&gt;</text:span></text:span><text:span text:style-name="Text_20_Running"><text:span text:style-name="T18"> wird die im Users-Controller definierte Variable „@user“ in einen Formular-Block gesetzt, bei dem für die Attribute des aktuell übergebenen User-</text:span></text:span><text:span text:style-name="Text_20_Running"><text:span text:style-name="T18">Objektes der HTML-Code für die benötigten Formular-Elemente wie Textfelder und Labels erzeugt wird, wenn die Formular-Variable „f“ vorangestellt wird.</text:span></text:span></text:p>
      <text:p text:style-name="P17"><text:span text:style-name="Text_20_Running"><text:span text:style-name="T18">Das heißt der Ruby-Code </text:span></text:span><text:span text:style-name="Quellcode"><text:span text:style-name="T18">&lt;%= f.text_field :name %&gt;</text:span></text:span><text:span text:style-name="Text_20_Running"><text:span text:style-name="T18"> beispielsweise produziert den HTML-Code </text:span></text:span><text:span text:style-name="Quellcode"><text:span text:style-name="T18">&lt;input id="user_name" name="user[name]" size="30" type="text" /&gt;</text:span></text:span><text:span text:style-name="Text_20_Running"><text:span text:style-name="T18">.</text:span></text:span></text:p>
      <text:p text:style-name="P17"><text:span text:style-name="Text_20_Running"><text:span text:style-name="T18"/></text:span></text:p>
      <text:p text:style-name="Text_20_Running"><text:span text:style-name="Text_20_Running"><text:span text:style-name="T18">Und auch der Sende-Befehl wird mit all den HTML-Attributen ausgestattet, die für eine solche Transaktion benötigt werden. </text:span></text:span><text:span text:style-name="Quellcode"><text:span text:style-name="T18">&lt;%= f.submit "Create" %&gt;</text:span></text:span><text:span text:style-name="Text_20_Running"><text:span text:style-name="T18"> wird übersetzt in </text:span></text:span></text:p>
      <text:p text:style-name="Text_20_Running"><text:soft-page-break/><text:span text:style-name="Quellcode"><text:span text:style-name="T18">&lt;form action="/users" class="new_user" id="new_user" method="post"&gt; </text:span></text:span><text:span text:style-name="Text_20_Running"><text:span text:style-name="T18">und liefert mit POST den richtigen Request, damit die Daten gesendet und vom Web Server akzeptiert werden können. Damit durch den Aufruf des Submit-Buttons auch tatsächlich die eingegebenen Werte in der Datenbank gespeichert werden muss im Users-Controller die Action create befehligt werden. Die Code-Zeile </text:span></text:span><text:span text:style-name="Quellcode"><text:span text:style-name="T18">@user = </text:span></text:span><text:span text:style-name="Quellcode"><text:span text:style-name="T21">User</text:span></text:span><text:span text:style-name="Quellcode"><text:span text:style-name="T18">.new(params[:user])</text:span></text:span><text:span text:style-name="Text_20_Running"><text:span text:style-name="T18"> füllt des bis dahin leere User-Objekt mit den aus dem Formular herausgelesenen Werten und setzt diese in einen Hash, der wie folgt aussehen würde.</text:span></text:span></text:p>
      <text:p text:style-name="Text_20_Running"><text:span text:style-name="Text_20_Running"><text:span text:style-name="T18"/></text:span></text:p>
      <text:p text:style-name="CodeBlock"><text:span text:style-name="Quellcode"><text:span text:style-name="T18">@user = User.new(name: "Example User", email: "user@example.com", </text:span></text:span></text:p>
      <text:p text:style-name="CodeBlock"><text:span text:style-name="Quellcode"><text:s text:c="19"/>password: "foobar", password_confirmation: "foobar")</text:span></text:p>
      <text:p text:style-name="CodeBlock"><text:span text:style-name="Text_20_Running"><text:span text:style-name="T18"/></text:span></text:p>
      <text:p text:style-name="Text_20_Running"><text:span text:style-name="Text_20_Running"><text:span text:style-name="T18"/></text:span></text:p>
      <text:p text:style-name="Text_20_Running"><text:span text:style-name="Text_20_Running"><text:span text:style-name="T18">Die endgültige Speicherung der Daten in der Datenbank-Tabelle erfolgt durch </text:span></text:span><text:span text:style-name="Quellcode"><text:span text:style-name="T18">@user.save</text:span></text:span><text:span text:style-name="Text_20_Running"><text:span text:style-name="T18">. Die letzte Anpassung die nötig ist, damit die komplette Prozedur funktionieren kann, sind die Action-Zuweisungen in der </text:span></text:span><text:span text:style-name="File"><text:span text:style-name="T18">routes.rb</text:span></text:span><text:span text:style-name="Text_20_Running"><text:span text:style-name="T18">, da zum jetzigen Zeitpunkt weder URLs für die einzelnen Actions existieren, noch die Applikation weiß, dass durch den „submit“-Befehl auch tatsächlich die Action „create“ im Users-Controller aufgerufen werden soll. Anstatt hier jedoch mehrere Zeilen mit den einzelnen Actions zu beschreiben liefert Rails ein komfortables Paket, das alle elementaren CRUD-Operationen bereitstellt, nämlich „resources“. Mit </text:span></text:span><text:span text:style-name="Quellcode"><text:span text:style-name="T18">resources :users</text:span></text:span><text:span text:style-name="Text_20_Running"><text:span text:style-name="T18"> werden automatisch folgende 7 Routen generiert.</text:span></text:span></text:p>
      <text:p text:style-name="CodeBlock"><text:span text:style-name="Quellcode"><text:span text:style-name="T18">GET „users“ =&gt; „users#index“, as: user </text:span></text:span></text:p>
      <text:p text:style-name="CodeBlock"><text:span text:style-name="Quellcode"><text:span text:style-name="T18">GET „users/new“ =&gt; „users#new“, as: new_user</text:span></text:span></text:p>
      <text:p text:style-name="CodeBlock"><text:span text:style-name="Quellcode"><text:span text:style-name="T18">POST „users“ =&gt; „users#create“</text:span></text:span></text:p>
      <text:p text:style-name="CodeBlock"><text:span text:style-name="Quellcode"><text:span text:style-name="T18">GET „users/:id“ =&gt; „users#show“, as: user </text:span></text:span></text:p>
      <text:p text:style-name="CodeBlock"><text:span text:style-name="Quellcode"><text:span text:style-name="T18">GET „users/:id/edit“ =&gt; „users#edit“, as: edit_user</text:span></text:span></text:p>
      <text:p text:style-name="CodeBlock"><text:span text:style-name="Quellcode"><text:span text:style-name="T18">PUT „users/:id“ =&gt; „users#update“</text:span></text:span></text:p>
      <text:p text:style-name="CodeBlock"><text:span text:style-name="Quellcode"><text:span text:style-name="T18">DELETE „users/:id“ =&gt; „users#destroy“</text:span></text:span></text:p>
      <text:p text:style-name="Text_20_Running"><text:span text:style-name="Text_20_Running"><text:span text:style-name="T18"/></text:span></text:p>
      <text:p text:style-name="Text_20_Running"><text:span text:style-name="Text_20_Running"><text:span text:style-name="T18">Hierdurch wurde nun die Kommunikation zum Browser gewährleistet und die einzelnen Views samt Actions können durch eine legitime URL angezeigt werden. Die Zusatzoption </text:span></text:span><text:span text:style-name="Quellcode"><text:span text:style-name="T18">as:</text:span></text:span><text:span text:style-name="Text_20_Running"><text:span text:style-name="T18"> definiert an dieser Stelle eine Helper-Methode für die jeweilige Action.</text:span></text:span></text:p>
      <text:p text:style-name="Text_20_Running"><text:span text:style-name="Text_20_Running"><text:span text:style-name="T18">Und zwar wird durch den Aufruf der Methode </text:span></text:span><text:span text:style-name="Quellcode"><text:span text:style-name="T18">new_user_path</text:span></text:span><text:span text:style-name="Text_20_Running"><text:span text:style-name="T18"> automatisch die in dieser Zeile beschriebene Action-View aufgerufen. Dies kommt besonders den Verlinkungen innerhalb der einzelnen Seiten zu Gute in dem in einer View der Ruby-Code </text:span></text:span></text:p>
      <text:p text:style-name="Text_20_Running"><text:span text:style-name="Quellcode"><text:span text:style-name="T18">&lt;%= link_to "Registrieren", new_user_path, class: "btn" %&gt;</text:span></text:span><text:span text:style-name="Text_20_Running"><text:span text:style-name="T20"> </text:span></text:span><text:span text:style-name="Text_20_Running"><text:span text:style-name="T18">eingebettet wird. Auf diese Weise werden in Rails üblicherweise Link-Buttons erstellt.</text:span></text:span></text:p>
      <text:p text:style-name="Text_20_Running"><text:span text:style-name="Text_20_Running"><text:span text:style-name="T18">Nun ist also ein Besucher in der Lage die Seite aufzurufen, und über Navigationsbuttons sich registrieren zu können.</text:span></text:span></text:p>
      <text:p text:style-name="Text_20_Running"><text:span text:style-name="Text_20_Running"><text:span text:style-name="T18"/></text:span></text:p>
      <text:p text:style-name="Heading_20__28_user_29_"><text:soft-page-break/><text:span text:style-name="Heading_20_3">4.3.2 User Login</text:span><text:span text:style-name="Heading_20_2"> </text:span></text:p>
      <text:p text:style-name="Text_20_Running"><text:span text:style-name="Text_20_Running">Sobald ein User sich registrieren kann, muss dieser auch die Möglichkeit haben sich in das System ein- und auch wieder aus zu loggen. Das Ein- und Ausloggen in einem bestehenden System markiert den Anfang und das Ende einer Session. Eine Session soll also beim Einloggen kreiert und beim Ausloggen wieder zerstört werden. Für diese Aktionen müssen ebenfalls Routing-Einträge vorgenommen, sowie die dort referenzierten Methoden in einem Controller definiert werden. Zwar könnte man wegen der Gebundenheit an einen User die </text:span><text:span text:style-name="Text_20_Running">Methoden im Users-Controller definieren, doch Rails-typisch wird wegen der einheitlichen Benennung von Methoden, die den Rails Konventionen zu Grunde liegen ein eigener, neuer Controller erstellt, der für das Session Handling verantwortlich ist. Würde man versuchen </text:span><text:span text:style-name="Text_20_Running">Sessions im Users-Controller zu handhaben, müssten „create“-Methoden unterschiedliche </text:span><text:span text:style-name="Text_20_Running">Namen tragen wie „create_user“ und „create_session“. Durch die Verfrachtung in eigene Controller wird so die Einheitlichkeit der Methodennamen gewahrt und können dennoch durch die vorangestellten Controller-Namen unterschieden werden. Dadurch werden auch neu definierte Ressourcen in der </text:span><text:span text:style-name="File">routes.rb</text:span><text:span text:style-name="Text_20_Running"> sofort kompatibel zu ihren referenzierten Controllern. Mit dem Routing-Eintrag </text:span><text:span text:style-name="Quellcode">resources :sessions</text:span><text:span text:style-name="Text_20_Running"> werden sofort die bekannten CRUD-Operationen auf die korrespondierenden Methoden im Sessions-Controller gemappt.</text:span></text:p>
      <text:p text:style-name="Text_20_Running"><text:span text:style-name="Text_20_Running">Durch den optionalen Filter </text:span><text:span text:style-name="Quellcode"><text:span text:style-name="T18">only: [:new, :create, :destroy]</text:span></text:span><text:span text:style-name="Text_20_Running"><text:span text:style-name="T20"> </text:span></text:span><text:span text:style-name="Text_20_Running"><text:span text:style-name="T18">werden Routing-Regeln auf die benannten Methoden begrenzt, da für Sessions eine „edit“ oder „show“ Funktion keinen Sinn machen würde. Der Sessions-Controller wird nun mit dem Konsolen-Befehl </text:span></text:span></text:p>
      <text:p text:style-name="Text_20_Running"><text:span text:style-name="Console"><text:span text:style-name="T18">rails generate controller sessions create destroy</text:span></text:span><text:span text:style-name="Text_20_Running"><text:span text:style-name="T18"> generiert.</text:span></text:span></text:p>
      <text:p text:style-name="Info"><text:span text:style-name="Text_20_Running"><text:span text:style-name="T18">Dieser könnte wie jede andere Datei manuell erstellt werden, doch der Konsolen-Befehl hat den Vorteil auch automatisch einen zugehörigen View-Ordner zu erstellen mit jeweils einer View-Datei für jede der angegebenen Methodennamen.</text:span></text:span></text:p>
      <text:p text:style-name="Text_20_Running"><text:span text:style-name="Text_20_Running"><text:span text:style-name="T18">Durch die optional angegebenen Methodennamen ist diese in der Controller-Klasse bereits vordefiniert und müssen nur noch mit konkreten Aktionen programmiert werden.</text:span></text:span></text:p>
      <text:p text:style-name="Text_20_Running"><text:span text:style-name="Text_20_Running"><text:span text:style-name="T18">Anders als beim User wird durch das Kreieren einer Session keine Information in der Datenbank dauerhaft gespeichert und deswegen wird für den Session-Controller auch kein Model benötigt. Stattdessen nutzt die Session Ressource einen Cookie, der im Web Browser </text:span></text:span><text:span text:style-name="Text_20_Running"><text:span text:style-name="T18">gespeichert wird. Aus diesem Grunde wird keine „new“-Methode gebraucht, da kein neues Objekt erzeugt werden muss.</text:span></text:span></text:p>
      <text:p text:style-name="Info"><text:span text:style-name="Text_20_Running"><text:span text:style-name="T18">Obwohl im Session-Controller keine Methode „new“ definiert wurde, ist im Routing-Eintrag die Regel für die „new“-Action essentiell, da diese immer noch dafür zuständig ist die View </text:span></text:span><text:span text:style-name="File"><text:span text:style-name="T18">new.html.erb</text:span></text:span><text:span text:style-name="Text_20_Running"><text:span text:style-name="T18"> im Verzeichnis </text:span></text:span><text:span text:style-name="File"><text:span text:style-name="T18">/app/views/sessions</text:span></text:span><text:span text:style-name="Text_20_Running"><text:span text:style-name="T18"> zu laden.</text:span></text:span></text:p>
      <text:p text:style-name="Info"><text:soft-page-break/><text:span text:style-name="Text_20_Running"><text:span text:style-name="T18">Die Referenz auf die Methode (</text:span></text:span><text:span text:style-name="Quellcode"><text:span text:style-name="T18">=&gt; "sessions#new"</text:span></text:span><text:span text:style-name="Text_20_Running"><text:span text:style-name="T18">) bedeutet nicht, dass diese zwingend vorhanden sein muss, damit der Request durchgeführt werden kann. In Tutorials zu „Ruby on Rails“ Workflows wurde tatsächlich jedoch die Methode beibehalten und ohne Inhalt in der Controller-Klasse stehen gelassen aus reinen Symmetrie- und Deutlichkeitsgründen.</text:span></text:span></text:p>
      <text:p text:style-name="Text_20_Running"><text:span text:style-name="Text_20_Running"><text:span text:style-name="T18">Die View-Datei </text:span></text:span><text:span text:style-name="File"><text:span text:style-name="T18">new.html.erb</text:span></text:span><text:span text:style-name="Text_20_Running"><text:span text:style-name="T18"> im Sessions-Verzeichnis bildet das Login-Formular für den User und diesem wird anders als dem Registrierungsformular, wegen der Ungebundenheit zu einem Model keine Objekt-Variable übergeben. Stattdessen wird mit <text:s text:c="4"/></text:span></text:span></text:p>
      <text:p text:style-name="Text_20_Running"><text:span text:style-name="Quellcode"><text:span text:style-name="T18">&lt;%= form_for(:session, url: sessions_path) do |f| %&gt;</text:span></text:span><text:span text:style-name="Text_20_Running"><text:span text:style-name="T18"> eine Referenz auf die Ressource gesetzt, die die nötigen Actions an den Sessions-Controller weiterleitet. An dieser Stelle hätte auch für eine einfachere Code-Darstellung die Helper-Methode </text:span></text:span><text:span text:style-name="Quellcode"><text:span text:style-name="T18">form_tag</text:span></text:span><text:span text:style-name="Text_20_Running"><text:span text:style-name="T18"> anstelle von </text:span></text:span><text:span text:style-name="Quellcode"><text:span text:style-name="T18">form_for</text:span></text:span><text:span text:style-name="Text_20_Running"><text:span text:style-name="T18"> verwendet werden können, damit sich das Formular mit </text:span></text:span><text:span text:style-name="Quellcode"><text:span text:style-name="T18">form_tag sessions_path </text:span></text:span><text:span text:style-name="Quellcode"><text:span text:style-name="T18">do</text:span></text:span><text:span text:style-name="Text_20_Running"><text:span text:style-name="T18"> beschreiben ließe, was das vorangestellte „f“ bei den einzelnen Formular Elementen </text:span></text:span><text:span text:style-name="Text_20_Running"><text:span text:style-name="T18">entbehren würde. Auch hier wurde wegen der Einheitlichkeit zum Registrierungsformular die „form_for“-Methode beibehalten.</text:span></text:span></text:p>
      <text:p text:style-name="Text_20_Running"><text:span text:style-name="Text_20_Running"><text:span text:style-name="T18"/></text:span></text:p>
      <text:p text:style-name="Text_20_Running"><text:span text:style-name="Text_20_Running"><text:span text:style-name="T18">Das Versenden der eingegebenen Daten erfolgt wie bei allen anderen Formularen auch über den Helper </text:span></text:span><text:span text:style-name="Quellcode"><text:span text:style-name="T18">f.submit</text:span></text:span><text:span text:style-name="Text_20_Running"><text:span text:style-name="T18"> der den POST-Request über die Routes an den Sessions-Controller weiterleitet, dessen „create“-Methode die übergebenen Daten noch validieren muss.</text:span></text:span></text:p>
      <text:p text:style-name="Text_20_Running"><text:span text:style-name="Text_20_Running"><text:span text:style-name="T18">Mit </text:span></text:span><text:span text:style-name="Quellcode"><text:span text:style-name="T18">user = </text:span></text:span><text:span text:style-name="Quellcode"><text:span text:style-name="T21">User</text:span></text:span><text:span text:style-name="Quellcode"><text:span text:style-name="T18">.find_by_name(params[:session][:name])</text:span></text:span><text:span text:style-name="Text_20_Running"><text:span text:style-name="T18"> wird zunächst der Variablen „user“ der im Session-Formular eingetragene Name übergeben. Anzumerken ist hierbei, dass die Variable </text:span></text:span><text:span text:style-name="Text_20_Running"><text:span text:style-name="T13">ohne vorangestelltes @-Symbol deklariert wurde und damit keine Instanzvariable darstellt. Instanz-Variablen werden in einem Controller hauptsächlich </text:span></text:span><text:span text:style-name="Text_20_Running"><text:span text:style-name="T13">deklariert um, damit das zugewiesene Objekt in einer View aufgerufen werden kann. In diesem Falle wird die Variable nur für die Controller-interne Bearbeitungslogik gebraucht und soll in keiner Form sichtbar im Browser ausgegeben werden, daher genügt hier die Deklaration als lokale Variable.</text:span></text:span></text:p>
      <text:p text:style-name="Text_20_Running"><text:span text:style-name="Text_20_Running"><text:span text:style-name="T18"/></text:span></text:p>
      <text:p text:style-name="Text_20_Running"><text:span text:style-name="Text_20_Running"><text:span text:style-name="T18">Die Helper-Methode „find_by_name“ wurde dabei automatisch mit dem User-Model generiert. Der Wert dieser Variable wird nun in einem if-clause abgefragt:</text:span></text:span></text:p>
      <text:p text:style-name="P18"><text:span text:style-name="Quellcode">if user &amp;&amp; user.authenticate(params[:session][:password])</text:span><text:span text:style-name="Text_20_Running"> mag auf einen Java-Entwickler recht verwirrend wirken ist jedoch völlig üblich in idiomatischer Rails Programmierung. Die Variable „user“ allein stellt innerhalb eines if-Statements bereits eine </text:span><text:span text:style-name="Text_20_Running">Kondition dar und zwar liefert sie automatisch den boolschen Wert „true“ zurück sofern sie nicht „nil“ also leer ist. Die „authenticate“-Methode wurde durch „has_secure_password“ im </text:span><text:soft-page-break/><text:span text:style-name="Text_20_Running">User-Model zur Verfügung gestellt. Hier wird der User-Name mit dem mit dem von diesem User eingegebenen und dem in der Datenbank gespeicherten Passwort verglichen.</text:span></text:p>
      <text:p text:style-name="Text_20_Running"><text:span text:style-name="Text_20_Running"><text:span text:style-name="T18">Wenn beide Konditionen „true“ liefern, kann das speichern der Session im trivialsten Falle erfolgen durch </text:span></text:span><text:span text:style-name="Quellcode"><text:span text:style-name="T18">session[:user_id] = user.id</text:span></text:span><text:span text:style-name="Text_20_Running"><text:span text:style-name="T18">. Äquivalent dazu würde mit </text:span></text:span><text:span text:style-name="Quellcode"><text:span text:style-name="T18">session[:user_id] = nil</text:span></text:span><text:span text:style-name="Text_20_Running"><text:span text:style-name="T18"> in der „destroy“-Methode eine Session auch wieder gelöscht werden, damit sich ein User auch wieder ausloggen kann.</text:span></text:span></text:p>
      <text:p text:style-name="Text_20_Running"><text:span text:style-name="Text_20_Running"><text:span text:style-name="T18"/></text:span></text:p>
      <text:p text:style-name="Text_20_Running"><text:span text:style-name="Text_20_Running"><text:span text:style-name="T18">Diese Methode funktioniert, wäre aber für übliche Web-Applikationen mit einem Authentifizierungssystem unzureichend, da im Browser kein Cookie gespeichert wird, der die Session auch nach Schließung des Browsers aufrecht erhält. Um eine Session im Browser dauerhaft speichern können, die einzig und allein nur durch explizites Ausloggen wieder beendet werden kann, muss die Users-Tabelle um ein weiteres Attribut ergänzt werden, das </text:span></text:span><text:span text:style-name="Text_20_Running"><text:span text:style-name="T18">den Session-Status festhält. Über die übliche Migrationsprozedur wird der Tabelle „users“ die Spalte „remember_token“ hinzugefügt, die zusätzlich auch indiziert wird.</text:span></text:span></text:p>
      <text:p text:style-name="Text_20_Running"><text:span text:style-name="Text_20_Running"><text:span text:style-name="T18">Im User-Model wird die Funktion „create_remember_token“ definiert, die dann dort auch über den Call-Back </text:span></text:span><text:span text:style-name="Quellcode"><text:span text:style-name="T18">before_save :create_remember_token</text:span></text:span><text:span text:style-name="Text_20_Running"><text:span text:style-name="T18"> vor dem Speichern eines neuen Users das neue Attribut mit einem festen Wert füllt. Dieser Wert wird generiert durch die Zuweisung </text:span></text:span><text:span text:style-name="Quellcode"><text:span text:style-name="T18">self.remember_token = SecureRandom.urlsafe_base64 </text:span></text:span><text:span text:style-name="Text_20_Running"><text:span text:style-name="T18">in</text:span></text:span><text:span text:style-name="Quellcode"><text:span text:style-name="T18"> </text:span></text:span><text:span text:style-name="File"><text:span text:style-name="T18">user.rb</text:span></text:span><text:span text:style-name="Text_20_Running"><text:span text:style-name="T18">. „SecureRandom“ gehört zur Standard Bibliothek von Ruby und erzeugt mit der Methode </text:span></text:span><text:span text:style-name="Text_20_Running"><text:span text:style-name="T18">„urlsafe_base64“ einen zufällig zusammen gesetzten 16-stelligen String bestehend aus den Zeichen „A-Z“, „a-z“ und „0-9“, „-“ und „_“. Da es für einen String 64</text:span></text:span><text:span text:style-name="Hochzahl"><text:span text:style-name="T24">16</text:span></text:span><text:span text:style-name="Text_20_Running"><text:span text:style-name="T18"> verschiedene Kombinationsmöglichkeiten gibt ist die Wahrscheinlichkeit, dass zweimal derselbe String erzeugt wird quasi gleich Null.</text:span></text:span></text:p>
      <text:p text:style-name="Text_20_Running"><text:span text:style-name="Text_20_Running"><text:span text:style-name="T18">Diese Zeichenkette wird dann bei Validierung der Login-Daten übergeben mit </text:span></text:span></text:p>
      <text:p text:style-name="P17"><text:span text:style-name="Quellcode"><text:span text:style-name="T25">cookies</text:span></text:span><text:span text:style-name="Quellcode"><text:span text:style-name="T18">.permanent[:remember_token] = user.remember_token</text:span></text:span><text:span text:style-name="Text_20_Running"><text:span text:style-name="T18">, wobei „cookies“ das Speichern der Daten im Browser übernimmt und die Methode „permanent“ per Rails Konvention ein Zeitintervall von 20 Jahren festlegt, das von „Cookies“ intern über das Hash-Attribut </text:span></text:span><text:span text:style-name="Quellcode"><text:span text:style-name="T18">expires: 20.years.from_now.utc</text:span></text:span><text:span text:style-name="Text_20_Running"><text:span text:style-name="T18"> gesetzt wird. </text:span></text:span></text:p>
      <text:p text:style-name="P17"><text:span text:style-name="Text_20_Running"><text:span text:style-name="T18">Die finale Zuweisung des User-Objektes in ein Gefäß, das den Session-Status etikettiert erfolgt über </text:span></text:span><text:span text:style-name="Quellcode"><text:span text:style-name="T18">self.current_user = user</text:span></text:span><text:span text:style-name="Text_20_Running"><text:span text:style-name="T18">. Das Prefix „self“ ist hierbei essentiell, da es dadurch </text:span></text:span><text:span text:style-name="Text_20_Running"><text:span text:style-name="T18">die „current_user“ als Objekt der Klasse User behandelt, andernfalls aber nur eine gewöhnliche lokale Variable wäre. In Ruby stellt eine Zuweisung wie </text:span></text:span><text:span text:style-name="Quellcode"><text:span text:style-name="T18">self.x = y</text:span></text:span><text:span text:style-name="Text_20_Running"><text:span text:style-name="T18"> einen Methodenaufruf dar automatisch konvertiert werden würde in </text:span></text:span><text:span text:style-name="Quellcode"><text:span text:style-name="T18">x=(y)</text:span></text:span><text:span text:style-name="Text_20_Running"><text:span text:style-name="T18">. In Ruby ist die Defintion </text:span></text:span><text:span text:style-name="Text_20_Running"><text:span text:style-name="T18">einer Methode wie </text:span></text:span><text:span text:style-name="Quellcode"><text:span text:style-name="T18">def current_user=(</text:span></text:span><text:span text:style-name="Quellcode"><text:span text:style-name="T21">user</text:span></text:span><text:span text:style-name="Quellcode"><text:span text:style-name="T18">)</text:span></text:span><text:span text:style-name="Text_20_Running"><text:span text:style-name="T18"> völlig normal, obwohl in den meisten anderen Programmiersprachen die Verwendung des Gleichheitszeichens innerhalb einer </text:span></text:span><text:soft-page-break/><text:span text:style-name="Text_20_Running"><text:span text:style-name="T18">Methodendefinition nicht erlaubt ist</text:span></text:span><text:span text:style-name="Hochzahl"><text:span text:style-name="T18">15</text:span></text:span><text:span text:style-name="Text_20_Running"><text:span text:style-name="T18">. Mit </text:span></text:span><text:span text:style-name="Quellcode"><text:span text:style-name="T18">@current_user = user</text:span></text:span><text:span text:style-name="Text_20_Running"><text:span text:style-name="T18"> wird in dieser Methode der User in der Instanz-Variablen </text:span></text:span><text:span text:style-name="Quellcode"><text:span text:style-name="T18">@current_user</text:span></text:span><text:span text:style-name="Text_20_Running"><text:span text:style-name="T18"> gespeichert, die jetzt nur noch in einer weiteren Methode ausgegeben werden muss.</text:span></text:span></text:p>
      <text:p text:style-name="CodeBlock"><text:span text:style-name="Quellcode"><text:span text:style-name="T18"><text:s text:c="2"/></text:span></text:span><text:span text:style-name="Quellcode"><text:span text:style-name="T18">def current_user</text:span></text:span></text:p>
      <text:p text:style-name="CodeBlock"><text:span text:style-name="Quellcode"><text:s text:c="6"/>@current_user ||= </text:span><text:span text:style-name="Quellcode"><text:span text:style-name="T22">User</text:span></text:span><text:span text:style-name="Quellcode">.find_by_remember_token(cookies[:remember_token])</text:span></text:p>
      <text:p text:style-name="CodeBlock"><text:span text:style-name="Quellcode"><text:span text:style-name="T18"><text:s text:c="2"/>end</text:span></text:span></text:p>
      <text:p text:style-name="P17"><text:span text:style-name="Text_20_Running"><text:span text:style-name="T18">Die hier beschriebene Zuweisungssyntax mag auf einen Java Entwickler unsinnig wirken, stellt jedoch valide Ruby-Syntax dar, die in kompakter Kurzform einen Konditionsbefehl beschreibt, der in anderen Sprachen nur über ein if-Statement realisiert werden könnte.</text:span></text:span></text:p>
      <text:p text:style-name="Text_20_Running"><text:span text:style-name="Text_20_Running"><text:span text:style-name="T18">Die Operatorkombination </text:span></text:span><text:span text:style-name="Quellcode"><text:span text:style-name="T18">||=</text:span></text:span><text:span text:style-name="Text_20_Running"><text:span text:style-name="T18"> lässt sich in etwa vergleichen mit der universalen Inkrementierkurzform </text:span></text:span><text:span text:style-name="Quellcode"><text:span text:style-name="T18">x+=1</text:span></text:span><text:span text:style-name="Text_20_Running"><text:span text:style-name="T18"> und würde ausgeschrieben im vorliegenden Fall</text:span></text:span></text:p>
      <text:p text:style-name="Text_20_Running"><text:span text:style-name="Quellcode"><text:span text:style-name="T18">@current_user = @current_user || </text:span></text:span><text:span text:style-name="Quellcode"><text:span text:style-name="T21">User</text:span></text:span><text:span text:style-name="Quellcode"><text:span text:style-name="T18">.find_by_remember_token(...)</text:span></text:span><text:span text:style-name="Text_20_Running"><text:span text:style-name="T18"> lauten.</text:span></text:span></text:p>
      <text:p text:style-name="Text_20_Running"><text:span text:style-name="Text_20_Running"><text:span text:style-name="T18">Dieser Befehl gibt zu verstehen, dass der Instanz-Variablen </text:span></text:span><text:span text:style-name="Quellcode"><text:span text:style-name="T18">@current_user</text:span></text:span><text:span text:style-name="Text_20_Running"><text:span text:style-name="T18"> nur dann das Token-Attribut des Users übergeben werden soll, sofern diese noch unbelegt ist. Ist sie einmal belegt, wird sie nicht mehr überschrieben. Dies ist die Stelle, die effektiv dafür sorgt, dass eine User Session auch nach verlassen der Seite oder Schließung des Browsers bestehen bleibt und auch kein anderes Token-Attribut übergebenen werden kann.</text:span></text:span></text:p>
      <text:p text:style-name="Text_20_Running"><text:span text:style-name="Text_20_Running"><text:span text:style-name="T18"/></text:span></text:p>
      <text:p text:style-name="Text_20_Running"><text:span text:style-name="Text_20_Running"><text:span text:style-name="T18">Würde man auf den Dauerbestand einer User-Session in der Applikation verzichten, ließe sich die </text:span></text:span><text:span text:style-name="Quellcode"><text:span text:style-name="T18">current_user-</text:span></text:span><text:span text:style-name="Text_20_Running"><text:span text:style-name="T18">Methode auch wesentlich einfacher realisieren durch:</text:span></text:span></text:p>
      <text:p text:style-name="CodeBlock"><text:span text:style-name="Quellcode"><text:span text:style-name="T18">def current_user</text:span></text:span></text:p>
      <text:p text:style-name="CodeBlock"><text:span text:style-name="Quellcode"><text:span text:style-name="T18"><text:tab/>if session[:user_id]</text:span></text:span></text:p>
      <text:p text:style-name="CodeBlock"><text:span text:style-name="Quellcode"><text:span text:style-name="T18"><text:tab/><text:tab/>@current_user ||= User.find(session[:user_id])</text:span></text:span></text:p>
      <text:p text:style-name="CodeBlock"><text:span text:style-name="Quellcode"><text:span text:style-name="T18"><text:tab/>end</text:span></text:span></text:p>
      <text:p text:style-name="CodeBlock"><text:span text:style-name="Quellcode"><text:span text:style-name="T18">end</text:span></text:span></text:p>
      <text:p text:style-name="Text_20_Running"><text:span text:style-name="Text_20_Running"><text:span text:style-name="T18">Aber auch in diesem Falle wird sicher gestellt, dass die Variable einmalig die ID des Users erhält und nicht einfach überschrieben werden kann, so lange sich der User auf der Seite befindet. In jedem Fall dient </text:span></text:span><text:span text:style-name="Quellcode"><text:span text:style-name="T18">current_user</text:span></text:span><text:span text:style-name="Text_20_Running"><text:span text:style-name="T18"> als Hilfsmethode für zahlreiche Wertausgaben- und zuweisungen. Unter anderem lässt sich über </text:span></text:span><text:span text:style-name="Quellcode"><text:span text:style-name="T18">&lt;%=current_user.name %&gt;</text:span></text:span><text:span text:style-name="Text_20_Running"><text:span text:style-name="T18"> der Name des aktuell angemeldeten Users in einer HTML-Datei ausgeben.</text:span></text:span></text:p>
      <text:p text:style-name="Text_20_Running"><text:span text:style-name="Heading_20_3"><text:span text:style-name="T18"/></text:span></text:p>
      <text:p text:style-name="Heading_20__28_user_29_"><text:span text:style-name="Heading_20_3"><text:span text:style-name="T18"/></text:span></text:p>
      <text:p text:style-name="Heading_20__28_user_29_"><text:span text:style-name="Heading_20_3"><text:span text:style-name="T18">4.3.3 User Profile</text:span></text:span></text:p>
      <text:p text:style-name="Text_20_Running"><text:span text:style-name="Text_20_Running"><text:span text:style-name="T18">Ein User sollte seine eigene Profilseite haben, die einen Überblick über seine Daten verschafft und außerdem in der Lage sein die Profilseite anderer User betrachten zu können. Diese grundlegende Aktion wird ebenfalls von der User-Ressource in der </text:span></text:span><text:span text:style-name="File"><text:span text:style-name="T18">routes.rb</text:span></text:span><text:span text:style-name="Text_20_Running"><text:span text:style-name="T18"> mit der Methode „show“ abgedeckt und muss im Controller mit </text:span></text:span><text:span text:style-name="Quellcode"><text:span text:style-name="T18">@user = </text:span></text:span><text:span text:style-name="Quellcode"><text:span text:style-name="T21">User</text:span></text:span><text:span text:style-name="Quellcode"><text:span text:style-name="T18">.find(params[:id])</text:span></text:span><text:span text:style-name="Text_20_Running"><text:span text:style-name="T18"> </text:span></text:span><text:span text:style-name="Text_20_Running"><text:span text:style-name="T18">angewiesen werden die „ID“ des aktuell aufgerufenen Users in eine Instanzvariable zu </text:span></text:span><text:soft-page-break/><text:span text:style-name="Text_20_Running"><text:span text:style-name="T18">speichern. Die Profilseite sollte typischerweise die grundlegenden Identifizierungsdaten ausgeben, wie den Namen und die email-Adresse des aktuell aufgerufenen Users, mithilfe von </text:span></text:span><text:span text:style-name="Quellcode"><text:span text:style-name="T18">@user.name</text:span></text:span><text:span text:style-name="Text_20_Running"><text:span text:style-name="T18"> und </text:span></text:span><text:span text:style-name="Quellcode"><text:span text:style-name="T18">@user.email</text:span></text:span><text:span text:style-name="Text_20_Running"><text:span text:style-name="T18">. Weitere Ausgaben wie eine Liste aller verfassten Reviews oder Spiele in der persönlichen Sammlung werden an entsprechender Stelle erläutert.</text:span></text:span></text:p>
      <text:p text:style-name="Text_20_Running"><text:span text:style-name="Text_20_Running"><text:span text:style-name="T18"/></text:span></text:p>
      <text:p text:style-name="Text_20_Running"><text:span text:style-name="Text_20_Running"><text:span text:style-name="T18">Da in den Uses-Cases nicht definiert wurde, einen User über eine Suchfunktion zu finden, sollen sämtliche registrierten Mitglieder untereinander aufgelistet werden. Da die Anzahl der Nutzer mit der Zeit zunehmen und eine solche Liste mit der Zeit immer länger werden kann, muss für das Rendering der Seite Pagination eingesetzt werden, um die Listenelemente in Gruppen aufteilen zu können. Auch für solch ein Feature wurden für Rails mehrere gems entwickelt, wie zum Beispiel „kaminari“. Für GameHawks wurde das schlicht „will_paginate“ benannte gem benutzt, das zusätzlich durch die gem-Erweiterung „bootstrap-will_paginate“ erweitert wurde, damit bei der Angabe Navigationselemente wie Pfeile und Seitenzahl sofort Bootstrap-Styleelemente zum Einsatz kommen.</text:span></text:span></text:p>
      <text:p text:style-name="Text_20_Running"><text:span text:style-name="Text_20_Running"><text:span text:style-name="T18">Die Nutzung von „will_paginate“ erfordert eine Anpassung im Controller und und eine zusätzliche Angabe in der View. Im Users-Controller wird unter der Methode </text:span></text:span><text:span text:style-name="Quellcode"><text:span text:style-name="T18">index</text:span></text:span><text:span text:style-name="Text_20_Running"><text:span text:style-name="T18"> die Liste aller User normalerweise schlicht über </text:span></text:span><text:span text:style-name="Quellcode"><text:span text:style-name="T18">@users = <text:s/>User.all</text:span></text:span><text:span text:style-name="Text_20_Running"><text:span text:style-name="T18"> übergeben. Zur Nutzung von Seitenaufteilung muss die Zeile aber dann lauten:</text:span></text:span></text:p>
      <text:p text:style-name="CodeBlock"><text:span text:style-name="Quellcode"><text:span text:style-name="T18">@users = </text:span></text:span><text:span text:style-name="Quellcode"><text:span text:style-name="T21">User</text:span></text:span><text:span text:style-name="Quellcode"><text:span text:style-name="T18">.paginate(page: params[:page], :per_page =&gt; 10)</text:span></text:span></text:p>
      <text:p text:style-name="Text_20_Running"><text:span text:style-name="Text_20_Running"><text:span text:style-name="T18">Die Methode </text:span></text:span><text:span text:style-name="Quellcode"><text:span text:style-name="T18">paginate</text:span></text:span><text:span text:style-name="Text_20_Running"><text:span text:style-name="T18"> erwartet als Argument einen Hash, dessen Key </text:span></text:span><text:span text:style-name="Quellcode"><text:span text:style-name="T18">page:</text:span></text:span><text:span text:style-name="Text_20_Running"><text:span text:style-name="T18"> einen konkreten Integer Wert erwartet, der stellvertretend für die Aufgerufene Seite steht. Dazu werden pro </text:span></text:span><text:span text:style-name="Text_20_Running"><text:span text:style-name="T18">Seite jeweils 10 Objekte aus der Tabelle gelesen, ehe der </text:span></text:span><text:span text:style-name="Quellcode"><text:span text:style-name="T18">page</text:span></text:span><text:span text:style-name="Text_20_Running"><text:span text:style-name="T18">-Schlüsselwert inkrementiert </text:span></text:span><text:span text:style-name="Text_20_Running"><text:span text:style-name="T18">wird. Zusätzlich liefert </text:span></text:span><text:span text:style-name="Quellcode"><text:span text:style-name="T18">paginate</text:span></text:span><text:span text:style-name="Text_20_Running"><text:span text:style-name="T18"> ein Objekt der Klasse </text:span></text:span><text:span text:style-name="Quellcode"><text:span text:style-name="T18">ActiveRecord::Relation</text:span></text:span><text:span text:style-name="Text_20_Running"><text:span text:style-name="T18"> zurück, was auch genau der Typ ist, den die Methode </text:span></text:span><text:span text:style-name="Quellcode"><text:span text:style-name="T18">will_paginate</text:span></text:span><text:span text:style-name="Text_20_Running"><text:span text:style-name="T18"> in der View zum ausgeben erwartet, da </text:span></text:span><text:span text:style-name="Quellcode"><text:span text:style-name="T18">User.all</text:span></text:span><text:span text:style-name="Text_20_Running"><text:span text:style-name="T18"> der Klasse </text:span></text:span><text:span text:style-name="Quellcode"><text:span text:style-name="T18">Array</text:span></text:span><text:span text:style-name="Text_20_Running"><text:span text:style-name="T18"> angehört</text:span></text:span><text:span text:style-name="Hochzahl"><text:span text:style-name="T18">16</text:span></text:span><text:span text:style-name="Text_20_Running"><text:span text:style-name="T18">.</text:span></text:span></text:p>
      <text:p text:style-name="Text_20_Running"><text:span text:style-name="Text_20_Running"><text:span text:style-name="T18">In der View in </text:span></text:span><text:span text:style-name="File"><text:span text:style-name="T18">app/users/index.html.erb</text:span></text:span><text:span text:style-name="Text_20_Running"><text:span text:style-name="T18"> werden unabhängig von der Pagination alle Objekte der Reihe nach ausgegeben über folgende Schleife:</text:span></text:span></text:p>
      <text:p text:style-name="Text_20_Running"><text:span text:style-name="Text_20_Running"><text:span text:style-name="T18"/></text:span></text:p>
      <text:p text:style-name="CodeBlock"><text:span text:style-name="Quellcode">&lt;ul class="users"&gt;</text:span></text:p>
      <text:p text:style-name="CodeBlock"><text:span text:style-name="Quellcode"><text:s text:c="2"/>&lt;% @users.each do |user| %&gt;</text:span></text:p>
      <text:p text:style-name="CodeBlock"><text:span text:style-name="Quellcode"><text:s text:c="4"/>&lt;li&gt;</text:span></text:p>
      <text:p text:style-name="CodeBlock"><text:span text:style-name="Quellcode"><text:s text:c="6"/>&lt;%= link_to user.name, user %&gt;</text:span></text:p>
      <text:p text:style-name="CodeBlock"><text:span text:style-name="Quellcode"><text:s text:c="4"/>&lt;/li&gt;</text:span></text:p>
      <text:p text:style-name="CodeBlock"><text:span text:style-name="Quellcode"><text:s text:c="2"/>&lt;% end %&gt;</text:span></text:p>
      <text:p text:style-name="CodeBlock"><text:span text:style-name="Quellcode"><text:span text:style-name="T18">&lt;/ul&gt;</text:span></text:span></text:p>
      <text:p text:style-name="Text_20_Running"><text:span text:style-name="Text_20_Running"><text:span text:style-name="T18"/></text:span></text:p>
      <text:p text:style-name="Text_20_Running"><text:span text:style-name="Text_20_Running"><text:span text:style-name="T18">Hierbei ist </text:span></text:span><text:span text:style-name="Quellcode"><text:span text:style-name="T18">|user|</text:span></text:span><text:span text:style-name="Text_20_Running"><text:span text:style-name="T18"> die Definition einer Hilfsvariable, vom Typen der übergebenen Instanzvariable, in diesem Falle </text:span></text:span><text:span text:style-name="Quellcode"><text:span text:style-name="T18">User</text:span></text:span><text:span text:style-name="Text_20_Running"><text:span text:style-name="T18">, mit der nun auf einzelne Attribute der Objekt-Klasse </text:span></text:span><text:soft-page-break/><text:span text:style-name="Text_20_Running"><text:span text:style-name="T18">zugegriffen werden kann. Rails erlaubt an dieser Stelle auch eine kompaktere Darstellung, nämlich mit.</text:span></text:span></text:p>
      <text:p text:style-name="CodeBlock"><text:span text:style-name="Quellcode">&lt;ul class="users"&gt;</text:span></text:p>
      <text:p text:style-name="CodeBlock"><text:span text:style-name="Quellcode"><text:s text:c="2"/>&lt;% @users.each do |user| %&gt;</text:span></text:p>
      <text:p text:style-name="CodeBlock"><text:span text:style-name="Quellcode"><text:tab/>&lt;%= render user %&gt;</text:span></text:p>
      <text:p text:style-name="CodeBlock"><text:span text:style-name="Quellcode"><text:s text:c="2"/>&lt;% end %&gt;</text:span></text:p>
      <text:p text:style-name="CodeBlock"><text:span text:style-name="Quellcode"><text:span text:style-name="T18">&lt;/ul&gt;</text:span></text:span></text:p>
      <text:p text:style-name="Text_20_Running"><text:span text:style-name="Text_20_Running"><text:span text:style-name="T18">An dieser Stelle erwartet Rails ein Partial mit dem Namen </text:span></text:span><text:span text:style-name="Quellcode"><text:span text:style-name="T18">_user.html.erb</text:span></text:span><text:span text:style-name="Text_20_Running"><text:span text:style-name="T18">, das nun den eigentlich zu rendernden Teil beinhaltet. Tatsächlich ist sogar noch eine weitere Komprimierung des Codes möglich durch die schlichte Anweisung </text:span></text:span><text:span text:style-name="Quellcode"><text:span text:style-name="T18">&lt;%= render @users %&gt;</text:span></text:span><text:span text:style-name="Text_20_Running"><text:span text:style-name="T18">, in der die Instanzvariable das Set von Objekten bereithält und durch das unveränderte Partial gerendert werden. Damit nun auch tatsächlich eine Seitenaufteilung im User-Center angezeigt werden kann muss die View mit </text:span></text:span><text:span text:style-name="Quellcode"><text:span text:style-name="T18">&lt;%= will_paginate %&gt;</text:span></text:span><text:span text:style-name="Text_20_Running"><text:span text:style-name="T18"> ergänzt werden. Da sich dieser Befehl in einer View-Datei im Users-Verzeichnis befindet wird automatisch nach der Instanz-Variablen @users gesucht, die schließlich durch den bereits implementierten Ausgabeblock sequentiell gerendert wird.</text:span></text:span></text:p>
      <text:p text:style-name="Text_20_Running"><text:span text:style-name="Text_20_Running"><text:span text:style-name="T18"/></text:span></text:p>
      <text:p text:style-name="Heading_20__28_user_29_"><text:span text:style-name="Heading_20_3"><text:span text:style-name="T18">4.3.4 Restriktionen für User</text:span></text:span></text:p>
      <text:p text:style-name="P17"><text:span text:style-name="Text_20_Running"><text:span text:style-name="T18">Nun können sich Besucher der Seite registrieren und einloggen, doch dieses komplette Feature macht auch nur Sinn, wenn sich einem eingeloggten User Nutzungsmöglichkeiten eröffnen, die einem nicht eingeloggten User vorenthalten werden. Viele der </text:span></text:span><text:span text:style-name="Text_20_Running"><text:span text:style-name="T18">Anwendungsfeatures, die in GameHawks noch implementiert werden, wie das Bewerten von Spielen und Schreiben von Reviews, sollen ausschließlich von eingeloggten Usern genutzt werden können. Und zusätzlich sollte auch ein eingeloggter User in der Lage sein sein eigenes </text:span></text:span><text:span text:style-name="Text_20_Running"><text:span text:style-name="T18">Profil zu bearbeiten, nicht aber das von anderen Usern. Um also bestimmte Aktionen vor bestimmten Nutzern zu schützen, müssen Methoden definiert werden, die den User-Status abfragen und je nach Ergebnis entsprechend verweisen. </text:span></text:span></text:p>
      <text:p text:style-name="P17"><text:span text:style-name="Text_20_Running"><text:span text:style-name="T18"/></text:span></text:p>
      <text:p text:style-name="P17"><text:span text:style-name="Text_20_Running"><text:span text:style-name="T18">Damit der Login-Status eines Users erkannt werden kann, wird eine Methode in </text:span></text:span><text:span text:style-name="Quellcode"><text:span text:style-name="T18">application_controller.rb </text:span></text:span><text:span text:style-name="Text_20_Running"><text:span text:style-name="T18">definiert.</text:span></text:span></text:p>
      <text:p text:style-name="CodeBlock"><text:span text:style-name="Quellcode"><text:span text:style-name="T18"><text:s text:c="2"/>def require_login</text:span></text:span></text:p>
      <text:p text:style-name="CodeBlock"><text:span text:style-name="Quellcode"><text:s text:c="4"/>unless current_user.present?</text:span></text:p>
      <text:p text:style-name="CodeBlock"><text:span text:style-name="Quellcode"><text:s text:c="6"/>redirect_to signin_url, notice: "Please sign in."</text:span></text:p>
      <text:p text:style-name="CodeBlock"><text:span text:style-name="Quellcode"><text:s text:c="4"/>end</text:span></text:p>
      <text:p text:style-name="CodeBlock"><text:span text:style-name="Quellcode"><text:span text:style-name="T18"><text:s text:c="2"/>end</text:span></text:span></text:p>
      <text:p text:style-name="P17"><text:span text:style-name="Text_20_Running"><text:span text:style-name="T18">Die Methode </text:span></text:span><text:span text:style-name="Quellcode"><text:span text:style-name="T18">current_user</text:span></text:span><text:span text:style-name="Text_20_Running"><text:span text:style-name="T18"> wurde bereits definiert und gibt den aktuell angemeldeten User wieder. Durch die Rails-Methode </text:span></text:span><text:span text:style-name="Quellcode"><text:span text:style-name="T18">.present?</text:span></text:span><text:span text:style-name="Text_20_Running"><text:span text:style-name="T18"> Wird die Existenz geprüft und bei der Ausgabe </text:span></text:span><text:span text:style-name="Quellcode"><text:span text:style-name="T18">nil</text:span></text:span><text:span text:style-name="Text_20_Running"><text:span text:style-name="T18"> die </text:span></text:span><text:span text:style-name="Quellcode"><text:span text:style-name="T18">redirect_to</text:span></text:span><text:span text:style-name="Text_20_Running"><text:span text:style-name="T18"> Aktion ausgeführt und der User zur Login-Seite verlinkt mit einer entsprechenden Flash-Notiz. Damit diese Methode auch an den nötigen Stellen greift, wird sie </text:span></text:span><text:soft-page-break/><text:span text:style-name="Text_20_Running"><text:span text:style-name="T18">über Filter in den jeweiligen Controllern an die einzelnen Controller-Actions gekoppelt (daher wurde sie auch im Application-Controller definiert, da von ihr sämtliche anderen Controller-Klassen erben). </text:span></text:span></text:p>
      <text:p text:style-name="P17"><text:span text:style-name="Text_20_Running"><text:span text:style-name="T18">Die Methode kann nun Filtern übergeben werden, damit Controller Aktionen mit ihr gekoppelt sind. Beispielsweise soll die Liste aller Registrierten Usern nur für eingeloggte User sichtbar sein, das heißt der Aktion </text:span></text:span><text:span text:style-name="Quellcode"><text:span text:style-name="T18">index</text:span></text:span><text:span text:style-name="Text_20_Running"><text:span text:style-name="T18"> im Users-Controller, die diese Liste rendern würde, muss die Methode </text:span></text:span><text:span text:style-name="Quellcode"><text:span text:style-name="T18">require_login</text:span></text:span><text:span text:style-name="Text_20_Running"><text:span text:style-name="T18"> vorangestellt werden. Indem im Users-Controller </text:span></text:span><text:span text:style-name="Quellcode"><text:span text:style-name="T18">before_filter :require_login</text:span></text:span><text:span text:style-name="Text_20_Running"><text:span text:style-name="T18"> angegeben wird, <text:s/>wird grundsätzlich vor dem Aufruf jeder Aktion im Controller zunächst </text:span></text:span><text:span text:style-name="Quellcode"><text:span text:style-name="T18">require_login</text:span></text:span><text:span text:style-name="Text_20_Running"><text:span text:style-name="T18"> ausgeführt. Durch die Zusatzoption </text:span></text:span><text:span text:style-name="Quellcode"><text:span text:style-name="T18">only: [:index]</text:span></text:span><text:span text:style-name="Text_20_Running"><text:span text:style-name="T18">, lässt sich konkret angeben auf welche Methoden der Filter angewandt werden soll.</text:span></text:span></text:p>
      <text:p text:style-name="P17"><text:span text:style-name="Text_20_Running"><text:span text:style-name="T18"/></text:span></text:p>
      <text:p text:style-name="P17"><text:span text:style-name="Text_20_Running"><text:span text:style-name="T18">In derselben Weise wird eine Methode definiert, die die ID des aktuell angemeldeten User mit der des aufgerufenen User-Profils vergleicht und an die Controller-Action </text:span></text:span><text:span text:style-name="Quellcode"><text:span text:style-name="T18">edit</text:span></text:span><text:span text:style-name="Text_20_Running"><text:span text:style-name="T18"> über einen </text:span></text:span><text:span text:style-name="Quellcode"><text:span text:style-name="T18">before_filter</text:span></text:span><text:span text:style-name="Text_20_Running"><text:span text:style-name="T18"> gekoppelt, um das Editieren anderer User-Profile zu unterbinden.</text:span></text:span></text:p>
      <text:p text:style-name="Text_20_Running"><text:span text:style-name="Text_20_Running"><text:span text:style-name="T18"/></text:span></text:p>
      <text:p text:style-name="Text_20_Running"><text:span text:style-name="Text_20_Running"><text:span text:style-name="T18"/></text:span></text:p>
      <text:p text:style-name="Heading_20__28_user_29_"><text:span text:style-name="Heading_20_2"/></text:p>
      <text:p text:style-name="Heading_20__28_user_29_"><text:span text:style-name="Heading_20_2"/></text:p>
      <text:p text:style-name="Heading_20__28_user_29_"><text:span text:style-name="Heading_20_2">4.4 Eintragung von Spieletiteln</text:span></text:p>
      <text:p text:style-name="Text_20_Running"><text:span text:style-name="Heading_20_2"/></text:p>
      <text:p text:style-name="Text_20_Running"><text:span text:style-name="Text_20_Running">Nun da eine vollständig funktionierende User-Ressource in der Applikation implementiert wurde, kann nun der Videospieldatenbank ihr angestrebter Charakter verliehen werden, nämlich durch das Eintragen von Spieletiteln. Ein angemeldeter User soll in der Lage sein ein </text:span><text:span text:style-name="Text_20_Running">neues Spiel in die Datenbank über ein Formular einzutragen. Dieses Feature alleine erfordert </text:span><text:span text:style-name="Text_20_Running">dieselben Implementierungprozedur, wie bereits die User-Ressource, nur eben mit anderem </text:span><text:span text:style-name="Text_20_Running">Tabellen- und Spaltennamen. Wenn man die benötigten Ressourcen auf das Eintragen, </text:span><text:span text:style-name="Text_20_Running">Editieren und Löschen beschränkt ist der Programm-Code für Model, View und Controller identisch und unterscheidet sich nur in der Namensgebung. Daher wird an dieser Stelle </text:span><text:span text:style-name="Text_20_Running">weitestgehend auf die Erläuterung einzelner Implementierungsschritte verzichtet und nur auf Unterschiede eingegangen, sowie auf die Konzeption der Game-Ressource.</text:span></text:p>
      <text:p text:style-name="Text_20_Running"><text:span text:style-name="Text_20_Running">Der Hauptunterschied zum User besteht darin, dass ein Game-Objekt über eine Suchfunktion lokalisiert werden kann und eine Eintragung nur unter der Bedingung einer bestehenden Session möglich ist. Ersteres erfordert lediglich die bereits vorhandene Methode </text:span><text:span text:style-name="Quellcode">require_login </text:span><text:span text:style-name="Text_20_Running">über </text:span><text:span text:style-name="Quellcode">before_filter</text:span><text:span text:style-name="Text_20_Running">, auf die Actions </text:span><text:span text:style-name="Quellcode">new</text:span><text:span text:style-name="Text_20_Running"> und </text:span><text:span text:style-name="Quellcode">create</text:span><text:span text:style-name="Text_20_Running"> anzusetzen.</text:span></text:p>
      <text:p text:style-name="Text_20_Running"><text:soft-page-break/><text:span text:style-name="Text_20_Running"/></text:p>
      <text:p text:style-name="Text_20_Running"><text:span text:style-name="Text_20_Running">Die Suchfunktion stellt in dieser Applikation eine Besonderheit für die </text:span><text:span text:style-name="Quellcode">index</text:span><text:span text:style-name="Text_20_Running">-Action dar. Die Index-Seite soll nur Titel ausgeben, die über die Suchleiste eingegeben wurden, andernfalls darauf hinweisen, dass keine Suchergebnisse gefunden wurden. Zusätzlich soll die Suchfunktion über Pagination Suchergebnisse in Gruppen auflisten.</text:span></text:p>
      <text:p text:style-name="Text_20_Running"><text:span text:style-name="Text_20_Running">Die Logik für die Suchfunktion wird sinnvollerweise im Game-Model definiert wegen der Nähe zur Datenbank</text:span><text:span text:style-name="Hochzahl">17</text:span><text:span text:style-name="Text_20_Running">. </text:span></text:p>
      <text:p text:style-name="CodeBlock"><text:span text:style-name="Quellcode"><text:span text:style-name="T18"><text:s text:c="2"/>def self.search(</text:span></text:span><text:span text:style-name="Quellcode"><text:span text:style-name="T21">search</text:span></text:span><text:span text:style-name="Quellcode"><text:span text:style-name="T18">, </text:span></text:span><text:span text:style-name="Quellcode"><text:span text:style-name="T21">page</text:span></text:span><text:span text:style-name="Quellcode"><text:span text:style-name="T18">)</text:span></text:span></text:p>
      <text:p text:style-name="CodeBlock"><text:span text:style-name="Quellcode"><text:s text:c="4"/>paginate :per_page =&gt; 5, :page =&gt; page,</text:span></text:p>
      <text:p text:style-name="CodeBlock"><text:span text:style-name="Quellcode"><text:s text:c="13"/>:conditions =&gt; ['title like ?', "%#{search}%"],</text:span></text:p>
      <text:p text:style-name="CodeBlock"><text:span text:style-name="Quellcode"><text:s text:c="13"/>:order =&gt; 'title'</text:span></text:p>
      <text:p text:style-name="CodeBlock"><text:span text:style-name="Quellcode"><text:span text:style-name="T18"><text:s text:c="2"/>end</text:span></text:span></text:p>
      <text:p text:style-name="Text_20_Running"><text:span text:style-name="Text_20_Running">Hier bildet </text:span><text:span text:style-name="Quellcode">search</text:span><text:span text:style-name="Text_20_Running"> durch den Prefix </text:span><text:span text:style-name="Quellcode">„self“</text:span><text:span text:style-name="Text_20_Running"> im Besonderen eine Klassenmethode und unterscheidet sich daher von den gewöhnlichen Instanzmethoden. Klassenmethoden können direkt an den Klassennamen für Instanzen übergreifende Operationen angehängt werden, wie eben </text:span><text:span text:style-name="Quellcode">Game.search</text:span><text:span text:style-name="Text_20_Running">. Eine Instanzmethode dagegen richtet sich an eine konkrete Instanz einer Klasse, weswegen die Erzeugnung eines neuen Objektes über beispielsweise </text:span></text:p>
      <text:p text:style-name="Text_20_Running"><text:span text:style-name="Quellcode">@game = Game.new</text:span><text:span text:style-name="Text_20_Running"> erforderlich ist</text:span><text:span text:style-name="Hochzahl">18</text:span><text:span text:style-name="Text_20_Running">.</text:span></text:p>
      <text:p text:style-name="Text_20_Running"><text:span text:style-name="Text_20_Running">Mit dieser Klassenmethode kann in der index-Action in </text:span><text:span text:style-name="File">games_controller.rb</text:span><text:span text:style-name="Text_20_Running"> die Anweisung zur Ausgabe von Suchergebnissen gegeben werden durch:</text:span></text:p>
      <text:p text:style-name="Text_20_Running"><text:span text:style-name="Quellcode"><text:span text:style-name="T18">@games = </text:span></text:span><text:span text:style-name="Quellcode"><text:span text:style-name="T21">Game</text:span></text:span><text:span text:style-name="Quellcode"><text:span text:style-name="T18">.search(params[:search], params[:page])</text:span></text:span><text:span text:style-name="Text_20_Running"><text:span text:style-name="T18">.</text:span></text:span></text:p>
      <text:p text:style-name="Text_20_Running"><text:span text:style-name="Text_20_Running"><text:span text:style-name="T18">Nun fehlen noch die passenden Beschreibungen in den View Dateien.</text:span></text:span></text:p>
      <text:p text:style-name="Text_20_Running"><text:span text:style-name="Text_20_Running"><text:span text:style-name="T18"/></text:span></text:p>
      <text:p text:style-name="Text_20_Running"><text:span text:style-name="Text_20_Running"><text:span text:style-name="T18">Für das Suchformular wird </text:span></text:span><text:span text:style-name="Quellcode"><text:span text:style-name="T18">form_tag</text:span></text:span><text:span text:style-name="Text_20_Running"><text:span text:style-name="T18"> anstelle von </text:span></text:span><text:span text:style-name="Quellcode"><text:span text:style-name="T18">form_for</text:span></text:span><text:span text:style-name="Text_20_Running"><text:span text:style-name="T18"> benutzt. Letzteres erschien auf den ersten Blick sinnvoller, da hier im Gegensatz zu den Sessions ein Bezug zu einem Model gegeben ist. Das ist jedoch keine ausreichende Nutzungsvoraussetzung für </text:span></text:span><text:span text:style-name="Quellcode"><text:span text:style-name="T18">form_for</text:span></text:span><text:span text:style-name="Text_20_Running"><text:span text:style-name="T18">, da dieser Helper vor allem dazu gedacht ist ein konkretes Objekt zu erzeugen oder zu manipulieren.</text:span></text:span></text:p>
      <text:p text:style-name="Text_20_Running"><text:span text:style-name="Text_20_Running"><text:span text:style-name="T18"/></text:span></text:p>
      <text:p text:style-name="CodeBlock"><text:span text:style-name="Quellcode"><text:span text:style-name="T18">&lt;</text:span></text:span><text:span text:style-name="Quellcode"><text:span text:style-name="T18">div class="input-append"&gt;</text:span></text:span></text:p>
      <text:p text:style-name="CodeBlock"><text:span text:style-name="Quellcode"><text:tab/>&lt;%= form_tag games_path, :method =&gt; 'get' do %&gt;</text:span></text:p>
      <text:p text:style-name="CodeBlock"><text:span text:style-name="Quellcode"><text:tab/> <text:s/>&lt;%= text_field_tag :search, params[:search], class: "span3 search_field"%&gt;</text:span></text:p>
      <text:p text:style-name="CodeBlock"><text:span text:style-name="Quellcode"><text:tab/> <text:s/>&lt;%= submit_tag "Search", :title =&gt; nil , class: "btn"%&gt;</text:span></text:p>
      <text:p text:style-name="CodeBlock"><text:span text:style-name="Quellcode"><text:tab/>&lt;% end %&gt;</text:span></text:p>
      <text:p text:style-name="CodeBlock"><text:span text:style-name="Quellcode"><text:span text:style-name="T18">&lt;/div&gt;</text:span></text:span></text:p>
      <text:p text:style-name="Text_20_Running"><text:span text:style-name="Text_20_Running"><text:span text:style-name="T18">Hierbei ist zu beachten, dass form_tag grundsätzlich als HTTP-Methode einen POST-Request versendet und somit explizit die GET-Methode angegeben werden muss, da andernfalls versucht werden würde neue Daten an die <text:s/>Datenbank zu senden wofür es jedoch keine Spezifizierungen gibt. Die Ausgabe der Suchergebnisse letztlich erfolgt genauso wie bei den </text:span></text:span><text:soft-page-break/><text:span text:style-name="Text_20_Running"><text:span text:style-name="T18">Usern, nur mit dem Zusatz, dass die Ausgabe nur der Bedingung erfolgt die Suchfunktion genutzt zu haben mit </text:span></text:span><text:span text:style-name="Quellcode"><text:span text:style-name="T18">&lt;% if(params[:search]) %&gt;</text:span></text:span><text:span text:style-name="Text_20_Running"><text:span text:style-name="T18">.</text:span></text:span></text:p>
      <text:p text:style-name="Text_20_Running"><text:span text:style-name="Text_20_Running"><text:span text:style-name="T7">image upload</text:span></text:span></text:p>
      <text:p text:style-name="Heading_20__28_user_29_"><text:span text:style-name="Heading_20_2">4.5 Bewertung von Spieletiteln</text:span></text:p>
      <text:p text:style-name="Heading_20__28_user_29_"><text:span text:style-name="Heading_20_2"/></text:p>
      <text:p text:style-name="Heading_20__28_user_29_"><text:span text:style-name="Heading_20_3">4.5.1 Tabellenrelationen</text:span></text:p>
      <text:p text:style-name="Text_20_Running"><text:span text:style-name="Text_20_Running">Die Bewertung der einzelnen Spiele bildet das Kernstück dieser Web-Applikationen und die Hauptmotivation für diese Projektarbeit. Rating Systeme sind zwar ebenfalls ein gebräuchliches Web-Feature, die jedoch wegen ihrer grundlegenden Verschiedenartigkeit nicht vom „scaffold“-Generatoren und Ressourcen abgedeckt werden und somit einer eigenständigen Programmierung bedürfen. Doch ach hierfür wurden von der „Ruby on Rails“-Community diverse gems entwickelt, wie „ajaxful_rating“, die dieses Feature </text:span><text:span text:style-name="Text_20_Running">unterstützen. Für diese Projektarbeit wurde jedoch von Rating-gems abgesehen und die Implementierung mit elementaren Rails-Techniken vorgenommen.</text:span></text:p>
      <text:p text:style-name="Text_20_Running"><text:span text:style-name="Text_20_Running">Als Hilfestellung diente hierbei ein Tutorial</text:span><text:span text:style-name="Hochzahl">19</text:span><text:span text:style-name="Text_20_Running">, das jedoch einen seltsamen Bug bei der Implementierung des Ajax-Posts hervorbrachte und deswegen signifikante Anpassungen vorgenommen wurden, damit diese korrigiert werden konnten.</text:span></text:p>
      <text:p text:style-name="Text_20_Running"><text:span text:style-name="Text_20_Running"/></text:p>
      <text:p text:style-name="Text_20_Running"><text:span text:style-name="Text_20_Running">Wie im Tabellenschema definiert braucht das Bewertungssystem ein eigenes Model, in dem einzelne Wertungen abgespeichert und durch die Fremdschlüssel „user_id“ und „game_id“ </text:span><text:span text:style-name="Text_20_Running">einem User und einem Spiel zugeordnet werden können. Damit diese Verbindung gewährleistet werden kann, müssen erstmals in dieser Applikation Beziehungen definiert </text:span><text:span text:style-name="Text_20_Running">werden. Ein Rating ist definiert als ein Wert, der sowohl zu einem Spiel gehört als auch zu </text:span><text:span text:style-name="Text_20_Running">einem User. Mit </text:span><text:span text:style-name="Quellcode">belongs_to :game</text:span><text:span text:style-name="Text_20_Running"> und </text:span><text:span text:style-name="Quellcode">belongs_to :user</text:span><text:span text:style-name="Text_20_Running"> ist auf Seite des Rating Models bereits alles getan für die Beziehung, doch im Umkehrschluss müssen auch die beiden referenzierten Models einen Bezug zum Rating Model haben. Dabei muss beachtet werden, </text:span><text:span text:style-name="Text_20_Running">dass konsequenterweise auch ein Spiel und ein User indirekt miteinander in einer Beziehung </text:span><text:span text:style-name="Text_20_Running">stehen. Ein User hat viele abgegebenen Wertungen, doch diese Wertungen gehören auch alle zu jeweils einem Spiel und umgekehrt. </text:span></text:p>
      <text:p text:style-name="Text_20_Running"><text:span text:style-name="Text_20_Running">Für die Klasse </text:span><text:span text:style-name="File">game.rb</text:span><text:span text:style-name="Text_20_Running"> gilt daher:</text:span></text:p>
      <text:p text:style-name="CodeBlock"><text:span text:style-name="Quellcode"><text:span text:style-name="T18"><text:s text:c="2"/>has_many :ratings, dependent: :destroy</text:span></text:span></text:p>
      <text:p text:style-name="CodeBlock"><text:span text:style-name="Quellcode"><text:span text:style-name="T18"><text:s text:c="2"/>has_many :raters, :through =&gt; :ratings, :source =&gt; :users</text:span></text:span></text:p>
      <text:p text:style-name="Text_20_Running"><text:span text:style-name="Text_20_Running">Äquivalent dazu wird </text:span><text:span text:style-name="File">user.rb</text:span><text:span text:style-name="Text_20_Running"> beschrieben durch:</text:span></text:p>
      <text:p text:style-name="CodeBlock"><text:span text:style-name="Quellcode"><text:span text:style-name="T18"><text:s text:c="2"/></text:span></text:span><text:span text:style-name="Quellcode"><text:span text:style-name="T25">has_many :ratings, dependent: :destroy</text:span></text:span></text:p>
      <text:p text:style-name="CodeBlock"><text:span text:style-name="Quellcode"><text:span text:style-name="T25"><text:s text:c="2"/></text:span></text:span><text:span text:style-name="Quellcode"><text:span text:style-name="T18">has_many :rated_games, :through =&gt; :ratings, :source =&gt; :games</text:span></text:span></text:p>
      <text:p text:style-name="Text_20_Running"><text:soft-page-break/><text:span text:style-name="Text_20_Running">In beiden Fällen wird durch die Option „dependent“ festgelegt, dass bei Löschung des jeweiligen Objektes sämtliche zugehörigen Wertungen aus der Datenbank entfernt werden. Das heißt wenn ein User gelöscht wird, werden auch all seine vergebenen Ratings gelöscht.</text:span></text:p>
      <text:p text:style-name="Text_20_Running"><text:span text:style-name="Text_20_Running">Die zweite Codezeile stellt den indirekten Bezug über das Rating-Model dar, was Methoden-Aufrufe wie </text:span><text:span text:style-name="Quellcode">@game.raters</text:span><text:span text:style-name="Text_20_Running"> oder </text:span><text:span text:style-name="Quellcode">@user.rated_games</text:span><text:span text:style-name="Text_20_Running"> erlaubt.</text:span></text:p>
      <text:p text:style-name="Text_20_Running"><text:span text:style-name="Text_20_Running"/></text:p>
      <text:p text:style-name="Text_20_Running"><text:span text:style-name="Text_20_Running">Damit wäre für die grundlegenden Funktionalitäten im Rating-Model gesorgt, doch es besteht noch eine Sicherheitslücke, die geschlossen werden muss. Für das User- und das Game Model gab es Attribute wie den Namen, die zwingend gesetzt sein müssen, damit ein neues Objekt gespeichert werden kann, was durch die Anweisung </text:span><text:span text:style-name="Quellcode">validates</text:span><text:span text:style-name="Text_20_Running"> und </text:span><text:span text:style-name="Quellcode">presence: true</text:span><text:span text:style-name="Text_20_Running"> gesichert wird. Nun gibt es aber auch Werte, die sinnvollerweise nicht vom User selbst gesetzt werden dürfen. In einem Online-Shop beispielsweise, verfügt ein User über ein Guthaben-Konto und dieses sollte selbstverständlich nicht vom User selbst gesetzt werden dürfen. Bei unzureichender Sicherheit jedoch ließen sich über Terminal Tools wie „Curl“ gezielte PUT Requests versenden wie </text:span><text:span text:style-name="Quellcode">put /users/5?guthaben=1000</text:span><text:span text:style-name="Hochzahl">20 </text:span><text:span text:style-name="Text_20_Running">oder sogar durch Manipulation der Seiten-URL mit </text:span><text:span text:style-name="Quellcode">user/signup?user[id]=5&amp;user[guthaben]=1000</text:span><text:span text:style-name="Text_20_Running">. Dadurch könnte ein Angreifer dem User mit der ID 5 einen beliebigen Wert für das Guthaben-Attribut setzen. Das liegt daran, dass beim Kreieren eines neuen Objektes keine Restriktion stattfindet. <text:s/>Im Controller wird mit </text:span><text:span text:style-name="Quellcode"><text:span text:style-name="T18">@user = </text:span></text:span><text:span text:style-name="Quellcode"><text:span text:style-name="T21">User</text:span></text:span><text:span text:style-name="Quellcode"><text:span text:style-name="T18">.new(params[:user]) </text:span></text:span><text:span text:style-name="Text_20_Running"><text:span text:style-name="T18">einfach ein neues Objekt erzeugt, das als Parameter einen Hash sämtlicher Attribute des Objektes aufnimmt, die von außen gesetzt wurden.</text:span></text:span></text:p>
      <text:p text:style-name="Text_20_Running"><text:span text:style-name="Text_20_Running"/></text:p>
      <text:p text:style-name="Text_20_Running"><text:span text:style-name="Text_20_Running">Diese Form von offener Zugänglichkeit ist das Ergebnis des „Mass Assignment“-Features in Rails. Dadurch werden von Haus aus sämtliche Attribute eines Models zugänglich, so dass </text:span><text:span text:style-name="Text_20_Running">der Entwickler sie nicht einzeln setzen muss.</text:span> Um aber eben spezielle Attribute aus der Massenzuweisung zu exkludieren, liefert Rails mit <text:span text:style-name="Quellcode">attr_accessible</text:span><text:span text:style-name="Text_20_Running"> eine Methode, der als Parameter diejenigen Attribute übergeben werden, die von außen gesetzt werden können.</text:span></text:p>
      <text:p text:style-name="Text_20_Running"><text:span text:style-name="Text_20_Running">Die Anweisung </text:span><text:span text:style-name="Quellcode">attr_accessible :value</text:span><text:span text:style-name="Text_20_Running"> legt fest, dass ausschließlich das Attribut </text:span><text:span text:style-name="Quellcode">:value</text:span><text:span text:style-name="Text_20_Running"> im Rating-Model vom User selbst gesetzt werden darf. Dadurch werden sämtliche Model-Attribute, die nicht unter dieser Methode als Parameter angegeben werden, automatisch von einer externen Zuweisung ausgeschlossen. Um diese Sicherheitsbarriere zusätzlich zu </text:span><text:span text:style-name="Text_20_Running">verstärken, kann durch die Anweisung </text:span><text:span text:style-name="Quellcode"><text:span text:style-name="T18">config.active_record.whitelist_attributes = true, </text:span></text:span><text:span text:style-name="Text_20_Running"><text:span text:style-name="T18">die in der Datei </text:span></text:span><text:span text:style-name="File"><text:span text:style-name="T18">application.rb</text:span></text:span><text:span text:style-name="Text_20_Running"><text:span text:style-name="T18"> per default in Rails 3.1 auskommentiert ist zusätzlich Mass Assignment deaktiviert werden, wodurch die Verwendung von </text:span></text:span><text:span text:style-name="Quellcode"><text:span text:style-name="T18">attr_accessible</text:span></text:span><text:span text:style-name="Text_20_Running"><text:span text:style-name="T18"> zwingend gefordert wird.</text:span></text:span></text:p>
      <text:p text:style-name="Text_20_Running"><text:soft-page-break/><text:span text:style-name="Text_20_Running"><text:span text:style-name="T18"/></text:span></text:p>
      <text:p text:style-name="Text_20_Running"><text:span text:style-name="Text_20_Running">Im Falle von </text:span><text:span text:style-name="Text_20_Running"><text:span text:style-name="T12">GameHawks</text:span></text:span><text:span text:style-name="Text_20_Running"> sind auf dem ersten Blick keine Attribute geplant, die solch hochsensiblen Daten tragen und eines solchen Schutzes bedürfen könnten, tatsächlich jedoch bieten die Fremdschlüssel-Attribute eine potentielle Angriffsfläche für böswillige Aktionen. Beim Rating Model werden einem neuen Rating-Objekt die Fremdschlüsselattribute user_id und game_id übergeben, die aber genauso wie das Guthaben im Online-Shop gezielt mit falschen Werten versendet werden könnten. Auch wenn der Hacker keinen großen Nutzen davon tragen würde könnte er beim Versenden einer Wertung eine beliebige user_id angeben und somit für andere User bewerten oder später auch für diese Reviews schreiben. Daher müssen grundsätzlich sämtliche Fremdschlüssel-Attribute geschützt werden, indem sie von </text:span><text:span text:style-name="Quellcode">attr_accessible</text:span><text:span text:style-name="Text_20_Running"> nicht erfasst werden. Umgekehrt ist es auch möglich diese Werte explizit unter </text:span><text:span text:style-name="Quellcode">attr_protected </text:span><text:span text:style-name="Text_20_Running">anzugeben, um sie vor vor externen Zugriffen zu schützen.</text:span></text:p>
      <text:p text:style-name="Text_20_Running"><text:span text:style-name="Text_20_Running"/></text:p>
      <text:p text:style-name="Text_20_Running"><text:span text:style-name="Heading_20_3">4.5.2 Rating Bug</text:span><text:span text:style-name="Text_20_Running"> </text:span></text:p>
      <text:p text:style-name="Text_20_Running"><text:span text:style-name="Text_20_Running">Die nächsten Schritte zur Implementierung des Rating-Systems sollten, wie sich am Ende herausstellte in Verbindung mit Ajax zu einem Bug führen, der jedoch gefixt werden konnte, in dem ein Lösungsansatz verfolgt wurde, der außerhalb der Rails-Konventionen liegt. Im Folgenden soll zunächst der ursprüngliche Implementierungsversuch und der daraus resultierte Bug erläutert werden.</text:span></text:p>
      <text:p text:style-name="Text_20_Running"><text:span text:style-name="Text_20_Running"/></text:p>
      <text:p text:style-name="Text_20_Running"><text:span text:style-name="Text_20_Running">Ursprünglich sollten wie in einer Rails-Applikation üblich für das Kreieren und das Aktualisieren einer Wertung die zwei verschiedene Methoden verwendet werden, per </text:span><text:span text:style-name="Text_20_Running">Resosurcen-Konvention „create“ und „update. Die „create“-Methode wird mit folgenden Instanz-Variablen ausgestattet:</text:span></text:p>
      <text:p text:style-name="CodeBlock"><text:span text:style-name="Quellcode"/></text:p>
      <text:p text:style-name="CodeBlock"><text:span text:style-name="Quellcode"><text:span text:style-name="T18"><text:s text:c="8"/>@game = Game.find_by_id(params[:game_id])</text:span></text:span></text:p>
      <text:p text:style-name="CodeBlock"><text:span text:style-name="Quellcode"><text:s text:c="8"/>@rating = Rating.new(params[:rating])</text:span></text:p>
      <text:p text:style-name="CodeBlock"><text:span text:style-name="Quellcode"><text:s text:c="8"/>@rating.game_id = @game.id</text:span></text:p>
      <text:p text:style-name="CodeBlock"><text:span text:style-name="Quellcode"><text:span text:style-name="T18"><text:s text:c="8"/>@rating.user_id = current_user.id</text:span></text:span></text:p>
      <text:p text:style-name="CodeBlock"><text:span text:style-name="Quellcode"><text:span text:style-name="T18"/></text:span></text:p>
      <text:p text:style-name="Text_20_Running"><text:span text:style-name="Text_20_Running"><text:span text:style-name="T18">Hier wird neben der Erzeugung eines leeren Rating-Objektes den Fremdschlüssel-Attributen des neuen Rating-Objektes die ID des aktuell aufgerufenen Spieles und des angemeldeten Users zugewiesen, bevor die Wertung mit </text:span></text:span><text:span text:style-name="Quellcode"><text:span text:style-name="T18">@rating.save</text:span></text:span><text:span text:style-name="Text_20_Running"><text:span text:style-name="T18"> gespeichert wird. In der „update“-</text:span></text:span><text:span text:style-name="Text_20_Running"><text:span text:style-name="T18">Methode dagegen wird wird dem Rating-Objekt ein bereits vorhandener Wert vom aktuellen User übergeben mit </text:span></text:span><text:span text:style-name="Quellcode"><text:span text:style-name="T18">@rating = current_user.ratings.find_by_game_id(@game.id)</text:span></text:span><text:span text:style-name="Text_20_Running"><text:span text:style-name="T18"> und schließlich abgespeichert. Anders als bei dem User- oder dem Game-Model, bei denen es für einen Neueintrag und einem Update zwei eigene Views gibt, bleibt das Formular für eine </text:span></text:span><text:soft-page-break/><text:span text:style-name="Text_20_Running"><text:span text:style-name="T18">Wertungseingabe stets dasselbe, wird unmittelbar auf der Detailseite eines Spieles angezeigt </text:span></text:span><text:span text:style-name="Text_20_Running"><text:span text:style-name="T18">und muss wissen, ob der aktuelle User das Formular für eine Erstwertung oder ein Update nutzen möchte. Hierzu wurde in der </text:span></text:span><text:span text:style-name="File"><text:span text:style-name="T18">ratings_helper.rb</text:span></text:span><text:span text:style-name="Text_20_Running"><text:span text:style-name="T18"> die <text:s/>Methode </text:span></text:span><text:span text:style-name="Quellcode"><text:span text:style-name="T18">prep_user_rating</text:span></text:span><text:span text:style-name="Text_20_Running"><text:span text:style-name="T18"> </text:span></text:span><text:span text:style-name="Text_20_Running"><text:span text:style-name="T18">definiert, die prüft, ob der aktuelle User zum aufgerufenen Spiel bereits eine Wertung abgegeben hat oder nicht. Diese Methode wird schließlich auch im „form_for“-Formular referenziert, um das rating-Objekt bereitzustellen. Rails-typisch wird dabei der Code für das Formular nicht direkt in </text:span></text:span><text:span text:style-name="File"><text:span text:style-name="T18">app/games/show.html.erb</text:span></text:span><text:span text:style-name="Text_20_Running"><text:span text:style-name="T18"> beschrieben, sondern in einem gesonderten Partial </text:span></text:span><text:span text:style-name="File"><text:span text:style-name="T18">app/misc/_game_form.html.erb</text:span></text:span><text:span text:style-name="Text_20_Running"><text:span text:style-name="T18">, dass an der gewünschten Stelle in der „show“-View gerendert wird. Wichtig für das Forumlar ist, dass vor dem Post auch die </text:span></text:span><text:span text:style-name="Quellcode"><text:span text:style-name="T18">game.id</text:span></text:span><text:span text:style-name="Text_20_Running"><text:span text:style-name="T18"> des aktuellen Spieles übergeben wird in </text:span></text:span><text:span text:style-name="Quellcode"><text:span text:style-name="T18">&lt;%= hidden_field_tag("game_id", @game.id) %&gt;</text:span></text:span><text:span text:style-name="Text_20_Running"><text:span text:style-name="T18">, da der Ratings-Controller in der create-Methode mit </text:span></text:span><text:span text:style-name="Quellcode"><text:span text:style-name="T18">@game = </text:span></text:span><text:span text:style-name="Quellcode"><text:span text:style-name="T21">Game</text:span></text:span><text:span text:style-name="Quellcode"><text:span text:style-name="T18">.find_by_id(params[:game_id])</text:span></text:span><text:span text:style-name="Text_20_Running"><text:span text:style-name="T18"> das Spiel identifizieren muss, das bewertet werden soll.</text:span></text:span></text:p>
      <text:p text:style-name="Text_20_Running"><text:span text:style-name="Text_20_Running"><text:span text:style-name="T18"/></text:span></text:p>
      <text:p text:style-name="Text_20_Running"><text:span text:style-name="Text_20_Running"><text:span text:style-name="T18">Bis hierhin funktionierte das Rating-System tadellos. Ein angemeldeter User konnte jederzeit über die Radio-Buttons einen Wert festsetzen und diesen abschicken. Je nachdem, ob ein Wert für dieses Spiel von diesem User bereits existierte, wurde von dem Routing entweder ein POST- oder eben ein PUT-Request veranlasst zur Übermittlung der Daten. </text:span></text:span></text:p>
      <text:p text:style-name="Text_20_Running"><text:span text:style-name="Text_20_Running"><text:span text:style-name="T18">Wie in den Use-Cases definiert soll es aber möglich sein eine Bewertung zu verschicken und sofort eine aktualisierte Wertungsübersicht zu erhalten, ohne dass die komplette Seite neu geladen werden muss. Möchte man die HTTP-Requests asynchron versenden, offenbart sich </text:span></text:span><text:span text:style-name="Text_20_Running"><text:span text:style-name="T18">eine Lücke, die Datenbank-Redundanz zulässt und zur Folge hat, dass der aktuelle User ein Spiel mehrmals bewerten kann und damit auch die Anzahl der Bewertungen in der Datenbank </text:span></text:span><text:span text:style-name="Text_20_Running"><text:span text:style-name="T18">dupliziert. Zum Besseren Verständnis wird kurz eine typische Ajax-Implementierung in Rails erläutert.</text:span></text:span></text:p>
      <text:p text:style-name="Text_20_Running"><text:span text:style-name="Text_20_Running"><text:span text:style-name="T18"/></text:span></text:p>
      <text:p text:style-name="Text_20_Running"><text:span text:style-name="Text_20_Running"><text:span text:style-name="T18">Ajax-Funktionalität wird durch relativ triviale Anpassungen erreicht. Zum einen muss die „form_for“-Methode um den Eingabeparameter </text:span></text:span><text:span text:style-name="Quellcode"><text:span text:style-name="T18">:remote =&gt; true</text:span></text:span><text:span text:style-name="Text_20_Running"><text:span text:style-name="T18"> erweitert werden, damit der </text:span></text:span><text:span text:style-name="Text_20_Running"><text:span text:style-name="T18">generierte HTML-form-Tag über das „data-remote“-Attribut verfügt. Zum anderen muss im Ratings-Controller die jeweilige Methode mit Hilfe von </text:span></text:span><text:span text:style-name="Quellcode"><text:span text:style-name="T18">format.js</text:span></text:span><text:span text:style-name="Text_20_Running"><text:span text:style-name="T18"> angewiesen werden, bei Ausführung eine JavaScript-Datei mit eingebettetem Ruby-Code, die den Methoden-Namen tragen. Das heißt in </text:span></text:span><text:span text:style-name="File"><text:span text:style-name="T18">app/views/ratings</text:span></text:span><text:span text:style-name="Text_20_Running"><text:span text:style-name="T18"> werden die Dateien </text:span></text:span><text:span text:style-name="File"><text:span text:style-name="T18">create.js.erb</text:span></text:span><text:span text:style-name="Text_20_Running"><text:span text:style-name="T18"> und </text:span></text:span><text:span text:style-name="File"><text:span text:style-name="T18">update.js.erb</text:span></text:span><text:span text:style-name="Text_20_Running"><text:span text:style-name="T18"> erwartet, die beide mit demselben jQuery-Code beschrieben sind, um die angepeilten Informationen neu zuladen.</text:span></text:span></text:p>
      <text:p text:style-name="P17"><text:span text:style-name="Quellcode"><text:span text:style-name="T18">$('.rating_stats').replaceWith("&lt;%= escape_javascript(render :partial =&gt; 'ratings/rating_stats') %&gt;");</text:span></text:span><text:span text:style-name="Text_20_Running"><text:span text:style-name="T18"> </text:span></text:span></text:p>
      <text:p text:style-name="P17"><text:soft-page-break/><text:span text:style-name="Text_20_Running"><text:span text:style-name="T18">nimmt sich den Inhalt der Klasse „rating_stats“ und ersetzt diesen mit dem im Partial „_rating_stats“ beschriebenen Code, wodurch sämtliche dort angegebenen Informationen neu ausgegeben werden. Mit Hilfe von ActiveRecord können Informationen wie die Anzahl der </text:span></text:span><text:span text:style-name="Text_20_Running"><text:span text:style-name="T18">Wertungen und der gesamte Durchschnittswert ausgegeben werden mit </text:span></text:span><text:span text:style-name="Quellcode"><text:span text:style-name="T18">@game.ratings.count</text:span></text:span><text:span text:style-name="Text_20_Running"><text:span text:style-name="T18"> und </text:span></text:span><text:span text:style-name="Quellcode"><text:span text:style-name="T18">@game.ratings.average(:value).round(2)</text:span></text:span><text:span text:style-name="Text_20_Running"><text:span text:style-name="T18">.</text:span></text:span></text:p>
      <text:p text:style-name="P17"><text:span text:style-name="Text_20_Running"><text:span text:style-name="T18"/></text:span></text:p>
      <text:p text:style-name="P17"><text:span text:style-name="Text_20_Running"><text:span text:style-name="T18">Zwar funktioniert die Bewertung über Ajax zunächst, doch bei der Korrektur einer neu vergebenen Wertung kann beobachtet werden, dass die Anzahl der Bewertungen zunimmt.</text:span></text:span></text:p>
      <text:p text:style-name="Text_20_Running"><text:span text:style-name="Text_20_Running"><text:span text:style-name="T18">Wenn ein User ein Spiel zum ersten mal bewertet, steigt der Zähler erwartungsgemäß um 1, doch eine umgehende Korrektur inkrementiert ein weiteres mal. Dadurch könnte ein User die Anzahl der Bewertungen an einem Spiel beliebig in die Höhe treiben, doch sinnvollerweise sollte er nur eine einzige Wertung pro Spiel abgeben dürfen, die fortan nur noch </text:span></text:span><text:span text:style-name="Text_20_Running"><text:span text:style-name="T18">überschrieben, anstatt dupliziert werden soll. Diese Möglichkeit wird erst unterbunden, sobald die Seite komplett neu geladen wird, erst dann erfolgt bei einer Anpassung tatsächlich auch ein Update, bei konstant bleibender Wertungsanzahl.</text:span></text:span></text:p>
      <text:p text:style-name="Text_20_Running"><text:span text:style-name="Text_20_Running"><text:span text:style-name="T18"/></text:span></text:p>
      <text:p text:style-name="Text_20_Running"><text:span text:style-name="Text_20_Running"><text:span text:style-name="T18">Zwar ließe sich dieser Missbrauch der Ratings-Tabelle über Indizes am Datenbank Schema und Validierungen im Rating Model abwehren, doch damit wären die überflüssigen POST-Request nicht verhindert, die in der Fehlermeldung resultieren würden, dass die Wertung nicht gespeichert werden könne. Hinzukommt, dass durch eine spätere Verfeinerung des </text:span></text:span><text:span text:style-name="Text_20_Running"><text:span text:style-name="T18">Rating-Formulars mit mit jQuery, bei der ein Rating bereits durch das Klicken auf einen </text:span></text:span><text:span text:style-name="Text_20_Running"><text:span text:style-name="T18">Wert, also ohne Einbindung des „Submit“-Buttons eine Wertung sogar auf einen Schlag doppelt versendet wird und die Anzahl laufend um 2 inkrementiert werden kann.</text:span></text:span></text:p>
      <text:p text:style-name="Text_20_Running"><text:span text:style-name="Text_20_Running"><text:span text:style-name="T18"/></text:span></text:p>
      <text:p text:style-name="Text_20_Running"><text:span text:style-name="Text_20_Running"><text:span text:style-name="T18">Der Grund für diesen Fehler liegt darin, dass das neu zu ladende Partial </text:span></text:span><text:span text:style-name="File"><text:span text:style-name="T18">_rating_stats.html.erb</text:span></text:span><text:span text:style-name="Text_20_Running"><text:span text:style-name="T18"> nur die Anzeigewerte enthält, die den Status der Rating-Tabelle enthalten, nicht jedoch das Formular selbst, dass dadurch, weil es nicht neu geladen wird </text:span></text:span><text:span text:style-name="Text_20_Running"><text:span text:style-name="T18">immer noch davon ausgeht, dass der aktuelle User keine Wertung abgegeben hat und somit intern weiterhin die Methode „create“ bemüht. Das Formular mit dem „form_for“-Tag</text:span></text:span></text:p>
      <text:p text:style-name="CodeBlock"><text:span text:style-name="Text_20_Running"><text:span text:style-name="T18"><text:s/></text:span></text:span><text:span text:style-name="Quellcode"><text:span text:style-name="T18">form_for(prep_user_rating, :remote =&gt; true, :html =&gt; { :class =&gt; 'create_rating' }) do |f|</text:span></text:span></text:p>
      <text:p text:style-name="Text_20_Running"><text:span text:style-name="Text_20_Running"><text:span text:style-name="T18">erhält den Eingabeparameter die Funktion „prep_user_rating“,</text:span></text:span></text:p>
      <text:p text:style-name="CodeBlock"><text:span text:style-name="Quellcode"><text:span text:style-name="T18"><text:s text:c="2"/></text:span></text:span><text:span text:style-name="Quellcode"><text:span text:style-name="T18">def prep_user_rating</text:span></text:span></text:p>
      <text:p text:style-name="CodeBlock"><text:span text:style-name="Quellcode"><text:s text:c="6"/>if @rating = current_user.ratings.find_by_game_id(params[:id])</text:span></text:p>
      <text:p text:style-name="CodeBlock"><text:span text:style-name="Quellcode"><text:s text:c="11"/>@rating</text:span></text:p>
      <text:p text:style-name="CodeBlock"><text:span text:style-name="Quellcode"><text:s text:c="6"/>else</text:span></text:p>
      <text:p text:style-name="CodeBlock"><text:span text:style-name="Quellcode"><text:s text:c="10"/>current_user.ratings.new</text:span></text:p>
      <text:p text:style-name="CodeBlock"><text:span text:style-name="Quellcode"><text:s text:c="6"/>end</text:span></text:p>
      <text:p text:style-name="CodeBlock"><text:soft-page-break/><text:span text:style-name="Quellcode"><text:span text:style-name="T18"><text:s text:c="2"/>end</text:span></text:span></text:p>
      <text:p text:style-name="Text_20_Running"><text:span text:style-name="Text_20_Running"><text:span text:style-name="T18">die bestimmt, ob der Rating-Instanz-Variable die „game_id“ des Spieles vom aktuellen User enthält oder nicht. Da das Formular nach dem Versenden des POST-Requests nicht neu </text:span></text:span><text:span text:style-name="Text_20_Running"><text:span text:style-name="T18">geladen wird, trifft für weitere unmittelbare Anpassungen der Wertung die if-Kondition nicht zu und kreiert ständig ein neues Rating-Objekt für den „current_user“.</text:span></text:span></text:p>
      <text:p text:style-name="Text_20_Running"><text:span text:style-name="Text_20_Running"><text:span text:style-name="T18"/></text:span></text:p>
      <text:p text:style-name="Text_20_Running"><text:span text:style-name="Text_20_Running"><text:span text:style-name="T18">Die naheliegendste Lösung für diese Unzulänglichkeit lag darin, das Formular in das zu landende Partial mit einzubeziehen. </text:span></text:span><text:span text:style-name="Text_20_Running"><text:span text:style-name="T7">Doch.....ö..ö</text:span></text:span></text:p>
      <text:p text:style-name="Text_20_Running"><text:span text:style-name="Text_20_Running"><text:span text:style-name="T18">Anstatt also zu Versuchen das Formular auf den neuesten Stand zu bringen, wurde auf den Fakt eingegangen, dass letztlich immer dieselbe Methode im Ratings-Controller aufgerufen wird. Solange die Seite nicht komplett neu lädt, bewirkt die Aktivierung des „submit“-Befehls den Aufruf von „create“. Da letztlich im Ratings-Controller die essentiellen Wertzuweisungen durchgeführt werden, aber die „update“-Methode stets unberührt bleibt, war der </text:span></text:span><text:span text:style-name="Text_20_Running"><text:span text:style-name="T18">Lösungsansatz beide Methoden in eine zu fusionieren und die einzelnen Aktionen zu konditionieren. Die beiden ursprünglichen Methoden „create“ und „update“ ersetzt durch „create_and_update“ und dort innerhalb der <text:s/>if-Abfrage</text:span></text:span></text:p>
      <text:p text:style-name="Text_20_Running"><text:span text:style-name="Quellcode"><text:span text:style-name="T18">if (current_user.ratings.find_by_game_id(@game.id) == nil)</text:span></text:span><text:span text:style-name="Text_20_Running"><text:span text:style-name="T18"> </text:span></text:span></text:p>
      <text:p text:style-name="Text_20_Running"><text:span text:style-name="Text_20_Running"><text:span text:style-name="T18">bestimmt, ob ein Wert bereits existiert oder nicht. Die einzelnen Konsequenzabzweigungen sind dabei identisch mit den Aktionen der ursprünglichen beiden Methoden.</text:span></text:span></text:p>
      <text:p text:style-name="Text_20_Running"><text:span text:style-name="Text_20_Running"><text:span text:style-name="T18"/></text:span></text:p>
      <text:p text:style-name="Text_20_Running"><text:span text:style-name="Text_20_Running"><text:span text:style-name="T18">Ergänzend dazu mussten auch die Routings angepasst werden. Da die selbst ausgedachte <text:s/>Methode „create_and_update“ keiner Rails-Konvention entspricht und daher nicht in der </text:span></text:span><text:span text:style-name="Text_20_Running"><text:span text:style-name="T18">Ressource mit inbegriffen ist musst eine separate Anweisung definiert werden. Zwar hätte die fusionierte Funktion auch weiterhin „create“ heißen können, da die Aktion für ein update dort </text:span></text:span><text:span text:style-name="Text_20_Running"><text:span text:style-name="T18">definiert wurde, doch damit wäre nicht berücksichtigt, dass ein Update, anders als eine Erstwertung nicht über einen POST sondern, einen PUT-Request gesendet werden soll.</text:span></text:span></text:p>
      <text:p text:style-name="Text_20_Running"><text:span text:style-name="Text_20_Running"><text:span text:style-name="T18">Daher wird bewusst sehr unorthodox mit zwei Routing-URLs auf dieselbe Methode zugegriffen:</text:span></text:span></text:p>
      <text:p text:style-name="P19"><text:span text:style-name="Quellcode">get "ratings/:id" =&gt; "ratings#empty", as: "rating"</text:span></text:p>
      <text:p text:style-name="CodeBlock"><text:span text:style-name="Quellcode"><text:span text:style-name="T18">post "ratings" =&gt; "ratings#create_and_update"</text:span></text:span></text:p>
      <text:p text:style-name="CodeBlock"><text:span text:style-name="Quellcode"><text:span text:style-name="T18">put </text:span></text:span><text:span text:style-name="Quellcode"><text:span text:style-name="T18">"ratings/:id" =&gt; "ratings#create_and_update"</text:span></text:span></text:p>
      <text:p text:style-name="Text_20_Running"><text:span text:style-name="Text_20_Running"><text:span text:style-name="T17">Die GET-Zeile ist hierbei eine kleine Kuriosität. Sie ist zwingend nötig um mithilfe der Helper-Methode „rating_path“ eine vorhandene Wertung anzeigen zu können. Nach dem Standard der Restful-Resources würde die URL auf </text:span></text:span><text:span text:style-name="Quellcode"><text:span text:style-name="T17">ratings#show</text:span></text:span><text:span text:style-name="Text_20_Running"><text:span text:style-name="T17"> mappen, die jedoch nicht existiert und keine separate URL für eine einzelne Wertung beschrieben wurde. Da die Syntax jedoch nicht verkürzt werden kann muss eine Referenz auf den Controller angedeutet werden.</text:span></text:span></text:p>
      <text:p text:style-name="Text_20_Running"><text:soft-page-break/><text:span text:style-name="Text_20_Running"><text:span text:style-name="T13">Ob ein POST oder ein PUT Request durchgeführt wird, erkennt Rails per Konvention, ob ein neues oder ein bereits vorhandenes Objekt an das Formular übergeben wird, was nun durch die Fusion der Methoden </text:span></text:span><text:span text:style-name="Quellcode"><text:span text:style-name="T18">create</text:span></text:span><text:span text:style-name="Text_20_Running"><text:span text:style-name="T13"> und </text:span></text:span><text:span text:style-name="Quellcode"><text:span text:style-name="T18">update</text:span></text:span><text:span text:style-name="Text_20_Running"><text:span text:style-name="T13"> auch garantiert wird.</text:span></text:span></text:p>
      <text:p text:style-name="Text_20_Running"><text:span text:style-name="Text_20_Running"><text:span text:style-name="T18">Mit dieser Lösung jedoch funktioniert nun auch die Abgabe von Wertungen über Ajax einwandfrei ohne Sicherheitslücken.</text:span></text:span></text:p>
      <text:p text:style-name="Text_20_Running"><text:span text:style-name="Text_20_Running"><text:span text:style-name="T18"/></text:span></text:p>
      <text:p text:style-name="Heading_20__28_user_29_"><text:span text:style-name="Heading_20_3"><text:span text:style-name="T18">4.5.3 Grafische Aufpolierung des Bewertungsformulars</text:span></text:span></text:p>
      <text:p text:style-name="Text_20_Running"><text:span text:style-name="Text_20_Running"><text:span text:style-name="T18"/></text:span></text:p>
      <text:p text:style-name="Heading_20__28_user_29_"><text:span text:style-name="Heading_20_2"/></text:p>
      <text:p text:style-name="Heading_20__28_user_29_"><text:span text:style-name="Heading_20_2">4.6 Verfassen von Reviews</text:span></text:p>
      <text:p text:style-name="Heading_20__28_user_29_"><text:span text:style-name="Heading_20_2"/></text:p>
      <text:p text:style-name="Text_20_Running"><text:span text:style-name="Text_20_Running">Die Möglichkeit zu schaffen zu jedem Spiel als angemeldeter User auch eine Kritik zu verfassen wurde zu Beginn des Projektes als weitaus weniger herausfordernd eingeschätzt als das Rating-System, doch es es traten unerwartete Problemzonen auf, die sich sehr hartnäckig hielten und dieses Feature lange Zeit auf unsicherem Boden stehen ließen. Die Probleme lagen bei der Übergabe von Fremdschlüssel-Attributen, einer sinnvollen Filterung und korrekten URL-Aufrufen. Diese Probleme konnten glücklicherweise gegen Ende gelöst werden.</text:span></text:p>
      <text:p text:style-name="Text_20_Running"><text:span text:style-name="Text_20_Running"/></text:p>
      <text:p text:style-name="Text_20_Running"><text:span text:style-name="Text_20_Running">Aus Datenbank-Sicht sind die Beziehungen der Reviews zu ihren Bezugstabellen identisch zu den Ratings. Auch ein Review-Objekt braucht </text:span><text:span text:style-name="Quellcode">user_id</text:span><text:span text:style-name="Text_20_Running"> und </text:span><text:span text:style-name="Quellcode">game_id</text:span><text:span text:style-name="Text_20_Running">, damit es konkret </text:span><text:span text:style-name="Text_20_Running">zugeordnet werden kann. Dies ist wichtig, da das User-Profil eine Liste aller verfassten Kritiken des jeweiligen Autoren gerendert werden soll. Und umgekehrt sollen natürlich auch sämtliche Reviews, zu einem konkreten Spiel auch auf der entsprechenden Ansichtsseite aufgelistet werden können.</text:span></text:p>
      <text:p text:style-name="Text_20_Running"><text:span text:style-name="Text_20_Running"/></text:p>
      <text:p text:style-name="Text_20_Running"><text:span text:style-name="Text_20_Running">Da es sich bei Reviews um eine Ressource handelt, deren Action-URLs nur in Abhängigkeit von einer vorangehenden Ressource aufgeführt werden kann, muss diese in </text:span><text:span text:style-name="File">routes.rb</text:span><text:span text:style-name="Text_20_Running"> verschachtelt werden.</text:span></text:p>
      <text:p text:style-name="CodeBlock"><text:span text:style-name="Quellcode"><text:span text:style-name="T18"><text:s text:c="2"/>resources :games do</text:span></text:span></text:p>
      <text:p text:style-name="CodeBlock"><text:span text:style-name="Quellcode"><text:s text:c="4"/>resources :reviews</text:span></text:p>
      <text:p text:style-name="CodeBlock"><text:span text:style-name="Quellcode"><text:span text:style-name="T18"><text:s text:c="2"/>end</text:span></text:span></text:p>
      <text:p text:style-name="Text_20_Running"><text:span text:style-name="Text_20_Running"><text:span text:style-name="T13">Dadurch, dass Reviews in der Games-Ressource eingenistet ist, werden URL-Pfade, wie </text:span></text:span></text:p>
      <text:p text:style-name="Text_20_Running"><text:soft-page-break/><text:span text:style-name="Hyperlink"><text:span text:style-name="T18">localhost:3000/games/2/reviews/new</text:span></text:span><text:span text:style-name="Text_20_Running"><text:span text:style-name="T13"> möglich. </text:span></text:span><text:span text:style-name="Text_20_Running"><text:span text:style-name="T18">Eines der Hauptprobleme bei der Implementierung des Review-Features war es zu Beginn </text:span></text:span><text:span text:style-name="Quellcode"><text:span text:style-name="T18">resources :reviews</text:span></text:span><text:span text:style-name="Text_20_Running"><text:span text:style-name="T18"> nicht eingenistet und stattdessen mit zusätzlichen Routing Regeln wie </text:span></text:span></text:p>
      <text:p text:style-name="Text_20_Running"><text:span text:style-name="Quellcode"><text:span text:style-name="T18">get "games/:id/reviews/:id" =&gt; "reviews#show", as: "review"</text:span></text:span><text:span text:style-name="Text_20_Running"><text:span text:style-name="T18"> versucht zu haben die gewünschten URL-Konstrukte zu erzwingen. Das konnte aber nicht funktionieren, da zum Anzeigen eines Reviews, das von einer vorangehenden Spiele-ID abhängt es vorher auch beim Instanziieren an diesen Pfad verwiesen werden muss. Durch das Einbetten einer Ressource in eine andere entstehen für alle CRUD-Methoden korrekte Pfade, wodurch im übrigen die ID der übergeordneten Ressource, also bei </text:span></text:span><text:span text:style-name="Quellcode"><text:span text:style-name="T18">games/:id</text:span></text:span><text:span text:style-name="Text_20_Running"><text:span text:style-name="T18"> automatisch in den Fremdschlüssel der Nachfolgenden umgetauft wird, also in </text:span></text:span><text:span text:style-name="Quellcode"><text:span text:style-name="T18">games/:game_id</text:span></text:span><text:span text:style-name="Text_20_Running"><text:span text:style-name="T18">.</text:span></text:span></text:p>
      <text:p text:style-name="Text_20_Running"><text:span text:style-name="Text_20_Running"><text:span text:style-name="T13">Analog dazu werden auch die Hilfspfade angepasst. Wenn die Helfermethode zur Action eines neuen Spieleintrages </text:span></text:span><text:span text:style-name="Quellcode"><text:span text:style-name="T18">new_game_path</text:span></text:span><text:span text:style-name="Text_20_Running"><text:span text:style-name="T13"> heißt, lautet die für einen neuen Spieleintrag </text:span></text:span><text:span text:style-name="Quellcode"><text:span text:style-name="T18">new_game_review_path(@game) </text:span></text:span><text:span text:style-name="Text_20_Running"><text:span text:style-name="T18">und muss zusätzlich als Eingabeparameter die aktuell aufgerufene Instanz der umfassenden Ressource erhalten. Formulare und Links verschachtelter Ressourcen müssen von daher gesondert ausgewiesen werden um in Kohärenz zu übergeordneten Instanzen zu stehen.</text:span></text:span></text:p>
      <text:p text:style-name="Text_20_Running"><text:span text:style-name="Text_20_Running"><text:span text:style-name="T18">Das Formular für den Eintrag eines neuen Reviews muss von daher explizit mit </text:span></text:span></text:p>
      <text:p text:style-name="Text_20_Running"><text:span text:style-name="Quellcode"><text:span text:style-name="T18">&lt;%= form_for(@review, :url =&gt; game_reviews_path) do |f| %&gt; </text:span></text:span><text:span text:style-name="Text_20_Running"><text:span text:style-name="T18">angeordnet werden, ein neues Review-Objekt im URL-Pfad nach </text:span></text:span><text:span text:style-name="Hyperlink"><text:span text:style-name="T18">games/:game_id</text:span></text:span><text:span text:style-name="Text_20_Running"><text:span text:style-name="T18"> zu setzen.</text:span></text:span></text:p>
      <text:p text:style-name="Text_20_Running"><text:span text:style-name="Text_20_Running"><text:span text:style-name="T18"/></text:span></text:p>
      <text:p text:style-name="Text_20_Running"><text:span text:style-name="Text_20_Running"><text:span text:style-name="T18">Ein anderes Problem lag darin, dass einem neuer einen Instanz von Review keine </text:span></text:span><text:span text:style-name="Quellcode"><text:span text:style-name="T18">game_id</text:span></text:span><text:span text:style-name="Text_20_Running"><text:span text:style-name="T18"> zugewiesen werden konnte. Die Ursache lag in einer überflüssigen Verwendung von </text:span></text:span><text:span text:style-name="Quellcode"><text:span text:style-name="T18">hidden_field_tag</text:span></text:span><text:span text:style-name="Text_20_Running"><text:span text:style-name="T18"> und darauf aufbauend einer falschen Parameterübergabe.</text:span></text:span></text:p>
      <text:p text:style-name="Text_20_Running"><text:span text:style-name="Text_20_Running"><text:span text:style-name="T18">Ursprünglich sollte wie im Formular für Bewertungen mit </text:span></text:span></text:p>
      <text:p text:style-name="Text_20_Running"><text:span text:style-name="Quellcode"><text:span text:style-name="T18">&lt;%= hidden_field_tag("game_id", @game.id) %&gt;</text:span></text:span><text:span text:style-name="Text_20_Running"><text:span text:style-name="T18"> die </text:span></text:span><text:span text:style-name="Quellcode"><text:span text:style-name="T18">game_id</text:span></text:span><text:span text:style-name="Text_20_Running"><text:span text:style-name="T18"> übergeben werden, die auch entsprechend in </text:span></text:span><text:span text:style-name="Quellcode"><text:span text:style-name="T18">reviews_controller.rb</text:span></text:span><text:span text:style-name="Text_20_Running"><text:span text:style-name="T18"> verwertet werden muss. Im Gegensatz zu den Ratings gibt es für Reviews die separate Action </text:span></text:span><text:span text:style-name="Quellcode"><text:span text:style-name="T18">new</text:span></text:span><text:span text:style-name="Text_20_Running"><text:span text:style-name="T18">, die nur für das Rendern des Formulars zuständig ist, daher musste die Zuweisung auch dort geschehen.</text:span></text:span></text:p>
      <text:p text:style-name="CodeBlock"><text:span text:style-name="Quellcode"><text:span text:style-name="T18"><text:s text:c="2"/></text:span></text:span><text:span text:style-name="Quellcode"><text:span text:style-name="T18">def new</text:span></text:span></text:p>
      <text:p text:style-name="CodeBlock"><text:span text:style-name="Quellcode"><text:s text:c="4"/>@review = </text:span><text:span text:style-name="Quellcode"><text:span text:style-name="T22">Review</text:span></text:span><text:span text:style-name="Quellcode">.new</text:span></text:p>
      <text:p text:style-name="CodeBlock"><text:span text:style-name="Quellcode"><text:s text:c="4"/>@game = Game.find_by_id(params[:id])</text:span></text:p>
      <text:p text:style-name="CodeBlock"><text:span text:style-name="Quellcode"><text:s text:c="4"/>@review.game_id = @game.id</text:span></text:p>
      <text:p text:style-name="CodeBlock"><text:span text:style-name="Quellcode"><text:span text:style-name="T18"><text:s text:c="2"/>end</text:span></text:span></text:p>
      <text:p text:style-name="Text_20_Running"><text:span text:style-name="Text_20_Running"><text:span text:style-name="T18">Diese Definition führte jedoch stets zu einem „RuntimeError“, mit der Fehlermeldung:</text:span></text:span></text:p>
      <text:p text:style-name="CodeBlock"><text:span text:style-name="Quellcode"><text:span text:style-name="T18">Called id for nil, which would mistakenly be 4 -- if you really wanted the id of nil, use object_id</text:span></text:span></text:p>
      <text:p text:style-name="Text_20_Running"><text:span text:style-name="Text_20_Running"><text:span text:style-name="T18">Die Kernaussage dieser Meldung war es, als Parameter nicht </text:span></text:span><text:span text:style-name="Quellcode"><text:span text:style-name="T18">id</text:span></text:span><text:span text:style-name="Text_20_Running"><text:span text:style-name="T18">, sondern </text:span></text:span><text:span text:style-name="Quellcode"><text:span text:style-name="T18">game_id</text:span></text:span><text:span text:style-name="Text_20_Running"><text:span text:style-name="T18"> zu übergeben, da diese letztlich auch im Formular referenziert wird. Dieser Fehler hatte sich </text:span></text:span><text:soft-page-break/><text:span text:style-name="Text_20_Running"><text:span text:style-name="T18">tatsächlich über lange Zeit hartnäckig behalten, bis er aufgedeckt werden konnte. Wie sich jedoch später bei der Codeoptimierung herausstellen sollte war der komplette Ansatz sogar unnötig, da das Übergeben von Fremdschlüssel in einem </text:span></text:span><text:span text:style-name="Quellcode"><text:span text:style-name="T18">hidden_field_tag</text:span></text:span><text:span text:style-name="Text_20_Running"><text:span text:style-name="T18"> nur für nicht verschachtelte Ressourcen (wie zum Beispiel Ratings) gedacht ist. Bei einer verschachtelten Ressource wie Reviews steht die Fremdschlüssel-ID bereits in der URL kodiert drin und muss nicht noch einmal extra im Formular überreicht werden. Mit diesem verfehlten Ansatz jedoch erwartete die </text:span></text:span><text:span text:style-name="Quellcode"><text:span text:style-name="T18">new</text:span></text:span><text:span text:style-name="Text_20_Running"><text:span text:style-name="T18">-Action im Reviews-Controller eine Wertzuweisung, die einerseits inkorrekt war und andererseits nicht von den essentiellen Fremdschlüsselzuweisungen in der </text:span></text:span></text:p>
      <text:p text:style-name="Text_20_Running"><text:span text:style-name="Quellcode"><text:span text:style-name="T18">create</text:span></text:span><text:span text:style-name="Text_20_Running"><text:span text:style-name="T18">-Action unterschieden, was zusätzliche Code-Redundanz bewirkte.</text:span></text:span></text:p>
      <text:p text:style-name="Text_20_Running"><text:span text:style-name="Text_20_Running"><text:span text:style-name="T18"/></text:span></text:p>
      <text:p text:style-name="Text_20_Running"><text:span text:style-name="Text_20_Running"><text:span text:style-name="T18">Das letzte große Problem lag darin Reviews auch in den Views korrekt zuzuordnen.</text:span></text:span></text:p>
      <text:p text:style-name="Text_20_Running"><text:span text:style-name="Text_20_Running"><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nsolas1" svg:font-family="Consolas" style:font-adornments="Kursiv" style:font-family-generic="modern" style:font-pitch="fixed"/>
    <style:font-face style:name="Consolas" svg:font-family="Consolas" style:font-adornments="Standard" style:font-family-generic="modern" style:font-pitch="fixed"/>
    <style:font-face style:name="Courier New" svg:font-family="'Courier New'" style:font-family-generic="modern" style:font-pitch="fixed"/>
    <style:font-face style:name="KaiTi" svg:font-family="KaiTi" style:font-adornments="Fett" style:font-family-generic="modern" style:font-pitch="fixed"/>
    <style:font-face style:name="Lucida Console" svg:font-family="'Lucida Console'" style:font-family-generic="modern" style:font-pitch="fixed"/>
    <style:font-face style:name="Consolas2" svg:font-family="Consolas" style:font-family-generic="swiss" style:font-pitch="fixed"/>
    <style:font-face style:name="Adobe Arabic" svg:font-family="'Adobe Arabic'" style:font-family-generic="roman" style:font-pitch="variable"/>
    <style:font-face style:name="Times New Roman" svg:font-family="'Times New Roman'" style:font-family-generic="roman" style:font-pitch="variable"/>
    <style:font-face style:name="Adobe Heiti Std R" svg:font-family="'Adobe Heiti Std R'" style:font-family-generic="swiss" style:font-pitch="variable"/>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Kursiv" style:font-family-generic="swiss" style:font-pitch="variable"/>
    <style:font-face style:name="Arial Black" svg:font-family="'Arial Black'" style:font-family-generic="swiss" style:font-pitch="variable"/>
    <style:font-face style:name="Arial Black1" svg:font-family="'Arial Black'" style:font-adornments="Standard" style:font-family-generic="swiss" style:font-pitch="variable"/>
    <style:font-face style:name="Calibri" svg:font-family="Calibri" style:font-family-generic="swiss" style:font-pitch="variable"/>
    <style:font-face style:name="Iskoola Pota" svg:font-family="'Iskoola Pota'" style:font-family-generic="swiss" style:font-pitch="variable"/>
    <style:font-face style:name="Iskoola Pota1" svg:font-family="'Iskoola Pota'"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Footnote" style:family="paragraph" style:parent-style-name="Standard" style:class="extra">
      <style:paragraph-properties fo:margin="100%" fo:margin-left="0.499cm" fo:margin-right="0cm" fo:margin-top="0cm" fo:margin-bottom="0.353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Running" style:display-name="Text Running" style:family="paragraph" style:parent-style-name="Standard" style:master-page-name="">
      <style:paragraph-properties fo:margin-top="0cm" fo:margin-bottom="0cm" fo:line-height="150%" style:page-number="auto" fo:background-color="#e6e6ff">
        <style:background-image/>
      </style:paragraph-properties>
      <style:text-properties style:font-name="Iskoola Pota" fo:font-size="12pt" fo:font-weight="normal" fo:background-color="transparent" style:font-size-asian="12pt" style:font-weight-asian="normal" style:font-size-complex="12pt" style:font-weight-complex="normal"/>
    </style:style>
    <style:style style:name="Info" style:family="paragraph" style:parent-style-name="Text_20_Running">
      <style:paragraph-properties fo:background-color="#99ccff">
        <style:background-image/>
      </style:paragraph-properties>
      <style:text-properties fo:color="#ffffff" style:font-name="KaiTi" fo:font-weight="bold"/>
    </style:style>
    <style:style style:name="CodeBlock" style:family="paragraph" style:parent-style-name="Text_20_Running" style:master-page-name="">
      <style:paragraph-properties fo:line-height="100%" style:page-number="auto" fo:background-color="#666666">
        <style:tab-stops/>
        <style:background-image/>
      </style:paragraph-properties>
      <style:text-properties style:font-name="Consolas" fo:font-weight="bold"/>
    </style:style>
    <style:style style:name="Vorwort" style:family="paragraph" style:parent-style-name="Text_20_Running" style:master-page-name="">
      <style:paragraph-properties fo:line-height="150%" style:page-number="auto"/>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_28_user_29_" style:display-name="Heading (user)" style:family="paragraph" style:parent-style-name="Text_20_Running">
      <style:paragraph-properties fo:background-color="transparent">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Footnote_20_anchor" style:display-name="Footnote anchor" style:family="text">
      <style:text-properties fo:color="#0000ff" style:text-position="super 58%" style:font-name="Iskoola Pota" fo:font-size="12pt" fo:font-weight="normal" fo:background-color="transparent" style:font-size-asian="12pt" style:font-weight-asian="normal" style:font-size-complex="12pt" style:font-weight-complex="normal"/>
    </style:style>
    <style:style style:name="Console" style:family="text">
      <style:text-properties style:font-name="Consolas" fo:font-size="10pt" fo:font-weight="normal" fo:background-color="transparent" style:font-size-asian="10pt" style:font-weight-asian="normal" style:font-size-complex="10pt" style:font-weight-complex="normal"/>
    </style:style>
    <style:style style:name="File" style:family="text">
      <style:text-properties style:font-name="Consolas1" fo:font-size="10pt" fo:font-style="italic" fo:font-weight="normal" fo:background-color="transparent" style:font-size-asian="12pt" style:font-weight-asian="normal" style:font-size-complex="12pt" style:font-weight-complex="normal"/>
    </style:style>
    <style:style style:name="Hochzahl" style:family="text" style:parent-style-name="Footnote_20_anchor">
      <style:text-properties fo:color="#0000ff" style:text-position="super 58%" style:font-name="Iskoola Pota" fo:font-size="12pt" fo:font-weight="normal" fo:background-color="#00ff00" style:font-size-asian="12pt" style:font-weight-asian="normal" style:font-size-complex="12pt" style:font-weight-complex="normal"/>
    </style:style>
    <style:style style:name="Quellcode" style:family="text">
      <style:text-properties fo:color="#333333" style:font-name="Consolas" fo:font-size="10pt" fo:font-weight="normal" fo:background-color="transparent" style:font-size-asian="12pt" style:font-weight-asian="normal" style:font-size-complex="12pt" style:font-weight-complex="normal"/>
    </style:style>
    <style:style style:name="Text_20_Running" style:display-name="Text Running" style:family="text" style:parent-style-name="Quellcode">
      <style:text-properties fo:color="#000000" style:font-name="Iskoola Pota1" fo:font-size="12pt" fo:font-weight="normal" fo:background-color="transparent" style:font-size-asian="12pt" style:font-weight-asian="normal" style:font-size-complex="12pt" style:font-weight-complex="normal"/>
    </style:style>
    <style:style style:name="Heading_20_1" style:display-name="Heading 1" style:family="text">
      <style:text-properties style:font-name="Arial Black" fo:font-size="16pt" fo:font-weight="bold" style:font-size-asian="16pt" style:font-weight-asian="bold" style:font-size-complex="16pt" style:font-weight-complex="bold"/>
    </style:style>
    <style:style style:name="Heading_20_2" style:display-name="Heading 2" style:family="text">
      <style:text-properties style:use-window-font-color="true" style:font-name="Arial1" fo:font-size="14pt" fo:font-style="normal" style:text-underline-style="none" fo:font-weight="bold" style:text-underline-mode="continuous" style:text-overline-mode="continuous" style:text-line-through-mode="continuous" style:font-name-asian="MS Mincho" style:font-size-asian="14pt" style:font-style-asian="italic" style:font-weight-asian="bold" style:font-name-complex="Iskoola Pota" style:font-size-complex="14pt" style:font-style-complex="italic" style:font-weight-complex="bold"/>
    </style:style>
    <style:style style:name="Heading_20_3" style:display-name="Heading 3" style:family="text">
      <style:text-properties style:font-name="Iskoola Pota" fo:font-size="12pt" fo:font-style="italic" style:text-underline-style="solid" style:text-underline-width="auto" style:text-underline-color="font-color" fo:font-weight="bold" fo:background-color="transparent" style:font-size-asian="12pt" style:font-weight-asian="normal" style:font-size-complex="12pt" style:font-weight-complex="normal"/>
    </style:style>
    <style:style style:name="Heading_20_4" style:display-name="Heading 4" style:family="text">
      <style:text-properties fo:font-weight="bold"/>
    </style:style>
    <style:style style:name="Hyperlink" style:family="text">
      <style:text-properties fo:color="#0000ff" style:font-name="Arial2" fo:font-size="10pt" fo:font-style="italic" style:text-underline-style="solid" style:text-underline-width="auto" style:text-underline-color="font-color" fo:font-weight="normal" fo:background-color="transparent" style:font-size-asian="12pt" style:font-style-asian="italic" style:font-weight-asian="normal" style:font-size-complex="12pt" style:font-style-complex="italic"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Footnote" style:page-layout-name="Mpm3"/>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Sir Jay</meta:initial-creator>
    <meta:creation-date>2013-04-12T18:27:00Z</meta:creation-date>
    <dc:date>2013-06-02T16:49:48.90</dc:date>
    <meta:editing-cycles>158</meta:editing-cycles>
    <meta:editing-duration>P4DT21H17M59S</meta:editing-duration>
    <meta:document-statistic meta:table-count="0" meta:image-count="0" meta:object-count="0" meta:page-count="41" meta:paragraph-count="369" meta:word-count="12860" meta:character-count="95609"/>
    <meta:template xlink:type="simple" xlink:actuate="onRequest" xlink:title="" xlink:href="Normal"/>
  </office:meta>
</office:document-meta>
</file>